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tock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OFFICIAL NAME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AVG. LENGTH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SHIPMENT DATE</text:p>
          </table:table-cell>
        </table:table-row>
        <table:table-row table:style-name="ro1">
          <table:table-cell office:value-type="string" calcext:value-type="string">
            <text:p>ALFORD LAKE</text:p>
          </table:table-cell>
          <table:table-cell/>
          <table:table-cell office:value-type="string" calcext:value-type="string">
            <text:p>SW4-36-8-W5</text:p>
          </table:table-cell>
          <table:table-cell office:value-type="float" office:value="52.063523" calcext:value-type="float">
            <text:p>52.063523</text:p>
          </table:table-cell>
          <table:table-cell office:value-type="float" office:value="-115.092202" calcext:value-type="float">
            <text:p>-115.0922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5-18" calcext:value-type="date">
            <text:p>2020-05-18</text:p>
          </table:table-cell>
        </table:table-row>
        <table:table-row table:style-name="ro1">
          <table:table-cell office:value-type="string" calcext:value-type="string">
            <text:p>BEAR POND</text:p>
          </table:table-cell>
          <table:table-cell/>
          <table:table-cell office:value-type="string" calcext:value-type="string">
            <text:p>NW36-14-4-W5</text:p>
          </table:table-cell>
          <table:table-cell office:value-type="float" office:value="50.218457" calcext:value-type="float">
            <text:p>50.218457</text:p>
          </table:table-cell>
          <table:table-cell office:value-type="float" office:value="-114.430019" calcext:value-type="float">
            <text:p>-114.4300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7" calcext:value-type="float">
            <text:p>19.7</text:p>
          </table:table-cell>
          <table:table-cell office:value-type="float" office:value="750" calcext:value-type="float">
            <text:p>750</text:p>
          </table:table-cell>
          <table:table-cell office:value-type="date" office:date-value="2020-06-22" calcext:value-type="date">
            <text:p>2020-06-22</text:p>
          </table:table-cell>
        </table:table-row>
        <table:table-row table:style-name="ro1">
          <table:table-cell office:value-type="string" calcext:value-type="string">
            <text:p>BEAUVAIS LAKE</text:p>
          </table:table-cell>
          <table:table-cell/>
          <table:table-cell office:value-type="string" calcext:value-type="string">
            <text:p>SW29-5-1-W5</text:p>
          </table:table-cell>
          <table:table-cell office:value-type="float" office:value="49.411416" calcext:value-type="float">
            <text:p>49.411416</text:p>
          </table:table-cell>
          <table:table-cell office:value-type="float" office:value="-114.105019" calcext:value-type="float">
            <text:p>-114.1050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6.3" calcext:value-type="float">
            <text:p>16.3</text:p>
          </table:table-cell>
          <table:table-cell office:value-type="float" office:value="23000" calcext:value-type="float">
            <text:p>230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BEAVER LAKE</text:p>
          </table:table-cell>
          <table:table-cell/>
          <table:table-cell office:value-type="string" calcext:value-type="string">
            <text:p>NE16-35-6-W5</text:p>
          </table:table-cell>
          <table:table-cell office:value-type="float" office:value="52.006721" calcext:value-type="float">
            <text:p>52.006721</text:p>
          </table:table-cell>
          <table:table-cell office:value-type="float" office:value="-114.788387" calcext:value-type="float">
            <text:p>-114.7883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3" calcext:value-type="float">
            <text:p>21.3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5-21" calcext:value-type="date">
            <text:p>2020-05-21</text:p>
          </table:table-cell>
        </table:table-row>
        <table:table-row table:style-name="ro1">
          <table:table-cell office:value-type="string" calcext:value-type="string">
            <text:p>BEAVER LAKE</text:p>
          </table:table-cell>
          <table:table-cell/>
          <table:table-cell office:value-type="string" calcext:value-type="string">
            <text:p>NE16-35-6-W5</text:p>
          </table:table-cell>
          <table:table-cell office:value-type="float" office:value="52.006721" calcext:value-type="float">
            <text:p>52.006721</text:p>
          </table:table-cell>
          <table:table-cell office:value-type="float" office:value="-114.788387" calcext:value-type="float">
            <text:p>-114.788387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6.9" calcext:value-type="float">
            <text:p>16.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string" calcext:value-type="string">
            <text:p>BEAVER LAKE</text:p>
          </table:table-cell>
          <table:table-cell/>
          <table:table-cell office:value-type="string" calcext:value-type="string">
            <text:p>NE16-35-6-W5</text:p>
          </table:table-cell>
          <table:table-cell office:value-type="float" office:value="52.006721" calcext:value-type="float">
            <text:p>52.006721</text:p>
          </table:table-cell>
          <table:table-cell office:value-type="float" office:value="-114.788387" calcext:value-type="float">
            <text:p>-114.788387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string" calcext:value-type="string">
            <text:p>BEAVER MINES LAKE</text:p>
          </table:table-cell>
          <table:table-cell/>
          <table:table-cell office:value-type="string" calcext:value-type="string">
            <text:p>NE11-5-3-W5</text:p>
          </table:table-cell>
          <table:table-cell office:value-type="float" office:value="49.372895" calcext:value-type="float">
            <text:p>49.372895</text:p>
          </table:table-cell>
          <table:table-cell office:value-type="float" office:value="-114.296284" calcext:value-type="float">
            <text:p>-114.29628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1" calcext:value-type="float">
            <text:p>15.1</text:p>
          </table:table-cell>
          <table:table-cell office:value-type="float" office:value="23000" calcext:value-type="float">
            <text:p>230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BIRCH LAKE</text:p>
          </table:table-cell>
          <table:table-cell/>
          <table:table-cell office:value-type="string" calcext:value-type="string">
            <text:p>SE18-35-6-W5</text:p>
          </table:table-cell>
          <table:table-cell office:value-type="float" office:value="52.011667" calcext:value-type="float">
            <text:p>52.011667</text:p>
          </table:table-cell>
          <table:table-cell office:value-type="float" office:value="-114.854167" calcext:value-type="float">
            <text:p>-114.854167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BIRCH LAKE</text:p>
          </table:table-cell>
          <table:table-cell/>
          <table:table-cell office:value-type="string" calcext:value-type="string">
            <text:p>SE18-35-6-W5</text:p>
          </table:table-cell>
          <table:table-cell office:value-type="float" office:value="52.011667" calcext:value-type="float">
            <text:p>52.011667</text:p>
          </table:table-cell>
          <table:table-cell office:value-type="float" office:value="-114.854167" calcext:value-type="float">
            <text:p>-114.854167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7.8" calcext:value-type="float">
            <text:p>17.8</text:p>
          </table:table-cell>
          <table:table-cell office:value-type="float" office:value="4400" calcext:value-type="float">
            <text:p>440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BIRCH LAKE</text:p>
          </table:table-cell>
          <table:table-cell/>
          <table:table-cell office:value-type="string" calcext:value-type="string">
            <text:p>SE18-35-6-W5</text:p>
          </table:table-cell>
          <table:table-cell office:value-type="float" office:value="52.011667" calcext:value-type="float">
            <text:p>52.011667</text:p>
          </table:table-cell>
          <table:table-cell office:value-type="float" office:value="-114.854167" calcext:value-type="float">
            <text:p>-114.8541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2" calcext:value-type="float">
            <text:p>20.2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6-25" calcext:value-type="date">
            <text:p>2020-06-25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1.5" calcext:value-type="float">
            <text:p>11.5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4.7" calcext:value-type="float">
            <text:p>14.7</text:p>
          </table:table-cell>
          <table:table-cell office:value-type="float" office:value="2836" calcext:value-type="float">
            <text:p>2836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3" calcext:value-type="float">
            <text:p>19.3</text:p>
          </table:table-cell>
          <table:table-cell office:value-type="float" office:value="7500" calcext:value-type="float">
            <text:p>75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6.2" calcext:value-type="float">
            <text:p>16.2</text:p>
          </table:table-cell>
          <table:table-cell office:value-type="float" office:value="22164" calcext:value-type="float">
            <text:p>22164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8.1" calcext:value-type="float">
            <text:p>8.1</text:p>
          </table:table-cell>
          <table:table-cell office:value-type="float" office:value="14331" calcext:value-type="float">
            <text:p>14331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7" calcext:value-type="float">
            <text:p>7</text:p>
          </table:table-cell>
          <table:table-cell office:value-type="float" office:value="25669" calcext:value-type="float">
            <text:p>25669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6.3" calcext:value-type="float">
            <text:p>16.3</text:p>
          </table:table-cell>
          <table:table-cell office:value-type="float" office:value="29194" calcext:value-type="float">
            <text:p>2919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9.9" calcext:value-type="float">
            <text:p>9.9</text:p>
          </table:table-cell>
          <table:table-cell office:value-type="float" office:value="16474" calcext:value-type="float">
            <text:p>1647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0.56" calcext:value-type="float">
            <text:p>10.56</text:p>
          </table:table-cell>
          <table:table-cell office:value-type="float" office:value="26436" calcext:value-type="float">
            <text:p>26436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1.23" calcext:value-type="float">
            <text:p>21.23</text:p>
          </table:table-cell>
          <table:table-cell office:value-type="float" office:value="6500" calcext:value-type="float">
            <text:p>6500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65" calcext:value-type="float">
            <text:p>22.6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10-14" calcext:value-type="date">
            <text:p>2020-10-14</text:p>
          </table:table-cell>
        </table:table-row>
        <table:table-row table:style-name="ro1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float" office:value="51.24853" calcext:value-type="float">
            <text:p>51.24853</text:p>
          </table:table-cell>
          <table:table-cell office:value-type="float" office:value="-111.210333" calcext:value-type="float">
            <text:p>-111.210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0.75" calcext:value-type="float">
            <text:p>10.75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10-14" calcext:value-type="date">
            <text:p>2020-10-14</text:p>
          </table:table-cell>
        </table:table-row>
        <table:table-row table:style-name="ro1">
          <table:table-cell office:value-type="string" calcext:value-type="string">
            <text:p>BONNYVILLE TOWN POND</text:p>
          </table:table-cell>
          <table:table-cell office:value-type="string" calcext:value-type="string">
            <text:p>SLAWUTA LAKE</text:p>
          </table:table-cell>
          <table:table-cell office:value-type="string" calcext:value-type="string">
            <text:p>NW7-61-5-W4</text:p>
          </table:table-cell>
          <table:table-cell office:value-type="float" office:value="54.265723" calcext:value-type="float">
            <text:p>54.265723</text:p>
          </table:table-cell>
          <table:table-cell office:value-type="float" office:value="-110.745372" calcext:value-type="float">
            <text:p>-110.74537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BUTCHER'S LAKE</text:p>
          </table:table-cell>
          <table:table-cell/>
          <table:table-cell office:value-type="string" calcext:value-type="string">
            <text:p>NW15-4-1-W5</text:p>
          </table:table-cell>
          <table:table-cell office:value-type="float" office:value="49.303994" calcext:value-type="float">
            <text:p>49.303994</text:p>
          </table:table-cell>
          <table:table-cell office:value-type="float" office:value="-114.061148" calcext:value-type="float">
            <text:p>-114.061148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.3" calcext:value-type="float">
            <text:p>18.3</text:p>
          </table:table-cell>
          <table:table-cell office:value-type="float" office:value="2300" calcext:value-type="float">
            <text:p>23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CAPTAIN EYRE LAKE</text:p>
          </table:table-cell>
          <table:table-cell office:value-type="string" calcext:value-type="string">
            <text:p>CAPT AYRE</text:p>
          </table:table-cell>
          <table:table-cell office:value-type="string" calcext:value-type="string">
            <text:p>NW30-38-5-W4</text:p>
          </table:table-cell>
          <table:table-cell office:value-type="float" office:value="52.29945" calcext:value-type="float">
            <text:p>52.29945</text:p>
          </table:table-cell>
          <table:table-cell office:value-type="float" office:value="-110.714832" calcext:value-type="float">
            <text:p>-110.71483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5" calcext:value-type="float">
            <text:p>16.5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CAPTAIN EYRE LAKE</text:p>
          </table:table-cell>
          <table:table-cell office:value-type="string" calcext:value-type="string">
            <text:p>CAPT AYRE</text:p>
          </table:table-cell>
          <table:table-cell office:value-type="string" calcext:value-type="string">
            <text:p>NW30-38-5-W4</text:p>
          </table:table-cell>
          <table:table-cell office:value-type="float" office:value="52.29945" calcext:value-type="float">
            <text:p>52.29945</text:p>
          </table:table-cell>
          <table:table-cell office:value-type="float" office:value="-110.714832" calcext:value-type="float">
            <text:p>-110.71483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5" calcext:value-type="float">
            <text:p>22.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string" calcext:value-type="string">
            <text:p>CAVAN LAKE</text:p>
          </table:table-cell>
          <table:table-cell/>
          <table:table-cell office:value-type="string" calcext:value-type="string">
            <text:p>SW30-11-3-W4</text:p>
          </table:table-cell>
          <table:table-cell office:value-type="float" office:value="49.935915" calcext:value-type="float">
            <text:p>49.935915</text:p>
          </table:table-cell>
          <table:table-cell office:value-type="float" office:value="-110.407082" calcext:value-type="float">
            <text:p>-110.40708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" calcext:value-type="float">
            <text:p>16</text:p>
          </table:table-cell>
          <table:table-cell office:value-type="float" office:value="11000" calcext:value-type="float">
            <text:p>11000</text:p>
          </table:table-cell>
          <table:table-cell office:value-type="date" office:date-value="2020-04-28" calcext:value-type="date">
            <text:p>2020-04-28</text:p>
          </table:table-cell>
        </table:table-row>
        <table:table-row table:style-name="ro1">
          <table:table-cell office:value-type="string" calcext:value-type="string">
            <text:p>CAVAN LAKE</text:p>
          </table:table-cell>
          <table:table-cell/>
          <table:table-cell office:value-type="string" calcext:value-type="string">
            <text:p>SW30-11-3-W4</text:p>
          </table:table-cell>
          <table:table-cell office:value-type="float" office:value="49.935915" calcext:value-type="float">
            <text:p>49.935915</text:p>
          </table:table-cell>
          <table:table-cell office:value-type="float" office:value="-110.407082" calcext:value-type="float">
            <text:p>-110.40708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5.5" calcext:value-type="float">
            <text:p>15.5</text:p>
          </table:table-cell>
          <table:table-cell office:value-type="float" office:value="10978" calcext:value-type="float">
            <text:p>10978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CHAIN LAKES</text:p>
          </table:table-cell>
          <table:table-cell office:value-type="string" calcext:value-type="string">
            <text:p>LOWER CHAIN LAKE</text:p>
          </table:table-cell>
          <table:table-cell office:value-type="string" calcext:value-type="string">
            <text:p>NW7-69-23-W4</text:p>
          </table:table-cell>
          <table:table-cell office:value-type="float" office:value="54.964036" calcext:value-type="float">
            <text:p>54.964036</text:p>
          </table:table-cell>
          <table:table-cell office:value-type="float" office:value="-113.511311" calcext:value-type="float">
            <text:p>-113.51131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65" calcext:value-type="float">
            <text:p>17.65</text:p>
          </table:table-cell>
          <table:table-cell office:value-type="float" office:value="4800" calcext:value-type="float">
            <text:p>4800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CHAIN LAKES</text:p>
          </table:table-cell>
          <table:table-cell office:value-type="string" calcext:value-type="string">
            <text:p>LOWER CHAIN LAKE</text:p>
          </table:table-cell>
          <table:table-cell office:value-type="string" calcext:value-type="string">
            <text:p>NW7-69-23-W4</text:p>
          </table:table-cell>
          <table:table-cell office:value-type="float" office:value="54.964036" calcext:value-type="float">
            <text:p>54.964036</text:p>
          </table:table-cell>
          <table:table-cell office:value-type="float" office:value="-113.511311" calcext:value-type="float">
            <text:p>-113.511311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94" calcext:value-type="float">
            <text:p>21.94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CHAIN LAKES</text:p>
          </table:table-cell>
          <table:table-cell office:value-type="string" calcext:value-type="string">
            <text:p>LOWER CHAIN LAKE</text:p>
          </table:table-cell>
          <table:table-cell office:value-type="string" calcext:value-type="string">
            <text:p>NW7-69-23-W4</text:p>
          </table:table-cell>
          <table:table-cell office:value-type="float" office:value="54.964036" calcext:value-type="float">
            <text:p>54.964036</text:p>
          </table:table-cell>
          <table:table-cell office:value-type="float" office:value="-113.511311" calcext:value-type="float">
            <text:p>-113.51131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65" calcext:value-type="float">
            <text:p>17.65</text:p>
          </table:table-cell>
          <table:table-cell office:value-type="float" office:value="4800" calcext:value-type="float">
            <text:p>48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CHAIN LAKES</text:p>
          </table:table-cell>
          <table:table-cell office:value-type="string" calcext:value-type="string">
            <text:p>LOWER CHAIN LAKE</text:p>
          </table:table-cell>
          <table:table-cell office:value-type="string" calcext:value-type="string">
            <text:p>NW7-69-23-W4</text:p>
          </table:table-cell>
          <table:table-cell office:value-type="float" office:value="54.964036" calcext:value-type="float">
            <text:p>54.964036</text:p>
          </table:table-cell>
          <table:table-cell office:value-type="float" office:value="-113.511311" calcext:value-type="float">
            <text:p>-113.511311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72" calcext:value-type="float">
            <text:p>21.72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CHAIN LAKES</text:p>
          </table:table-cell>
          <table:table-cell office:value-type="string" calcext:value-type="string">
            <text:p>LOWER CHAIN LAKE</text:p>
          </table:table-cell>
          <table:table-cell office:value-type="string" calcext:value-type="string">
            <text:p>NW7-69-23-W4</text:p>
          </table:table-cell>
          <table:table-cell office:value-type="float" office:value="54.964036" calcext:value-type="float">
            <text:p>54.964036</text:p>
          </table:table-cell>
          <table:table-cell office:value-type="float" office:value="-113.511311" calcext:value-type="float">
            <text:p>-113.51131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0.63" calcext:value-type="float">
            <text:p>20.63</text:p>
          </table:table-cell>
          <table:table-cell office:value-type="float" office:value="1380" calcext:value-type="float">
            <text:p>1380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CHAIN LAKES</text:p>
          </table:table-cell>
          <table:table-cell office:value-type="string" calcext:value-type="string">
            <text:p>LOWER CHAIN LAKE</text:p>
          </table:table-cell>
          <table:table-cell office:value-type="string" calcext:value-type="string">
            <text:p>NW7-69-23-W4</text:p>
          </table:table-cell>
          <table:table-cell office:value-type="float" office:value="54.964036" calcext:value-type="float">
            <text:p>54.964036</text:p>
          </table:table-cell>
          <table:table-cell office:value-type="float" office:value="-113.511311" calcext:value-type="float">
            <text:p>-113.51131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21" calcext:value-type="float">
            <text:p>22.21</text:p>
          </table:table-cell>
          <table:table-cell office:value-type="float" office:value="1620" calcext:value-type="float">
            <text:p>1620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float" office:value="50.236864" calcext:value-type="float">
            <text:p>50.236864</text:p>
          </table:table-cell>
          <table:table-cell office:value-type="float" office:value="-114.20802" calcext:value-type="float">
            <text:p>-114.208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3" calcext:value-type="float">
            <text:p>15.3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float" office:value="50.236864" calcext:value-type="float">
            <text:p>50.236864</text:p>
          </table:table-cell>
          <table:table-cell office:value-type="float" office:value="-114.20802" calcext:value-type="float">
            <text:p>-114.208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7" calcext:value-type="float">
            <text:p>7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float" office:value="50.236864" calcext:value-type="float">
            <text:p>50.236864</text:p>
          </table:table-cell>
          <table:table-cell office:value-type="float" office:value="-114.20802" calcext:value-type="float">
            <text:p>-114.208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8" calcext:value-type="float">
            <text:p>15.8</text:p>
          </table:table-cell>
          <table:table-cell office:value-type="float" office:value="10155" calcext:value-type="float">
            <text:p>10155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float" office:value="50.236864" calcext:value-type="float">
            <text:p>50.236864</text:p>
          </table:table-cell>
          <table:table-cell office:value-type="float" office:value="-114.20802" calcext:value-type="float">
            <text:p>-114.208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1.3" calcext:value-type="float">
            <text:p>11.3</text:p>
          </table:table-cell>
          <table:table-cell office:value-type="float" office:value="25217" calcext:value-type="float">
            <text:p>25217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float" office:value="50.236864" calcext:value-type="float">
            <text:p>50.236864</text:p>
          </table:table-cell>
          <table:table-cell office:value-type="float" office:value="-114.20802" calcext:value-type="float">
            <text:p>-114.208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7.5" calcext:value-type="float">
            <text:p>17.5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string" calcext:value-type="string">
            <text:p>CHAMPION LAKES</text:p>
          </table:table-cell>
          <table:table-cell office:value-type="string" calcext:value-type="string">
            <text:p>LOWER CHAMPION LAKE</text:p>
          </table:table-cell>
          <table:table-cell office:value-type="string" calcext:value-type="string">
            <text:p>NW26-21-5-W5</text:p>
          </table:table-cell>
          <table:table-cell office:value-type="float" office:value="50.813258" calcext:value-type="float">
            <text:p>50.813258</text:p>
          </table:table-cell>
          <table:table-cell office:value-type="float" office:value="-114.597433" calcext:value-type="float">
            <text:p>-114.5974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8" calcext:value-type="float">
            <text:p>19.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6-22" calcext:value-type="date">
            <text:p>2020-06-22</text:p>
          </table:table-cell>
        </table:table-row>
        <table:table-row table:style-name="ro1">
          <table:table-cell office:value-type="string" calcext:value-type="string">
            <text:p>CHAMPION LAKES</text:p>
          </table:table-cell>
          <table:table-cell office:value-type="string" calcext:value-type="string">
            <text:p>UPPER CHAMPION LAKE</text:p>
          </table:table-cell>
          <table:table-cell office:value-type="string" calcext:value-type="string">
            <text:p>NW26-21-5-W5</text:p>
          </table:table-cell>
          <table:table-cell office:value-type="float" office:value="50.815306" calcext:value-type="float">
            <text:p>50.815306</text:p>
          </table:table-cell>
          <table:table-cell office:value-type="float" office:value="-114.599941" calcext:value-type="float">
            <text:p>-114.5999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8" calcext:value-type="float">
            <text:p>19.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6-22" calcext:value-type="date">
            <text:p>2020-06-22</text:p>
          </table:table-cell>
        </table:table-row>
        <table:table-row table:style-name="ro1">
          <table:table-cell office:value-type="string" calcext:value-type="string">
            <text:p>CHATWIN LAKE</text:p>
          </table:table-cell>
          <table:table-cell/>
          <table:table-cell office:value-type="string" calcext:value-type="string">
            <text:p>NE4-61-6-W4</text:p>
          </table:table-cell>
          <table:table-cell office:value-type="float" office:value="54.24779" calcext:value-type="float">
            <text:p>54.24779</text:p>
          </table:table-cell>
          <table:table-cell office:value-type="float" office:value="-110.841712" calcext:value-type="float">
            <text:p>-110.84171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3" calcext:value-type="float">
            <text:p>19.73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CHATWIN LAKE</text:p>
          </table:table-cell>
          <table:table-cell/>
          <table:table-cell office:value-type="string" calcext:value-type="string">
            <text:p>NE4-61-6-W4</text:p>
          </table:table-cell>
          <table:table-cell office:value-type="float" office:value="54.24779" calcext:value-type="float">
            <text:p>54.24779</text:p>
          </table:table-cell>
          <table:table-cell office:value-type="float" office:value="-110.841712" calcext:value-type="float">
            <text:p>-110.84171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3" calcext:value-type="float">
            <text:p>19.83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6-11" calcext:value-type="date">
            <text:p>2020-06-11</text:p>
          </table:table-cell>
        </table:table-row>
        <table:table-row table:style-name="ro1">
          <table:table-cell office:value-type="string" calcext:value-type="string">
            <text:p>CHICKAKOO LAKE</text:p>
          </table:table-cell>
          <table:table-cell office:value-type="string" calcext:value-type="string">
            <text:p>CHICKAKO LAKE</text:p>
          </table:table-cell>
          <table:table-cell office:value-type="string" calcext:value-type="string">
            <text:p>SW34-53-1-W5</text:p>
          </table:table-cell>
          <table:table-cell office:value-type="float" office:value="53.618628" calcext:value-type="float">
            <text:p>53.618628</text:p>
          </table:table-cell>
          <table:table-cell office:value-type="float" office:value="-114.074339" calcext:value-type="float">
            <text:p>-114.07433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CHRYSTINA LAKE</text:p>
          </table:table-cell>
          <table:table-cell/>
          <table:table-cell office:value-type="string" calcext:value-type="string">
            <text:p>NW8-67-8-W5</text:p>
          </table:table-cell>
          <table:table-cell office:value-type="float" office:value="54.786102" calcext:value-type="float">
            <text:p>54.786102</text:p>
          </table:table-cell>
          <table:table-cell office:value-type="float" office:value="-115.194645" calcext:value-type="float">
            <text:p>-115.194645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2.33" calcext:value-type="float">
            <text:p>22.33</text:p>
          </table:table-cell>
          <table:table-cell office:value-type="float" office:value="1800" calcext:value-type="float">
            <text:p>18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CLAUDE N. BRENNAN MEMORIAL POND</text:p>
          </table:table-cell>
          <table:table-cell office:value-type="string" calcext:value-type="string">
            <text:p>VERMILION PARK POND</text:p>
          </table:table-cell>
          <table:table-cell office:value-type="string" calcext:value-type="string">
            <text:p>NE36-50-7-W4</text:p>
          </table:table-cell>
          <table:table-cell office:value-type="float" office:value="53.364531" calcext:value-type="float">
            <text:p>53.364531</text:p>
          </table:table-cell>
          <table:table-cell office:value-type="float" office:value="-110.884936" calcext:value-type="float">
            <text:p>-110.88493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1250" calcext:value-type="float">
            <text:p>125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COW LAKE</text:p>
          </table:table-cell>
          <table:table-cell/>
          <table:table-cell office:value-type="string" calcext:value-type="string">
            <text:p>NE12-38-8-W5</text:p>
          </table:table-cell>
          <table:table-cell office:value-type="float" office:value="52.260185" calcext:value-type="float">
            <text:p>52.260185</text:p>
          </table:table-cell>
          <table:table-cell office:value-type="float" office:value="-115.005926" calcext:value-type="float">
            <text:p>-115.005926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8.53" calcext:value-type="float">
            <text:p>8.53</text:p>
          </table:table-cell>
          <table:table-cell office:value-type="float" office:value="25800" calcext:value-type="float">
            <text:p>25800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CROWSNEST LAKE</text:p>
          </table:table-cell>
          <table:table-cell/>
          <table:table-cell office:value-type="string" calcext:value-type="string">
            <text:p>NE8-8-5-W5</text:p>
          </table:table-cell>
          <table:table-cell office:value-type="float" office:value="49.634111" calcext:value-type="float">
            <text:p>49.634111</text:p>
          </table:table-cell>
          <table:table-cell office:value-type="float" office:value="-114.637963" calcext:value-type="float">
            <text:p>-114.63796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5" calcext:value-type="float">
            <text:p>15.5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DILLBERRY LAKE</text:p>
          </table:table-cell>
          <table:table-cell/>
          <table:table-cell office:value-type="string" calcext:value-type="string">
            <text:p>NE36-41-1-W4</text:p>
          </table:table-cell>
          <table:table-cell office:value-type="float" office:value="52.576348" calcext:value-type="float">
            <text:p>52.576348</text:p>
          </table:table-cell>
          <table:table-cell office:value-type="float" office:value="-110.004391" calcext:value-type="float">
            <text:p>-110.0043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4.3" calcext:value-type="float">
            <text:p>14.3</text:p>
          </table:table-cell>
          <table:table-cell office:value-type="float" office:value="23706" calcext:value-type="float">
            <text:p>23706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1">
          <table:table-cell office:value-type="string" calcext:value-type="string">
            <text:p>DILLBERRY LAKE</text:p>
          </table:table-cell>
          <table:table-cell/>
          <table:table-cell office:value-type="string" calcext:value-type="string">
            <text:p>NE36-41-1-W4</text:p>
          </table:table-cell>
          <table:table-cell office:value-type="float" office:value="52.576348" calcext:value-type="float">
            <text:p>52.576348</text:p>
          </table:table-cell>
          <table:table-cell office:value-type="float" office:value="-110.004391" calcext:value-type="float">
            <text:p>-110.004391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92" calcext:value-type="float">
            <text:p>22.92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1">
          <table:table-cell office:value-type="string" calcext:value-type="string">
            <text:p>DOLBERG LAKE</text:p>
          </table:table-cell>
          <table:table-cell/>
          <table:table-cell office:value-type="string" calcext:value-type="string">
            <text:p>SE1-60-8-W5</text:p>
          </table:table-cell>
          <table:table-cell office:value-type="float" office:value="54.157685" calcext:value-type="float">
            <text:p>54.157685</text:p>
          </table:table-cell>
          <table:table-cell office:value-type="float" office:value="-115.053191" calcext:value-type="float">
            <text:p>-115.0531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DOLBERG LAKE</text:p>
          </table:table-cell>
          <table:table-cell/>
          <table:table-cell office:value-type="string" calcext:value-type="string">
            <text:p>SE1-60-8-W5</text:p>
          </table:table-cell>
          <table:table-cell office:value-type="float" office:value="54.157685" calcext:value-type="float">
            <text:p>54.157685</text:p>
          </table:table-cell>
          <table:table-cell office:value-type="float" office:value="-115.053191" calcext:value-type="float">
            <text:p>-115.053191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22" calcext:value-type="float">
            <text:p>20.22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DOLBERG LAKE</text:p>
          </table:table-cell>
          <table:table-cell/>
          <table:table-cell office:value-type="string" calcext:value-type="string">
            <text:p>SE1-60-8-W5</text:p>
          </table:table-cell>
          <table:table-cell office:value-type="float" office:value="54.157685" calcext:value-type="float">
            <text:p>54.157685</text:p>
          </table:table-cell>
          <table:table-cell office:value-type="float" office:value="-115.053191" calcext:value-type="float">
            <text:p>-115.053191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.39" calcext:value-type="float">
            <text:p>20.39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DUNN LAKE</text:p>
          </table:table-cell>
          <table:table-cell/>
          <table:table-cell office:value-type="string" calcext:value-type="string">
            <text:p>NW7-54-25-W5</text:p>
          </table:table-cell>
          <table:table-cell office:value-type="float" office:value="53.654925" calcext:value-type="float">
            <text:p>53.654925</text:p>
          </table:table-cell>
          <table:table-cell office:value-type="float" office:value="-117.685762" calcext:value-type="float">
            <text:p>-117.685762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9" calcext:value-type="float">
            <text:p>20.9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EAST DOLLAR LAKE</text:p>
          </table:table-cell>
          <table:table-cell/>
          <table:table-cell office:value-type="string" calcext:value-type="string">
            <text:p>NW8-73-21-W5</text:p>
          </table:table-cell>
          <table:table-cell office:value-type="float" office:value="55.314926" calcext:value-type="float">
            <text:p>55.314926</text:p>
          </table:table-cell>
          <table:table-cell office:value-type="float" office:value="-117.204628" calcext:value-type="float">
            <text:p>-117.20462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EAST DOLLAR LAKE</text:p>
          </table:table-cell>
          <table:table-cell/>
          <table:table-cell office:value-type="string" calcext:value-type="string">
            <text:p>NW8-73-21-W5</text:p>
          </table:table-cell>
          <table:table-cell office:value-type="float" office:value="55.314926" calcext:value-type="float">
            <text:p>55.314926</text:p>
          </table:table-cell>
          <table:table-cell office:value-type="float" office:value="-117.204628" calcext:value-type="float">
            <text:p>-117.204628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2" calcext:value-type="float">
            <text:p>19.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EAST DOLLAR LAKE</text:p>
          </table:table-cell>
          <table:table-cell/>
          <table:table-cell office:value-type="string" calcext:value-type="string">
            <text:p>NW8-73-21-W5</text:p>
          </table:table-cell>
          <table:table-cell office:value-type="float" office:value="55.314926" calcext:value-type="float">
            <text:p>55.314926</text:p>
          </table:table-cell>
          <table:table-cell office:value-type="float" office:value="-117.204628" calcext:value-type="float">
            <text:p>-117.204628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03" calcext:value-type="float">
            <text:p>22.0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EAST DOLLAR LAKE</text:p>
          </table:table-cell>
          <table:table-cell/>
          <table:table-cell office:value-type="string" calcext:value-type="string">
            <text:p>NW8-73-21-W5</text:p>
          </table:table-cell>
          <table:table-cell office:value-type="float" office:value="55.314926" calcext:value-type="float">
            <text:p>55.314926</text:p>
          </table:table-cell>
          <table:table-cell office:value-type="float" office:value="-117.204628" calcext:value-type="float">
            <text:p>-117.204628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9.74" calcext:value-type="float">
            <text:p>9.7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EAST TWIN LAKE</text:p>
          </table:table-cell>
          <table:table-cell/>
          <table:table-cell office:value-type="string" calcext:value-type="string">
            <text:p>SW29-97-22-W5</text:p>
          </table:table-cell>
          <table:table-cell office:value-type="float" office:value="57.45" calcext:value-type="float">
            <text:p>57.45</text:p>
          </table:table-cell>
          <table:table-cell office:value-type="float" office:value="-117.533333" calcext:value-type="float">
            <text:p>-117.533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51" calcext:value-type="float">
            <text:p>16.51</text:p>
          </table:table-cell>
          <table:table-cell office:value-type="float" office:value="4200" calcext:value-type="float">
            <text:p>42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EAST TWIN LAKE</text:p>
          </table:table-cell>
          <table:table-cell/>
          <table:table-cell office:value-type="string" calcext:value-type="string">
            <text:p>SW29-97-22-W5</text:p>
          </table:table-cell>
          <table:table-cell office:value-type="float" office:value="57.45" calcext:value-type="float">
            <text:p>57.45</text:p>
          </table:table-cell>
          <table:table-cell office:value-type="float" office:value="-117.533333" calcext:value-type="float">
            <text:p>-117.533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1" calcext:value-type="float">
            <text:p>22.81</text:p>
          </table:table-cell>
          <table:table-cell office:value-type="float" office:value="548" calcext:value-type="float">
            <text:p>548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EAST TWIN LAKE</text:p>
          </table:table-cell>
          <table:table-cell/>
          <table:table-cell office:value-type="string" calcext:value-type="string">
            <text:p>SW29-97-22-W5</text:p>
          </table:table-cell>
          <table:table-cell office:value-type="float" office:value="57.45" calcext:value-type="float">
            <text:p>57.45</text:p>
          </table:table-cell>
          <table:table-cell office:value-type="float" office:value="-117.533333" calcext:value-type="float">
            <text:p>-117.53333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.39" calcext:value-type="float">
            <text:p>20.39</text:p>
          </table:table-cell>
          <table:table-cell office:value-type="float" office:value="452" calcext:value-type="float">
            <text:p>452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EDITH LAKE</text:p>
          </table:table-cell>
          <table:table-cell/>
          <table:table-cell office:value-type="string" calcext:value-type="string">
            <text:p>NE13-67-10-W5</text:p>
          </table:table-cell>
          <table:table-cell office:value-type="float" office:value="54.801854" calcext:value-type="float">
            <text:p>54.801854</text:p>
          </table:table-cell>
          <table:table-cell office:value-type="float" office:value="-115.382263" calcext:value-type="float">
            <text:p>-115.38226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2.24" calcext:value-type="float">
            <text:p>22.24</text:p>
          </table:table-cell>
          <table:table-cell office:value-type="float" office:value="1800" calcext:value-type="float">
            <text:p>18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EMERALD LAKE</text:p>
          </table:table-cell>
          <table:table-cell/>
          <table:table-cell office:value-type="string" calcext:value-type="string">
            <text:p>SW5-62-11-W5</text:p>
          </table:table-cell>
          <table:table-cell office:value-type="float" office:value="54.333426" calcext:value-type="float">
            <text:p>54.333426</text:p>
          </table:table-cell>
          <table:table-cell office:value-type="float" office:value="-115.61828" calcext:value-type="float">
            <text:p>-115.61828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2300" calcext:value-type="float">
            <text:p>2300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EMERSON LAKE</text:p>
          </table:table-cell>
          <table:table-cell/>
          <table:table-cell office:value-type="string" calcext:value-type="string">
            <text:p>SW5-19-28-W4</text:p>
          </table:table-cell>
          <table:table-cell office:value-type="float" office:value="50.576929" calcext:value-type="float">
            <text:p>50.576929</text:p>
          </table:table-cell>
          <table:table-cell office:value-type="float" office:value="-113.85125" calcext:value-type="float">
            <text:p>-113.8512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050" calcext:value-type="float">
            <text:p>105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EMERSON LAKE</text:p>
          </table:table-cell>
          <table:table-cell/>
          <table:table-cell office:value-type="string" calcext:value-type="string">
            <text:p>SW5-19-28-W4</text:p>
          </table:table-cell>
          <table:table-cell office:value-type="float" office:value="50.576929" calcext:value-type="float">
            <text:p>50.576929</text:p>
          </table:table-cell>
          <table:table-cell office:value-type="float" office:value="-113.85125" calcext:value-type="float">
            <text:p>-113.85125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EMERSON LAKES</text:p>
          </table:table-cell>
          <table:table-cell/>
          <table:table-cell office:value-type="string" calcext:value-type="string">
            <text:p>NW6-55-21-W5</text:p>
          </table:table-cell>
          <table:table-cell office:value-type="float" office:value="53.723859" calcext:value-type="float">
            <text:p>53.723859</text:p>
          </table:table-cell>
          <table:table-cell office:value-type="float" office:value="-117.12285" calcext:value-type="float">
            <text:p>-117.1228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52" calcext:value-type="float">
            <text:p>19.52</text:p>
          </table:table-cell>
          <table:table-cell office:value-type="float" office:value="2250" calcext:value-type="float">
            <text:p>225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ENGSTROM LAKE</text:p>
          </table:table-cell>
          <table:table-cell/>
          <table:table-cell office:value-type="string" calcext:value-type="string">
            <text:p>NW17-83-6-W4</text:p>
          </table:table-cell>
          <table:table-cell office:value-type="float" office:value="56.188889" calcext:value-type="float">
            <text:p>56.188889</text:p>
          </table:table-cell>
          <table:table-cell office:value-type="float" office:value="-110.906389" calcext:value-type="float">
            <text:p>-110.90638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4.64" calcext:value-type="float">
            <text:p>14.64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ENGSTROM LAKE</text:p>
          </table:table-cell>
          <table:table-cell/>
          <table:table-cell office:value-type="string" calcext:value-type="string">
            <text:p>NW17-83-6-W4</text:p>
          </table:table-cell>
          <table:table-cell office:value-type="float" office:value="56.188889" calcext:value-type="float">
            <text:p>56.188889</text:p>
          </table:table-cell>
          <table:table-cell office:value-type="float" office:value="-110.906389" calcext:value-type="float">
            <text:p>-110.90638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3.5" calcext:value-type="float">
            <text:p>13.5</text:p>
          </table:table-cell>
          <table:table-cell office:value-type="float" office:value="15500" calcext:value-type="float">
            <text:p>15500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ENGSTROM LAKE</text:p>
          </table:table-cell>
          <table:table-cell/>
          <table:table-cell office:value-type="string" calcext:value-type="string">
            <text:p>NW17-83-6-W4</text:p>
          </table:table-cell>
          <table:table-cell office:value-type="float" office:value="56.188889" calcext:value-type="float">
            <text:p>56.188889</text:p>
          </table:table-cell>
          <table:table-cell office:value-type="float" office:value="-110.906389" calcext:value-type="float">
            <text:p>-110.90638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3.14" calcext:value-type="float">
            <text:p>13.14</text:p>
          </table:table-cell>
          <table:table-cell office:value-type="float" office:value="9100" calcext:value-type="float">
            <text:p>9100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FAIRFAX LAKE</text:p>
          </table:table-cell>
          <table:table-cell/>
          <table:table-cell office:value-type="string" calcext:value-type="string">
            <text:p>NW17-46-18-W5</text:p>
          </table:table-cell>
          <table:table-cell office:value-type="float" office:value="52.971131" calcext:value-type="float">
            <text:p>52.971131</text:p>
          </table:table-cell>
          <table:table-cell office:value-type="float" office:value="-116.576532" calcext:value-type="float">
            <text:p>-116.57653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45" calcext:value-type="float">
            <text:p>15.45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GOLDEYE LAKE</text:p>
          </table:table-cell>
          <table:table-cell/>
          <table:table-cell office:value-type="string" calcext:value-type="string">
            <text:p>NE14-40-16-W5</text:p>
          </table:table-cell>
          <table:table-cell office:value-type="float" office:value="52.449584" calcext:value-type="float">
            <text:p>52.449584</text:p>
          </table:table-cell>
          <table:table-cell office:value-type="float" office:value="-116.192114" calcext:value-type="float">
            <text:p>-116.19211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7" calcext:value-type="float">
            <text:p>20.7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5-21" calcext:value-type="date">
            <text:p>2020-05-21</text:p>
          </table:table-cell>
        </table:table-row>
        <table:table-row table:style-name="ro1">
          <table:table-cell office:value-type="string" calcext:value-type="string">
            <text:p>GRANDE CACHE LAKE</text:p>
          </table:table-cell>
          <table:table-cell/>
          <table:table-cell office:value-type="string" calcext:value-type="string">
            <text:p>NE1-57-8-W6</text:p>
          </table:table-cell>
          <table:table-cell office:value-type="float" office:value="53.9" calcext:value-type="float">
            <text:p>53.9</text:p>
          </table:table-cell>
          <table:table-cell office:value-type="float" office:value="-119.05" calcext:value-type="float">
            <text:p>-119.0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8.79" calcext:value-type="float">
            <text:p>18.79</text:p>
          </table:table-cell>
          <table:table-cell office:value-type="float" office:value="8607" calcext:value-type="float">
            <text:p>8607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GRANDE CACHE LAKE</text:p>
          </table:table-cell>
          <table:table-cell/>
          <table:table-cell office:value-type="string" calcext:value-type="string">
            <text:p>NE1-57-8-W6</text:p>
          </table:table-cell>
          <table:table-cell office:value-type="float" office:value="53.9" calcext:value-type="float">
            <text:p>53.9</text:p>
          </table:table-cell>
          <table:table-cell office:value-type="float" office:value="-119.05" calcext:value-type="float">
            <text:p>-119.0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8" calcext:value-type="float">
            <text:p>19.88</text:p>
          </table:table-cell>
          <table:table-cell office:value-type="float" office:value="14193" calcext:value-type="float">
            <text:p>14193</text:p>
          </table:table-cell>
          <table:table-cell office:value-type="date" office:date-value="2020-06-08" calcext:value-type="date">
            <text:p>2020-06-08</text:p>
          </table:table-cell>
        </table:table-row>
        <table:table-row table:style-name="ro1">
          <table:table-cell office:value-type="string" calcext:value-type="string">
            <text:p>GRANDE CACHE LAKE</text:p>
          </table:table-cell>
          <table:table-cell/>
          <table:table-cell office:value-type="string" calcext:value-type="string">
            <text:p>NE1-57-8-W6</text:p>
          </table:table-cell>
          <table:table-cell office:value-type="float" office:value="53.9" calcext:value-type="float">
            <text:p>53.9</text:p>
          </table:table-cell>
          <table:table-cell office:value-type="float" office:value="-119.05" calcext:value-type="float">
            <text:p>-119.0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2.46" calcext:value-type="float">
            <text:p>12.46</text:p>
          </table:table-cell>
          <table:table-cell office:value-type="float" office:value="20000" calcext:value-type="float">
            <text:p>20000</text:p>
          </table:table-cell>
          <table:table-cell office:value-type="date" office:date-value="2020-09-08" calcext:value-type="date">
            <text:p>2020-09-08</text:p>
          </table:table-cell>
        </table:table-row>
        <table:table-row table:style-name="ro1">
          <table:table-cell office:value-type="string" calcext:value-type="string">
            <text:p>GROTTO MOUNTAIN POND</text:p>
          </table:table-cell>
          <table:table-cell/>
          <table:table-cell office:value-type="string" calcext:value-type="string">
            <text:p>NW21-24-9-W5</text:p>
          </table:table-cell>
          <table:table-cell office:value-type="float" office:value="51.065761" calcext:value-type="float">
            <text:p>51.065761</text:p>
          </table:table-cell>
          <table:table-cell office:value-type="float" office:value="-115.202402" calcext:value-type="float">
            <text:p>-115.2024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GROTTO MOUNTAIN POND</text:p>
          </table:table-cell>
          <table:table-cell/>
          <table:table-cell office:value-type="string" calcext:value-type="string">
            <text:p>NW21-24-9-W5</text:p>
          </table:table-cell>
          <table:table-cell office:value-type="float" office:value="51.065761" calcext:value-type="float">
            <text:p>51.065761</text:p>
          </table:table-cell>
          <table:table-cell office:value-type="float" office:value="-115.202402" calcext:value-type="float">
            <text:p>-115.2024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2" calcext:value-type="float">
            <text:p>20.2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GROTTO MOUNTAIN POND</text:p>
          </table:table-cell>
          <table:table-cell/>
          <table:table-cell office:value-type="string" calcext:value-type="string">
            <text:p>NW21-24-9-W5</text:p>
          </table:table-cell>
          <table:table-cell office:value-type="float" office:value="51.065761" calcext:value-type="float">
            <text:p>51.065761</text:p>
          </table:table-cell>
          <table:table-cell office:value-type="float" office:value="-115.202402" calcext:value-type="float">
            <text:p>-115.2024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7-08" calcext:value-type="date">
            <text:p>2020-07-08</text:p>
          </table:table-cell>
        </table:table-row>
        <table:table-row table:style-name="ro1">
          <table:table-cell office:value-type="string" calcext:value-type="string">
            <text:p>GROTTO MOUNTAIN POND</text:p>
          </table:table-cell>
          <table:table-cell/>
          <table:table-cell office:value-type="string" calcext:value-type="string">
            <text:p>NW21-24-9-W5</text:p>
          </table:table-cell>
          <table:table-cell office:value-type="float" office:value="51.065761" calcext:value-type="float">
            <text:p>51.065761</text:p>
          </table:table-cell>
          <table:table-cell office:value-type="float" office:value="-115.202402" calcext:value-type="float">
            <text:p>-115.2024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3.1" calcext:value-type="float">
            <text:p>23.1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7-28" calcext:value-type="date">
            <text:p>2020-07-28</text:p>
          </table:table-cell>
        </table:table-row>
        <table:table-row table:style-name="ro1">
          <table:table-cell office:value-type="string" calcext:value-type="string">
            <text:p>HASSE LAKE</text:p>
          </table:table-cell>
          <table:table-cell/>
          <table:table-cell office:value-type="string" calcext:value-type="string">
            <text:p>SW13-52-2-W5</text:p>
          </table:table-cell>
          <table:table-cell office:value-type="float" office:value="53.487212" calcext:value-type="float">
            <text:p>53.487212</text:p>
          </table:table-cell>
          <table:table-cell office:value-type="float" office:value="-114.173756" calcext:value-type="float">
            <text:p>-114.1737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HASSE LAKE</text:p>
          </table:table-cell>
          <table:table-cell/>
          <table:table-cell office:value-type="string" calcext:value-type="string">
            <text:p>SW13-52-2-W5</text:p>
          </table:table-cell>
          <table:table-cell office:value-type="float" office:value="53.487212" calcext:value-type="float">
            <text:p>53.487212</text:p>
          </table:table-cell>
          <table:table-cell office:value-type="float" office:value="-114.173756" calcext:value-type="float">
            <text:p>-114.173756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3.1" calcext:value-type="float">
            <text:p>23.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24" calcext:value-type="date">
            <text:p>2020-09-24</text:p>
          </table:table-cell>
        </table:table-row>
        <table:table-row table:style-name="ro1">
          <table:table-cell office:value-type="string" calcext:value-type="string">
            <text:p>HASSE LAKE</text:p>
          </table:table-cell>
          <table:table-cell/>
          <table:table-cell office:value-type="string" calcext:value-type="string">
            <text:p>SW13-52-2-W5</text:p>
          </table:table-cell>
          <table:table-cell office:value-type="float" office:value="53.487212" calcext:value-type="float">
            <text:p>53.487212</text:p>
          </table:table-cell>
          <table:table-cell office:value-type="float" office:value="-114.173756" calcext:value-type="float">
            <text:p>-114.173756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0.24" calcext:value-type="float">
            <text:p>10.24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9-24" calcext:value-type="date">
            <text:p>2020-09-24</text:p>
          </table:table-cell>
        </table:table-row>
        <table:table-row table:style-name="ro1">
          <table:table-cell office:value-type="string" calcext:value-type="string">
            <text:p>HASSE LAKE</text:p>
          </table:table-cell>
          <table:table-cell/>
          <table:table-cell office:value-type="string" calcext:value-type="string">
            <text:p>SW13-52-2-W5</text:p>
          </table:table-cell>
          <table:table-cell office:value-type="float" office:value="53.487212" calcext:value-type="float">
            <text:p>53.487212</text:p>
          </table:table-cell>
          <table:table-cell office:value-type="float" office:value="-114.173756" calcext:value-type="float">
            <text:p>-114.1737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HASSE LAKE</text:p>
          </table:table-cell>
          <table:table-cell/>
          <table:table-cell office:value-type="string" calcext:value-type="string">
            <text:p>SW13-52-2-W5</text:p>
          </table:table-cell>
          <table:table-cell office:value-type="float" office:value="53.487212" calcext:value-type="float">
            <text:p>53.487212</text:p>
          </table:table-cell>
          <table:table-cell office:value-type="float" office:value="-114.173756" calcext:value-type="float">
            <text:p>-114.1737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10-05" calcext:value-type="date">
            <text:p>2020-10-05</text:p>
          </table:table-cell>
        </table:table-row>
        <table:table-row table:style-name="ro1">
          <table:table-cell office:value-type="string" calcext:value-type="string">
            <text:p>HINTON F &amp; G POND</text:p>
          </table:table-cell>
          <table:table-cell office:value-type="string" calcext:value-type="string">
            <text:p>HINTON BORROW PIT</text:p>
          </table:table-cell>
          <table:table-cell office:value-type="string" calcext:value-type="string">
            <text:p>SW28-50-25-W5</text:p>
          </table:table-cell>
          <table:table-cell office:value-type="float" office:value="53.341065" calcext:value-type="float">
            <text:p>53.341065</text:p>
          </table:table-cell>
          <table:table-cell office:value-type="float" office:value="-117.605197" calcext:value-type="float">
            <text:p>-117.60519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HORSESHOE LAKE</text:p>
          </table:table-cell>
          <table:table-cell/>
          <table:table-cell office:value-type="string" calcext:value-type="string">
            <text:p>SW31-63-25-W4</text:p>
          </table:table-cell>
          <table:table-cell office:value-type="float" office:value="54.489439" calcext:value-type="float">
            <text:p>54.489439</text:p>
          </table:table-cell>
          <table:table-cell office:value-type="float" office:value="-113.783183" calcext:value-type="float">
            <text:p>-113.78318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0.1" calcext:value-type="float">
            <text:p>10.1</text:p>
          </table:table-cell>
          <table:table-cell office:value-type="float" office:value="15034" calcext:value-type="float">
            <text:p>15034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IRONSIDE POND</text:p>
          </table:table-cell>
          <table:table-cell/>
          <table:table-cell office:value-type="string" calcext:value-type="string">
            <text:p>SW7-38-7-W5</text:p>
          </table:table-cell>
          <table:table-cell office:value-type="float" office:value="52.246795" calcext:value-type="float">
            <text:p>52.246795</text:p>
          </table:table-cell>
          <table:table-cell office:value-type="float" office:value="-114.996541" calcext:value-type="float">
            <text:p>-114.9965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2N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IRONSIDE POND</text:p>
          </table:table-cell>
          <table:table-cell/>
          <table:table-cell office:value-type="string" calcext:value-type="string">
            <text:p>SW7-38-7-W5</text:p>
          </table:table-cell>
          <table:table-cell office:value-type="float" office:value="52.246795" calcext:value-type="float">
            <text:p>52.246795</text:p>
          </table:table-cell>
          <table:table-cell office:value-type="float" office:value="-114.996541" calcext:value-type="float">
            <text:p>-114.9965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IRONSIDE POND</text:p>
          </table:table-cell>
          <table:table-cell/>
          <table:table-cell office:value-type="string" calcext:value-type="string">
            <text:p>SW7-38-7-W5</text:p>
          </table:table-cell>
          <table:table-cell office:value-type="float" office:value="52.246795" calcext:value-type="float">
            <text:p>52.246795</text:p>
          </table:table-cell>
          <table:table-cell office:value-type="float" office:value="-114.996541" calcext:value-type="float">
            <text:p>-114.996541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01" calcext:value-type="date">
            <text:p>2020-09-01</text:p>
          </table:table-cell>
        </table:table-row>
        <table:table-row table:style-name="ro1">
          <table:table-cell office:value-type="string" calcext:value-type="string">
            <text:p>ISLAND LAKE</text:p>
          </table:table-cell>
          <table:table-cell/>
          <table:table-cell office:value-type="string" calcext:value-type="string">
            <text:p>NW12-8-6-W5</text:p>
          </table:table-cell>
          <table:table-cell office:value-type="float" office:value="49.627778" calcext:value-type="float">
            <text:p>49.627778</text:p>
          </table:table-cell>
          <table:table-cell office:value-type="float" office:value="-114.684444" calcext:value-type="float">
            <text:p>-114.68444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1900" calcext:value-type="float">
            <text:p>19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JACK FISH LAKE</text:p>
          </table:table-cell>
          <table:table-cell/>
          <table:table-cell office:value-type="string" calcext:value-type="string">
            <text:p>NW20-53-9-W4</text:p>
          </table:table-cell>
          <table:table-cell office:value-type="float" office:value="53.594311" calcext:value-type="float">
            <text:p>53.594311</text:p>
          </table:table-cell>
          <table:table-cell office:value-type="float" office:value="-111.296351" calcext:value-type="float">
            <text:p>-111.29635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9" calcext:value-type="date">
            <text:p>2020-05-09</text:p>
          </table:table-cell>
        </table:table-row>
        <table:table-row table:style-name="ro1">
          <table:table-cell office:value-type="string" calcext:value-type="string">
            <text:p>KAKUT LAKE</text:p>
          </table:table-cell>
          <table:table-cell/>
          <table:table-cell office:value-type="string" calcext:value-type="string">
            <text:p>SW34-76-4-W6</text:p>
          </table:table-cell>
          <table:table-cell office:value-type="float" office:value="55.625" calcext:value-type="float">
            <text:p>55.625</text:p>
          </table:table-cell>
          <table:table-cell office:value-type="float" office:value="-118.533333" calcext:value-type="float">
            <text:p>-118.5333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1" calcext:value-type="float">
            <text:p>20.1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KINKY LAKE</text:p>
          </table:table-cell>
          <table:table-cell/>
          <table:table-cell office:value-type="string" calcext:value-type="string">
            <text:p>SE6-50-26-W5</text:p>
          </table:table-cell>
          <table:table-cell office:value-type="float" office:value="53.280836" calcext:value-type="float">
            <text:p>53.280836</text:p>
          </table:table-cell>
          <table:table-cell office:value-type="float" office:value="-117.783145" calcext:value-type="float">
            <text:p>-117.783145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2.56" calcext:value-type="float">
            <text:p>22.56</text:p>
          </table:table-cell>
          <table:table-cell office:value-type="float" office:value="5613" calcext:value-type="float">
            <text:p>5613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KINKY LAKE</text:p>
          </table:table-cell>
          <table:table-cell/>
          <table:table-cell office:value-type="string" calcext:value-type="string">
            <text:p>SE6-50-26-W5</text:p>
          </table:table-cell>
          <table:table-cell office:value-type="float" office:value="53.280836" calcext:value-type="float">
            <text:p>53.280836</text:p>
          </table:table-cell>
          <table:table-cell office:value-type="float" office:value="-117.783145" calcext:value-type="float">
            <text:p>-117.783145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2.07" calcext:value-type="float">
            <text:p>12.07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LAC DELORME</text:p>
          </table:table-cell>
          <table:table-cell office:value-type="string" calcext:value-type="string">
            <text:p>GEORGE'S LAKE</text:p>
          </table:table-cell>
          <table:table-cell office:value-type="string" calcext:value-type="string">
            <text:p>SE5-57-8-W4</text:p>
          </table:table-cell>
          <table:table-cell office:value-type="float" office:value="53.896214" calcext:value-type="float">
            <text:p>53.896214</text:p>
          </table:table-cell>
          <table:table-cell office:value-type="float" office:value="-111.1509" calcext:value-type="float">
            <text:p>-111.150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6" calcext:value-type="float">
            <text:p>19.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LAC DELORME</text:p>
          </table:table-cell>
          <table:table-cell office:value-type="string" calcext:value-type="string">
            <text:p>GEORGE'S LAKE</text:p>
          </table:table-cell>
          <table:table-cell office:value-type="string" calcext:value-type="string">
            <text:p>SE5-57-8-W4</text:p>
          </table:table-cell>
          <table:table-cell office:value-type="float" office:value="53.896214" calcext:value-type="float">
            <text:p>53.896214</text:p>
          </table:table-cell>
          <table:table-cell office:value-type="float" office:value="-111.1509" calcext:value-type="float">
            <text:p>-111.150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6" calcext:value-type="float">
            <text:p>19.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29" calcext:value-type="date">
            <text:p>2020-05-29</text:p>
          </table:table-cell>
        </table:table-row>
        <table:table-row table:style-name="ro1">
          <table:table-cell office:value-type="string" calcext:value-type="string">
            <text:p>LAC LA BICHE TROUT POND</text:p>
          </table:table-cell>
          <table:table-cell office:value-type="string" calcext:value-type="string">
            <text:p>ALEXANDER HAMILTON POND</text:p>
          </table:table-cell>
          <table:table-cell office:value-type="string" calcext:value-type="string">
            <text:p>NW5-67-13-W4</text:p>
          </table:table-cell>
          <table:table-cell office:value-type="float" office:value="54.775532" calcext:value-type="float">
            <text:p>54.775532</text:p>
          </table:table-cell>
          <table:table-cell office:value-type="float" office:value="-111.953265" calcext:value-type="float">
            <text:p>-111.95326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3" calcext:value-type="float">
            <text:p>19.73</text:p>
          </table:table-cell>
          <table:table-cell office:value-type="float" office:value="600" calcext:value-type="float">
            <text:p>6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LAC LA BICHE TROUT POND</text:p>
          </table:table-cell>
          <table:table-cell office:value-type="string" calcext:value-type="string">
            <text:p>ALEXANDER HAMILTON POND</text:p>
          </table:table-cell>
          <table:table-cell office:value-type="string" calcext:value-type="string">
            <text:p>NW5-67-13-W4</text:p>
          </table:table-cell>
          <table:table-cell office:value-type="float" office:value="54.775532" calcext:value-type="float">
            <text:p>54.775532</text:p>
          </table:table-cell>
          <table:table-cell office:value-type="float" office:value="-111.953265" calcext:value-type="float">
            <text:p>-111.95326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3.14" calcext:value-type="float">
            <text:p>23.14</text:p>
          </table:table-cell>
          <table:table-cell office:value-type="float" office:value="600" calcext:value-type="float">
            <text:p>600</text:p>
          </table:table-cell>
          <table:table-cell office:value-type="date" office:date-value="2020-09-14" calcext:value-type="date">
            <text:p>2020-09-14</text:p>
          </table:table-cell>
        </table:table-row>
        <table:table-row table:style-name="ro1">
          <table:table-cell office:value-type="string" calcext:value-type="string">
            <text:p>LAMBERT POND</text:p>
          </table:table-cell>
          <table:table-cell/>
          <table:table-cell office:value-type="string" calcext:value-type="string">
            <text:p>NW8-53-17-W5</text:p>
          </table:table-cell>
          <table:table-cell office:value-type="float" office:value="53.566383" calcext:value-type="float">
            <text:p>53.566383</text:p>
          </table:table-cell>
          <table:table-cell office:value-type="float" office:value="-116.481493" calcext:value-type="float">
            <text:p>-116.48149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5773" calcext:value-type="float">
            <text:p>5773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7.6" calcext:value-type="float">
            <text:p>17.6</text:p>
          </table:table-cell>
          <table:table-cell office:value-type="float" office:value="8936" calcext:value-type="float">
            <text:p>8936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20.8" calcext:value-type="float">
            <text:p>20.8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8.5" calcext:value-type="float">
            <text:p>18.5</text:p>
          </table:table-cell>
          <table:table-cell office:value-type="float" office:value="5291" calcext:value-type="float">
            <text:p>5291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8.1" calcext:value-type="float">
            <text:p>8.1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6-05" calcext:value-type="date">
            <text:p>2020-06-05</text:p>
          </table:table-cell>
        </table:table-row>
        <table:table-row table:style-name="ro1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float" office:value="49.541912" calcext:value-type="float">
            <text:p>49.541912</text:p>
          </table:table-cell>
          <table:table-cell office:value-type="float" office:value="-114.248586" calcext:value-type="float">
            <text:p>-114.2485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5.5" calcext:value-type="float">
            <text:p>15.5</text:p>
          </table:table-cell>
          <table:table-cell office:value-type="float" office:value="12000" calcext:value-type="float">
            <text:p>12000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string" calcext:value-type="string">
            <text:p>LILY LAKE</text:p>
          </table:table-cell>
          <table:table-cell/>
          <table:table-cell office:value-type="string" calcext:value-type="string">
            <text:p>NW7-75-5-W5</text:p>
          </table:table-cell>
          <table:table-cell office:value-type="float" office:value="55.483333" calcext:value-type="float">
            <text:p>55.483333</text:p>
          </table:table-cell>
          <table:table-cell office:value-type="float" office:value="-114.766667" calcext:value-type="float">
            <text:p>-114.766667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" calcext:value-type="float">
            <text:p>22.8</text:p>
          </table:table-cell>
          <table:table-cell office:value-type="float" office:value="325" calcext:value-type="float">
            <text:p>325</text:p>
          </table:table-cell>
          <table:table-cell office:value-type="date" office:date-value="2020-10-07" calcext:value-type="date">
            <text:p>2020-10-07</text:p>
          </table:table-cell>
        </table:table-row>
        <table:table-row table:style-name="ro1">
          <table:table-cell office:value-type="string" calcext:value-type="string">
            <text:p>LILY LAKE</text:p>
          </table:table-cell>
          <table:table-cell/>
          <table:table-cell office:value-type="string" calcext:value-type="string">
            <text:p>NW7-75-5-W5</text:p>
          </table:table-cell>
          <table:table-cell office:value-type="float" office:value="55.483333" calcext:value-type="float">
            <text:p>55.483333</text:p>
          </table:table-cell>
          <table:table-cell office:value-type="float" office:value="-114.766667" calcext:value-type="float">
            <text:p>-114.766667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4.57" calcext:value-type="float">
            <text:p>14.57</text:p>
          </table:table-cell>
          <table:table-cell office:value-type="float" office:value="3660" calcext:value-type="float">
            <text:p>3660</text:p>
          </table:table-cell>
          <table:table-cell office:value-type="date" office:date-value="2020-10-07" calcext:value-type="date">
            <text:p>2020-10-07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5.66" calcext:value-type="float">
            <text:p>15.66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68" calcext:value-type="float">
            <text:p>17.68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1" calcext:value-type="float">
            <text:p>20.1</text:p>
          </table:table-cell>
          <table:table-cell office:value-type="float" office:value="2200" calcext:value-type="float">
            <text:p>22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" calcext:value-type="float">
            <text:p>22</text:p>
          </table:table-cell>
          <table:table-cell office:value-type="float" office:value="2213" calcext:value-type="float">
            <text:p>2213</text:p>
          </table:table-cell>
          <table:table-cell office:value-type="date" office:date-value="2020-06-18" calcext:value-type="date">
            <text:p>2020-06-18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4.12" calcext:value-type="float">
            <text:p>24.12</text:p>
          </table:table-cell>
          <table:table-cell office:value-type="float" office:value="2390" calcext:value-type="float">
            <text:p>2390</text:p>
          </table:table-cell>
          <table:table-cell office:value-type="date" office:date-value="2020-09-18" calcext:value-type="date">
            <text:p>2020-09-18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21" calcext:value-type="float">
            <text:p>22.21</text:p>
          </table:table-cell>
          <table:table-cell office:value-type="float" office:value="2610" calcext:value-type="float">
            <text:p>2610</text:p>
          </table:table-cell>
          <table:table-cell office:value-type="date" office:date-value="2020-09-18" calcext:value-type="date">
            <text:p>2020-09-18</text:p>
          </table:table-cell>
        </table:table-row>
        <table:table-row table:style-name="ro1">
          <table:table-cell office:value-type="string" calcext:value-type="string">
            <text:p>LITTLE BEAR LAKE</text:p>
          </table:table-cell>
          <table:table-cell office:value-type="string" calcext:value-type="string">
            <text:p>HASSE LAKE</text:p>
          </table:table-cell>
          <table:table-cell office:value-type="string" calcext:value-type="string">
            <text:p>NW19-64-2-W4</text:p>
          </table:table-cell>
          <table:table-cell office:value-type="float" office:value="54.551596" calcext:value-type="float">
            <text:p>54.551596</text:p>
          </table:table-cell>
          <table:table-cell office:value-type="float" office:value="-110.300937" calcext:value-type="float">
            <text:p>-110.300937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9.65" calcext:value-type="float">
            <text:p>9.65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9-18" calcext:value-type="date">
            <text:p>2020-09-18</text:p>
          </table:table-cell>
        </table:table-row>
        <table:table-row table:style-name="ro1">
          <table:table-cell office:value-type="string" calcext:value-type="string">
            <text:p>MARGARET LAKE</text:p>
          </table:table-cell>
          <table:table-cell/>
          <table:table-cell office:value-type="string" calcext:value-type="string">
            <text:p>NW15-28-9-W5</text:p>
          </table:table-cell>
          <table:table-cell office:value-type="float" office:value="51.401845" calcext:value-type="float">
            <text:p>51.401845</text:p>
          </table:table-cell>
          <table:table-cell office:value-type="float" office:value="-115.185439" calcext:value-type="float">
            <text:p>-115.18543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4" calcext:value-type="float">
            <text:p>20.4</text:p>
          </table:table-cell>
          <table:table-cell office:value-type="float" office:value="3067" calcext:value-type="float">
            <text:p>3067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MARIGOLD LAKE</text:p>
          </table:table-cell>
          <table:table-cell/>
          <table:table-cell office:value-type="string" calcext:value-type="string">
            <text:p>NW32-65-11-W5</text:p>
          </table:table-cell>
          <table:table-cell office:value-type="float" office:value="54.671776" calcext:value-type="float">
            <text:p>54.671776</text:p>
          </table:table-cell>
          <table:table-cell office:value-type="float" office:value="-115.628279" calcext:value-type="float">
            <text:p>-115.628279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4.57" calcext:value-type="float">
            <text:p>14.57</text:p>
          </table:table-cell>
          <table:table-cell office:value-type="float" office:value="7000" calcext:value-type="float">
            <text:p>7000</text:p>
          </table:table-cell>
          <table:table-cell office:value-type="date" office:date-value="2020-10-07" calcext:value-type="date">
            <text:p>2020-10-07</text:p>
          </table:table-cell>
        </table:table-row>
        <table:table-row table:style-name="ro1">
          <table:table-cell office:value-type="string" calcext:value-type="string">
            <text:p>MARY GREGG LAKE</text:p>
          </table:table-cell>
          <table:table-cell/>
          <table:table-cell office:value-type="string" calcext:value-type="string">
            <text:p>NW4-48-24-W5</text:p>
          </table:table-cell>
          <table:table-cell office:value-type="float" office:value="53.112602" calcext:value-type="float">
            <text:p>53.112602</text:p>
          </table:table-cell>
          <table:table-cell office:value-type="float" office:value="-117.454064" calcext:value-type="float">
            <text:p>-117.45406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1" calcext:value-type="float">
            <text:p>15.1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MCLEAN POND</text:p>
          </table:table-cell>
          <table:table-cell/>
          <table:table-cell office:value-type="string" calcext:value-type="string">
            <text:p>NW20-22-5-W5</text:p>
          </table:table-cell>
          <table:table-cell office:value-type="float" office:value="50.888074" calcext:value-type="float">
            <text:p>50.888074</text:p>
          </table:table-cell>
          <table:table-cell office:value-type="float" office:value="-114.669068" calcext:value-type="float">
            <text:p>-114.66906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MCLEAN POND</text:p>
          </table:table-cell>
          <table:table-cell/>
          <table:table-cell office:value-type="string" calcext:value-type="string">
            <text:p>NW20-22-5-W5</text:p>
          </table:table-cell>
          <table:table-cell office:value-type="float" office:value="50.888074" calcext:value-type="float">
            <text:p>50.888074</text:p>
          </table:table-cell>
          <table:table-cell office:value-type="float" office:value="-114.669068" calcext:value-type="float">
            <text:p>-114.66906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7-07" calcext:value-type="date">
            <text:p>2020-07-07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4.64" calcext:value-type="float">
            <text:p>14.64</text:p>
          </table:table-cell>
          <table:table-cell office:value-type="float" office:value="26500" calcext:value-type="float">
            <text:p>265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4.3" calcext:value-type="float">
            <text:p>14.3</text:p>
          </table:table-cell>
          <table:table-cell office:value-type="float" office:value="26500" calcext:value-type="float">
            <text:p>265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4.3" calcext:value-type="float">
            <text:p>14.3</text:p>
          </table:table-cell>
          <table:table-cell office:value-type="float" office:value="27000" calcext:value-type="float">
            <text:p>270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3.8" calcext:value-type="float">
            <text:p>13.8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0-06-02" calcext:value-type="date">
            <text:p>2020-06-02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3.8" calcext:value-type="float">
            <text:p>13.8</text:p>
          </table:table-cell>
          <table:table-cell office:value-type="float" office:value="16050" calcext:value-type="float">
            <text:p>1605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3.02" calcext:value-type="float">
            <text:p>13.02</text:p>
          </table:table-cell>
          <table:table-cell office:value-type="float" office:value="25350" calcext:value-type="float">
            <text:p>25350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5.3" calcext:value-type="float">
            <text:p>15.3</text:p>
          </table:table-cell>
          <table:table-cell office:value-type="float" office:value="20000" calcext:value-type="float">
            <text:p>20000</text:p>
          </table:table-cell>
          <table:table-cell office:value-type="date" office:date-value="2020-09-24" calcext:value-type="date">
            <text:p>2020-09-24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21.02" calcext:value-type="float">
            <text:p>21.02</text:p>
          </table:table-cell>
          <table:table-cell office:value-type="float" office:value="3855" calcext:value-type="float">
            <text:p>3855</text:p>
          </table:table-cell>
          <table:table-cell office:value-type="date" office:date-value="2020-10-06" calcext:value-type="date">
            <text:p>2020-10-06</text:p>
          </table:table-cell>
        </table:table-row>
        <table:table-row table:style-name="ro1">
          <table:table-cell office:value-type="string" calcext:value-type="string">
            <text:p>MCLEOD LAKE</text:p>
          </table:table-cell>
          <table:table-cell office:value-type="string" calcext:value-type="string">
            <text:p>CARSON LAKE</text:p>
          </table:table-cell>
          <table:table-cell office:value-type="string" calcext:value-type="string">
            <text:p>SE25-61-12-W5</text:p>
          </table:table-cell>
          <table:table-cell office:value-type="float" office:value="54.298603" calcext:value-type="float">
            <text:p>54.298603</text:p>
          </table:table-cell>
          <table:table-cell office:value-type="float" office:value="-115.652786" calcext:value-type="float">
            <text:p>-115.6527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21" calcext:value-type="float">
            <text:p>22.21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10-14" calcext:value-type="date">
            <text:p>2020-10-14</text:p>
          </table:table-cell>
        </table:table-row>
        <table:table-row table:style-name="ro1">
          <table:table-cell office:value-type="string" calcext:value-type="string">
            <text:p>MEDLEY RIVER</text:p>
          </table:table-cell>
          <table:table-cell/>
          <table:table-cell office:value-type="string" calcext:value-type="string">
            <text:p>SE11-65-2-W4</text:p>
          </table:table-cell>
          <table:table-cell office:value-type="float" office:value="54.604201" calcext:value-type="float">
            <text:p>54.604201</text:p>
          </table:table-cell>
          <table:table-cell office:value-type="float" office:value="-110.186494" calcext:value-type="float">
            <text:p>-110.18649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35" calcext:value-type="float">
            <text:p>19.35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30" calcext:value-type="date">
            <text:p>2020-05-30</text:p>
          </table:table-cell>
        </table:table-row>
        <table:table-row table:style-name="ro1">
          <table:table-cell office:value-type="string" calcext:value-type="string">
            <text:p>MICHEL RESERVOIR</text:p>
          </table:table-cell>
          <table:table-cell office:value-type="string" calcext:value-type="string">
            <text:p>MICHELLE RESERVOIR</text:p>
          </table:table-cell>
          <table:table-cell office:value-type="string" calcext:value-type="string">
            <text:p>NE5-7-3-W4</text:p>
          </table:table-cell>
          <table:table-cell office:value-type="float" office:value="49.531283" calcext:value-type="float">
            <text:p>49.531283</text:p>
          </table:table-cell>
          <table:table-cell office:value-type="float" office:value="-110.372274" calcext:value-type="float">
            <text:p>-110.37227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89" calcext:value-type="float">
            <text:p>19.89</text:p>
          </table:table-cell>
          <table:table-cell office:value-type="float" office:value="6570" calcext:value-type="float">
            <text:p>657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MICHEL RESERVOIR</text:p>
          </table:table-cell>
          <table:table-cell office:value-type="string" calcext:value-type="string">
            <text:p>MICHELLE RESERVOIR</text:p>
          </table:table-cell>
          <table:table-cell office:value-type="string" calcext:value-type="string">
            <text:p>NE5-7-3-W4</text:p>
          </table:table-cell>
          <table:table-cell office:value-type="float" office:value="49.531283" calcext:value-type="float">
            <text:p>49.531283</text:p>
          </table:table-cell>
          <table:table-cell office:value-type="float" office:value="-110.372274" calcext:value-type="float">
            <text:p>-110.37227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8.41" calcext:value-type="float">
            <text:p>18.41</text:p>
          </table:table-cell>
          <table:table-cell office:value-type="float" office:value="2430" calcext:value-type="float">
            <text:p>243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MICHEL RESERVOIR</text:p>
          </table:table-cell>
          <table:table-cell office:value-type="string" calcext:value-type="string">
            <text:p>MICHELLE RESERVOIR</text:p>
          </table:table-cell>
          <table:table-cell office:value-type="string" calcext:value-type="string">
            <text:p>NE5-7-3-W4</text:p>
          </table:table-cell>
          <table:table-cell office:value-type="float" office:value="49.531283" calcext:value-type="float">
            <text:p>49.531283</text:p>
          </table:table-cell>
          <table:table-cell office:value-type="float" office:value="-110.372274" calcext:value-type="float">
            <text:p>-110.37227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3" calcext:value-type="float">
            <text:p>19.3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0-05-27" calcext:value-type="date">
            <text:p>2020-05-27</text:p>
          </table:table-cell>
        </table:table-row>
        <table:table-row table:style-name="ro1">
          <table:table-cell office:value-type="string" calcext:value-type="string">
            <text:p>MICHEL RESERVOIR</text:p>
          </table:table-cell>
          <table:table-cell office:value-type="string" calcext:value-type="string">
            <text:p>MICHELLE RESERVOIR</text:p>
          </table:table-cell>
          <table:table-cell office:value-type="string" calcext:value-type="string">
            <text:p>NE5-7-3-W4</text:p>
          </table:table-cell>
          <table:table-cell office:value-type="float" office:value="49.531283" calcext:value-type="float">
            <text:p>49.531283</text:p>
          </table:table-cell>
          <table:table-cell office:value-type="float" office:value="-110.372274" calcext:value-type="float">
            <text:p>-110.37227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24" calcext:value-type="float">
            <text:p>22.24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9-29" calcext:value-type="date">
            <text:p>2020-09-29</text:p>
          </table:table-cell>
        </table:table-row>
        <table:table-row table:style-name="ro1">
          <table:table-cell office:value-type="string" calcext:value-type="string">
            <text:p>MICHICHI RESERVOIR</text:p>
          </table:table-cell>
          <table:table-cell/>
          <table:table-cell office:value-type="string" calcext:value-type="string">
            <text:p>SW19-30-18-W4</text:p>
          </table:table-cell>
          <table:table-cell office:value-type="float" office:value="51.582647" calcext:value-type="float">
            <text:p>51.582647</text:p>
          </table:table-cell>
          <table:table-cell office:value-type="float" office:value="-112.52946" calcext:value-type="float">
            <text:p>-112.5294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5600" calcext:value-type="float">
            <text:p>56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MILLERS LAKE</text:p>
          </table:table-cell>
          <table:table-cell/>
          <table:table-cell office:value-type="string" calcext:value-type="string">
            <text:p>SW8-53-19-W5</text:p>
          </table:table-cell>
          <table:table-cell office:value-type="float" office:value="53.560075" calcext:value-type="float">
            <text:p>53.560075</text:p>
          </table:table-cell>
          <table:table-cell office:value-type="float" office:value="-116.768896" calcext:value-type="float">
            <text:p>-116.76889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38" calcext:value-type="float">
            <text:p>19.38</text:p>
          </table:table-cell>
          <table:table-cell office:value-type="float" office:value="9262" calcext:value-type="float">
            <text:p>9262</text:p>
          </table:table-cell>
          <table:table-cell office:value-type="date" office:date-value="2020-05-27" calcext:value-type="date">
            <text:p>2020-05-27</text:p>
          </table:table-cell>
        </table:table-row>
        <table:table-row table:style-name="ro1">
          <table:table-cell office:value-type="string" calcext:value-type="string">
            <text:p>MILLERS LAKE</text:p>
          </table:table-cell>
          <table:table-cell/>
          <table:table-cell office:value-type="string" calcext:value-type="string">
            <text:p>SW8-53-19-W5</text:p>
          </table:table-cell>
          <table:table-cell office:value-type="float" office:value="53.560075" calcext:value-type="float">
            <text:p>53.560075</text:p>
          </table:table-cell>
          <table:table-cell office:value-type="float" office:value="-116.768896" calcext:value-type="float">
            <text:p>-116.76889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38" calcext:value-type="float">
            <text:p>19.38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0-05-27" calcext:value-type="date">
            <text:p>2020-05-27</text:p>
          </table:table-cell>
        </table:table-row>
        <table:table-row table:style-name="ro1">
          <table:table-cell office:value-type="string" calcext:value-type="string">
            <text:p>MILLERS LAKE</text:p>
          </table:table-cell>
          <table:table-cell/>
          <table:table-cell office:value-type="string" calcext:value-type="string">
            <text:p>SW8-53-19-W5</text:p>
          </table:table-cell>
          <table:table-cell office:value-type="float" office:value="53.560075" calcext:value-type="float">
            <text:p>53.560075</text:p>
          </table:table-cell>
          <table:table-cell office:value-type="float" office:value="-116.768896" calcext:value-type="float">
            <text:p>-116.76889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91" calcext:value-type="float">
            <text:p>19.91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6-02" calcext:value-type="date">
            <text:p>2020-06-02</text:p>
          </table:table-cell>
        </table:table-row>
        <table:table-row table:style-name="ro1">
          <table:table-cell office:value-type="string" calcext:value-type="string">
            <text:p>MILLERS LAKE</text:p>
          </table:table-cell>
          <table:table-cell/>
          <table:table-cell office:value-type="string" calcext:value-type="string">
            <text:p>SW8-53-19-W5</text:p>
          </table:table-cell>
          <table:table-cell office:value-type="float" office:value="53.560075" calcext:value-type="float">
            <text:p>53.560075</text:p>
          </table:table-cell>
          <table:table-cell office:value-type="float" office:value="-116.768896" calcext:value-type="float">
            <text:p>-116.768896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1" calcext:value-type="float">
            <text:p>22.81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MITCHELL LAKE</text:p>
          </table:table-cell>
          <table:table-cell/>
          <table:table-cell office:value-type="string" calcext:value-type="string">
            <text:p>NE25-37-8-W5</text:p>
          </table:table-cell>
          <table:table-cell office:value-type="float" office:value="52.216312" calcext:value-type="float">
            <text:p>52.216312</text:p>
          </table:table-cell>
          <table:table-cell office:value-type="float" office:value="-115.007692" calcext:value-type="float">
            <text:p>-115.007692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8.3" calcext:value-type="float">
            <text:p>18.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MITCHELL LAKE</text:p>
          </table:table-cell>
          <table:table-cell/>
          <table:table-cell office:value-type="string" calcext:value-type="string">
            <text:p>NE25-37-8-W5</text:p>
          </table:table-cell>
          <table:table-cell office:value-type="float" office:value="52.216312" calcext:value-type="float">
            <text:p>52.216312</text:p>
          </table:table-cell>
          <table:table-cell office:value-type="float" office:value="-115.007692" calcext:value-type="float">
            <text:p>-115.00769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MITCHELL LAKE</text:p>
          </table:table-cell>
          <table:table-cell/>
          <table:table-cell office:value-type="string" calcext:value-type="string">
            <text:p>NE25-37-8-W5</text:p>
          </table:table-cell>
          <table:table-cell office:value-type="float" office:value="52.216312" calcext:value-type="float">
            <text:p>52.216312</text:p>
          </table:table-cell>
          <table:table-cell office:value-type="float" office:value="-115.007692" calcext:value-type="float">
            <text:p>-115.00769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6.9" calcext:value-type="float">
            <text:p>16.9</text:p>
          </table:table-cell>
          <table:table-cell office:value-type="float" office:value="700" calcext:value-type="float">
            <text:p>700</text:p>
          </table:table-cell>
          <table:table-cell office:value-type="date" office:date-value="2020-09-01" calcext:value-type="date">
            <text:p>2020-09-01</text:p>
          </table:table-cell>
        </table:table-row>
        <table:table-row table:style-name="ro1">
          <table:table-cell office:value-type="string" calcext:value-type="string">
            <text:p>MITCHELL LAKE</text:p>
          </table:table-cell>
          <table:table-cell/>
          <table:table-cell office:value-type="string" calcext:value-type="string">
            <text:p>NE25-37-8-W5</text:p>
          </table:table-cell>
          <table:table-cell office:value-type="float" office:value="52.216312" calcext:value-type="float">
            <text:p>52.216312</text:p>
          </table:table-cell>
          <table:table-cell office:value-type="float" office:value="-115.007692" calcext:value-type="float">
            <text:p>-115.00769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9-01" calcext:value-type="date">
            <text:p>2020-09-01</text:p>
          </table:table-cell>
        </table:table-row>
        <table:table-row table:style-name="ro1">
          <table:table-cell office:value-type="string" calcext:value-type="string">
            <text:p>MITCHELL POND</text:p>
          </table:table-cell>
          <table:table-cell office:value-type="string" calcext:value-type="string">
            <text:p>WASKASOO PARK POND</text:p>
          </table:table-cell>
          <table:table-cell office:value-type="string" calcext:value-type="string">
            <text:p>NW18-38-27-W4</text:p>
          </table:table-cell>
          <table:table-cell office:value-type="float" office:value="52.269458" calcext:value-type="float">
            <text:p>52.269458</text:p>
          </table:table-cell>
          <table:table-cell office:value-type="float" office:value="-113.853351" calcext:value-type="float">
            <text:p>-113.85335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1110" calcext:value-type="float">
            <text:p>111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MITCHELL POND</text:p>
          </table:table-cell>
          <table:table-cell office:value-type="string" calcext:value-type="string">
            <text:p>WASKASOO PARK POND</text:p>
          </table:table-cell>
          <table:table-cell office:value-type="string" calcext:value-type="string">
            <text:p>NW18-38-27-W4</text:p>
          </table:table-cell>
          <table:table-cell office:value-type="float" office:value="52.269458" calcext:value-type="float">
            <text:p>52.269458</text:p>
          </table:table-cell>
          <table:table-cell office:value-type="float" office:value="-113.853351" calcext:value-type="float">
            <text:p>-113.85335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" calcext:value-type="float">
            <text:p>20.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18" calcext:value-type="date">
            <text:p>2020-06-18</text:p>
          </table:table-cell>
        </table:table-row>
        <table:table-row table:style-name="ro1">
          <table:table-cell office:value-type="string" calcext:value-type="string">
            <text:p>MONTAGANEUSSE LAKE</text:p>
          </table:table-cell>
          <table:table-cell office:value-type="string" calcext:value-type="string">
            <text:p>STONEY LAKE</text:p>
          </table:table-cell>
          <table:table-cell office:value-type="string" calcext:value-type="string">
            <text:p>NE31-86-3-W6</text:p>
          </table:table-cell>
          <table:table-cell office:value-type="float" office:value="56.504886" calcext:value-type="float">
            <text:p>56.504886</text:p>
          </table:table-cell>
          <table:table-cell office:value-type="float" office:value="-118.461339" calcext:value-type="float">
            <text:p>-118.461339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4" calcext:value-type="float">
            <text:p>20.4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MONTAGANEUSSE LAKE</text:p>
          </table:table-cell>
          <table:table-cell office:value-type="string" calcext:value-type="string">
            <text:p>STONEY LAKE</text:p>
          </table:table-cell>
          <table:table-cell office:value-type="string" calcext:value-type="string">
            <text:p>NE31-86-3-W6</text:p>
          </table:table-cell>
          <table:table-cell office:value-type="float" office:value="56.504886" calcext:value-type="float">
            <text:p>56.504886</text:p>
          </table:table-cell>
          <table:table-cell office:value-type="float" office:value="-118.461339" calcext:value-type="float">
            <text:p>-118.461339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1" calcext:value-type="float">
            <text:p>22.81</text:p>
          </table:table-cell>
          <table:table-cell office:value-type="float" office:value="1975" calcext:value-type="float">
            <text:p>1975</text:p>
          </table:table-cell>
          <table:table-cell office:value-type="date" office:date-value="2020-09-14" calcext:value-type="date">
            <text:p>2020-09-14</text:p>
          </table:table-cell>
        </table:table-row>
        <table:table-row table:style-name="ro1">
          <table:table-cell office:value-type="string" calcext:value-type="string">
            <text:p>MOONSHINE LAKE</text:p>
          </table:table-cell>
          <table:table-cell office:value-type="string" calcext:value-type="string">
            <text:p>MIRAGE LAKE</text:p>
          </table:table-cell>
          <table:table-cell office:value-type="string" calcext:value-type="string">
            <text:p>SE31-79-8-W6</text:p>
          </table:table-cell>
          <table:table-cell office:value-type="float" office:value="55.886111" calcext:value-type="float">
            <text:p>55.886111</text:p>
          </table:table-cell>
          <table:table-cell office:value-type="float" office:value="-119.227778" calcext:value-type="float">
            <text:p>-119.22777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58" calcext:value-type="float">
            <text:p>15.58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MOONSHINE LAKE</text:p>
          </table:table-cell>
          <table:table-cell office:value-type="string" calcext:value-type="string">
            <text:p>MIRAGE LAKE</text:p>
          </table:table-cell>
          <table:table-cell office:value-type="string" calcext:value-type="string">
            <text:p>SE31-79-8-W6</text:p>
          </table:table-cell>
          <table:table-cell office:value-type="float" office:value="55.886111" calcext:value-type="float">
            <text:p>55.886111</text:p>
          </table:table-cell>
          <table:table-cell office:value-type="float" office:value="-119.227778" calcext:value-type="float">
            <text:p>-119.227778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62" calcext:value-type="float">
            <text:p>21.6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MOONSHINE LAKE</text:p>
          </table:table-cell>
          <table:table-cell office:value-type="string" calcext:value-type="string">
            <text:p>MIRAGE LAKE</text:p>
          </table:table-cell>
          <table:table-cell office:value-type="string" calcext:value-type="string">
            <text:p>SE31-79-8-W6</text:p>
          </table:table-cell>
          <table:table-cell office:value-type="float" office:value="55.886111" calcext:value-type="float">
            <text:p>55.886111</text:p>
          </table:table-cell>
          <table:table-cell office:value-type="float" office:value="-119.227778" calcext:value-type="float">
            <text:p>-119.227778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.39" calcext:value-type="float">
            <text:p>20.39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MOONSHINE LAKE</text:p>
          </table:table-cell>
          <table:table-cell office:value-type="string" calcext:value-type="string">
            <text:p>MIRAGE LAKE</text:p>
          </table:table-cell>
          <table:table-cell office:value-type="string" calcext:value-type="string">
            <text:p>SE31-79-8-W6</text:p>
          </table:table-cell>
          <table:table-cell office:value-type="float" office:value="55.886111" calcext:value-type="float">
            <text:p>55.886111</text:p>
          </table:table-cell>
          <table:table-cell office:value-type="float" office:value="-119.227778" calcext:value-type="float">
            <text:p>-119.227778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9.74" calcext:value-type="float">
            <text:p>9.74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MOONSHINE LAKE</text:p>
          </table:table-cell>
          <table:table-cell office:value-type="string" calcext:value-type="string">
            <text:p>MIRAGE LAKE</text:p>
          </table:table-cell>
          <table:table-cell office:value-type="string" calcext:value-type="string">
            <text:p>SE31-79-8-W6</text:p>
          </table:table-cell>
          <table:table-cell office:value-type="float" office:value="55.886111" calcext:value-type="float">
            <text:p>55.886111</text:p>
          </table:table-cell>
          <table:table-cell office:value-type="float" office:value="-119.227778" calcext:value-type="float">
            <text:p>-119.227778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7.72" calcext:value-type="float">
            <text:p>27.7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MOUNT LORETTE PONDS</text:p>
          </table:table-cell>
          <table:table-cell/>
          <table:table-cell office:value-type="string" calcext:value-type="string">
            <text:p>SW19-23-8-W5</text:p>
          </table:table-cell>
          <table:table-cell office:value-type="float" office:value="50.969566" calcext:value-type="float">
            <text:p>50.969566</text:p>
          </table:table-cell>
          <table:table-cell office:value-type="float" office:value="-115.107943" calcext:value-type="float">
            <text:p>-115.1079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MOUNT LORETTE PONDS</text:p>
          </table:table-cell>
          <table:table-cell/>
          <table:table-cell office:value-type="string" calcext:value-type="string">
            <text:p>SW19-23-8-W5</text:p>
          </table:table-cell>
          <table:table-cell office:value-type="float" office:value="50.969566" calcext:value-type="float">
            <text:p>50.969566</text:p>
          </table:table-cell>
          <table:table-cell office:value-type="float" office:value="-115.107943" calcext:value-type="float">
            <text:p>-115.1079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MOUNT LORETTE PONDS</text:p>
          </table:table-cell>
          <table:table-cell/>
          <table:table-cell office:value-type="string" calcext:value-type="string">
            <text:p>SW19-23-8-W5</text:p>
          </table:table-cell>
          <table:table-cell office:value-type="float" office:value="50.969566" calcext:value-type="float">
            <text:p>50.969566</text:p>
          </table:table-cell>
          <table:table-cell office:value-type="float" office:value="-115.107943" calcext:value-type="float">
            <text:p>-115.1079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7-15" calcext:value-type="date">
            <text:p>2020-07-15</text:p>
          </table:table-cell>
        </table:table-row>
        <table:table-row table:style-name="ro1">
          <table:table-cell office:value-type="string" calcext:value-type="string">
            <text:p>MOUNT LORETTE PONDS</text:p>
          </table:table-cell>
          <table:table-cell/>
          <table:table-cell office:value-type="string" calcext:value-type="string">
            <text:p>SW19-23-8-W5</text:p>
          </table:table-cell>
          <table:table-cell office:value-type="float" office:value="50.969566" calcext:value-type="float">
            <text:p>50.969566</text:p>
          </table:table-cell>
          <table:table-cell office:value-type="float" office:value="-115.107943" calcext:value-type="float">
            <text:p>-115.1079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3.1" calcext:value-type="float">
            <text:p>23.1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20-07-28" calcext:value-type="date">
            <text:p>2020-07-28</text:p>
          </table:table-cell>
        </table:table-row>
        <table:table-row table:style-name="ro1">
          <table:table-cell office:value-type="string" calcext:value-type="string">
            <text:p>MUIR LAKE</text:p>
          </table:table-cell>
          <table:table-cell/>
          <table:table-cell office:value-type="string" calcext:value-type="string">
            <text:p>NW32-53-27-W4</text:p>
          </table:table-cell>
          <table:table-cell office:value-type="float" office:value="53.624675" calcext:value-type="float">
            <text:p>53.624675</text:p>
          </table:table-cell>
          <table:table-cell office:value-type="float" office:value="-113.956437" calcext:value-type="float">
            <text:p>-113.9564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79" calcext:value-type="float">
            <text:p>19.79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MUIR LAKE</text:p>
          </table:table-cell>
          <table:table-cell/>
          <table:table-cell office:value-type="string" calcext:value-type="string">
            <text:p>NW32-53-27-W4</text:p>
          </table:table-cell>
          <table:table-cell office:value-type="float" office:value="53.624675" calcext:value-type="float">
            <text:p>53.624675</text:p>
          </table:table-cell>
          <table:table-cell office:value-type="float" office:value="-113.956437" calcext:value-type="float">
            <text:p>-113.956437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22" calcext:value-type="float">
            <text:p>20.2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MUIR LAKE</text:p>
          </table:table-cell>
          <table:table-cell/>
          <table:table-cell office:value-type="string" calcext:value-type="string">
            <text:p>NW32-53-27-W4</text:p>
          </table:table-cell>
          <table:table-cell office:value-type="float" office:value="53.624675" calcext:value-type="float">
            <text:p>53.624675</text:p>
          </table:table-cell>
          <table:table-cell office:value-type="float" office:value="-113.956437" calcext:value-type="float">
            <text:p>-113.956437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7.7" calcext:value-type="float">
            <text:p>27.7</text:p>
          </table:table-cell>
          <table:table-cell office:value-type="float" office:value="433" calcext:value-type="float">
            <text:p>433</text:p>
          </table:table-cell>
          <table:table-cell office:value-type="date" office:date-value="2020-09-18" calcext:value-type="date">
            <text:p>2020-09-18</text:p>
          </table:table-cell>
        </table:table-row>
        <table:table-row table:style-name="ro1">
          <table:table-cell office:value-type="string" calcext:value-type="string">
            <text:p>MUIR LAKE</text:p>
          </table:table-cell>
          <table:table-cell/>
          <table:table-cell office:value-type="string" calcext:value-type="string">
            <text:p>NW32-53-27-W4</text:p>
          </table:table-cell>
          <table:table-cell office:value-type="float" office:value="53.624675" calcext:value-type="float">
            <text:p>53.624675</text:p>
          </table:table-cell>
          <table:table-cell office:value-type="float" office:value="-113.956437" calcext:value-type="float">
            <text:p>-113.9564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02" calcext:value-type="float">
            <text:p>21.0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8" calcext:value-type="date">
            <text:p>2020-09-18</text:p>
          </table:table-cell>
        </table:table-row>
        <table:table-row table:style-name="ro1">
          <table:table-cell office:value-type="string" calcext:value-type="string">
            <text:p>NIEMELA RESERVOIR</text:p>
          </table:table-cell>
          <table:table-cell office:value-type="string" calcext:value-type="string">
            <text:p>RAY'S POND</text:p>
          </table:table-cell>
          <table:table-cell office:value-type="string" calcext:value-type="string">
            <text:p>SE1-39-3-W5</text:p>
          </table:table-cell>
          <table:table-cell office:value-type="float" office:value="52.322935" calcext:value-type="float">
            <text:p>52.322935</text:p>
          </table:table-cell>
          <table:table-cell office:value-type="float" office:value="-114.292729" calcext:value-type="float">
            <text:p>-114.29272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85" calcext:value-type="float">
            <text:p>21.85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NIEMELA RESERVOIR</text:p>
          </table:table-cell>
          <table:table-cell office:value-type="string" calcext:value-type="string">
            <text:p>RAY'S POND</text:p>
          </table:table-cell>
          <table:table-cell office:value-type="string" calcext:value-type="string">
            <text:p>SE1-39-3-W5</text:p>
          </table:table-cell>
          <table:table-cell office:value-type="float" office:value="52.322935" calcext:value-type="float">
            <text:p>52.322935</text:p>
          </table:table-cell>
          <table:table-cell office:value-type="float" office:value="-114.292729" calcext:value-type="float">
            <text:p>-114.29272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" calcext:value-type="float">
            <text:p>20.3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6-18" calcext:value-type="date">
            <text:p>2020-06-18</text:p>
          </table:table-cell>
        </table:table-row>
        <table:table-row table:style-name="ro1">
          <table:table-cell office:value-type="string" calcext:value-type="string">
            <text:p>OBED LAKE</text:p>
          </table:table-cell>
          <table:table-cell/>
          <table:table-cell office:value-type="string" calcext:value-type="string">
            <text:p>SW11-53-22-W5</text:p>
          </table:table-cell>
          <table:table-cell office:value-type="float" office:value="53.566667" calcext:value-type="float">
            <text:p>53.566667</text:p>
          </table:table-cell>
          <table:table-cell office:value-type="float" office:value="-117.133333" calcext:value-type="float">
            <text:p>-117.133333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8.65" calcext:value-type="float">
            <text:p>18.65</text:p>
          </table:table-cell>
          <table:table-cell office:value-type="float" office:value="8403" calcext:value-type="float">
            <text:p>8403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OBED LAKE</text:p>
          </table:table-cell>
          <table:table-cell/>
          <table:table-cell office:value-type="string" calcext:value-type="string">
            <text:p>SW11-53-22-W5</text:p>
          </table:table-cell>
          <table:table-cell office:value-type="float" office:value="53.566667" calcext:value-type="float">
            <text:p>53.566667</text:p>
          </table:table-cell>
          <table:table-cell office:value-type="float" office:value="-117.133333" calcext:value-type="float">
            <text:p>-117.133333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94" calcext:value-type="float">
            <text:p>21.94</text:p>
          </table:table-cell>
          <table:table-cell office:value-type="float" office:value="3735" calcext:value-type="float">
            <text:p>3735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OLE LAKE</text:p>
          </table:table-cell>
          <table:table-cell/>
          <table:table-cell office:value-type="string" calcext:value-type="string">
            <text:p>NW30-84-12-W6</text:p>
          </table:table-cell>
          <table:table-cell office:value-type="float" office:value="56.316771" calcext:value-type="float">
            <text:p>56.316771</text:p>
          </table:table-cell>
          <table:table-cell office:value-type="float" office:value="-119.894419" calcext:value-type="float">
            <text:p>-119.8944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3" calcext:value-type="float">
            <text:p>19.93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6-02" calcext:value-type="date">
            <text:p>2020-06-02</text:p>
          </table:table-cell>
        </table:table-row>
        <table:table-row table:style-name="ro1">
          <table:table-cell office:value-type="string" calcext:value-type="string">
            <text:p>OUTPOST LAKE</text:p>
          </table:table-cell>
          <table:table-cell office:value-type="string" calcext:value-type="string">
            <text:p>POLICE LAKE</text:p>
          </table:table-cell>
          <table:table-cell office:value-type="string" calcext:value-type="string">
            <text:p>NE6-1-26-W4</text:p>
          </table:table-cell>
          <table:table-cell office:value-type="float" office:value="49.011823" calcext:value-type="float">
            <text:p>49.011823</text:p>
          </table:table-cell>
          <table:table-cell office:value-type="float" office:value="-113.456699" calcext:value-type="float">
            <text:p>-113.45669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PARKER LAKE</text:p>
          </table:table-cell>
          <table:table-cell/>
          <table:table-cell office:value-type="string" calcext:value-type="string">
            <text:p>SE25-70-5-W5</text:p>
          </table:table-cell>
          <table:table-cell office:value-type="float" office:value="55.084708" calcext:value-type="float">
            <text:p>55.084708</text:p>
          </table:table-cell>
          <table:table-cell office:value-type="float" office:value="-114.621162" calcext:value-type="float">
            <text:p>-114.621162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4.57" calcext:value-type="float">
            <text:p>14.57</text:p>
          </table:table-cell>
          <table:table-cell office:value-type="float" office:value="2700" calcext:value-type="float">
            <text:p>2700</text:p>
          </table:table-cell>
          <table:table-cell office:value-type="date" office:date-value="2020-10-07" calcext:value-type="date">
            <text:p>2020-10-07</text:p>
          </table:table-cell>
        </table:table-row>
        <table:table-row table:style-name="ro1">
          <table:table-cell office:value-type="string" calcext:value-type="string">
            <text:p>PARKER LAKE</text:p>
          </table:table-cell>
          <table:table-cell/>
          <table:table-cell office:value-type="string" calcext:value-type="string">
            <text:p>SE25-70-5-W5</text:p>
          </table:table-cell>
          <table:table-cell office:value-type="float" office:value="55.084708" calcext:value-type="float">
            <text:p>55.084708</text:p>
          </table:table-cell>
          <table:table-cell office:value-type="float" office:value="-114.621162" calcext:value-type="float">
            <text:p>-114.62116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9.51" calcext:value-type="float">
            <text:p>9.51</text:p>
          </table:table-cell>
          <table:table-cell office:value-type="float" office:value="7800" calcext:value-type="float">
            <text:p>7800</text:p>
          </table:table-cell>
          <table:table-cell office:value-type="date" office:date-value="2020-10-07" calcext:value-type="date">
            <text:p>2020-10-07</text:p>
          </table:table-cell>
        </table:table-row>
        <table:table-row table:style-name="ro1">
          <table:table-cell office:value-type="string" calcext:value-type="string">
            <text:p>PARLBY RESERVOIR</text:p>
          </table:table-cell>
          <table:table-cell office:value-type="string" calcext:value-type="string">
            <text:p>TEES FISH POND</text:p>
          </table:table-cell>
          <table:table-cell office:value-type="string" calcext:value-type="string">
            <text:p>NE25-40-24-W4</text:p>
          </table:table-cell>
          <table:table-cell office:value-type="float" office:value="52.471946" calcext:value-type="float">
            <text:p>52.471946</text:p>
          </table:table-cell>
          <table:table-cell office:value-type="float" office:value="-113.316718" calcext:value-type="float">
            <text:p>-113.31671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535" calcext:value-type="float">
            <text:p>535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7.8" calcext:value-type="float">
            <text:p>17.8</text:p>
          </table:table-cell>
          <table:table-cell office:value-type="float" office:value="14500" calcext:value-type="float">
            <text:p>1450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" calcext:value-type="float">
            <text:p>15</text:p>
          </table:table-cell>
          <table:table-cell office:value-type="float" office:value="29511" calcext:value-type="float">
            <text:p>29511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" calcext:value-type="float">
            <text:p>15</text:p>
          </table:table-cell>
          <table:table-cell office:value-type="float" office:value="53871" calcext:value-type="float">
            <text:p>53871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" calcext:value-type="float">
            <text:p>15</text:p>
          </table:table-cell>
          <table:table-cell office:value-type="float" office:value="27618" calcext:value-type="float">
            <text:p>27618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7.2" calcext:value-type="float">
            <text:p>7.2</text:p>
          </table:table-cell>
          <table:table-cell office:value-type="float" office:value="11915" calcext:value-type="float">
            <text:p>11915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7.4" calcext:value-type="float">
            <text:p>7.4</text:p>
          </table:table-cell>
          <table:table-cell office:value-type="float" office:value="27000" calcext:value-type="float">
            <text:p>27000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1.5" calcext:value-type="float">
            <text:p>11.5</text:p>
          </table:table-cell>
          <table:table-cell office:value-type="float" office:value="11085" calcext:value-type="float">
            <text:p>11085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6" calcext:value-type="float">
            <text:p>15.6</text:p>
          </table:table-cell>
          <table:table-cell office:value-type="float" office:value="24652" calcext:value-type="float">
            <text:p>24652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6.3" calcext:value-type="float">
            <text:p>16.3</text:p>
          </table:table-cell>
          <table:table-cell office:value-type="float" office:value="10006" calcext:value-type="float">
            <text:p>10006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8.4" calcext:value-type="float">
            <text:p>8.4</text:p>
          </table:table-cell>
          <table:table-cell office:value-type="float" office:value="9592" calcext:value-type="float">
            <text:p>9592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1.5" calcext:value-type="float">
            <text:p>11.5</text:p>
          </table:table-cell>
          <table:table-cell office:value-type="float" office:value="22093" calcext:value-type="float">
            <text:p>22093</text:p>
          </table:table-cell>
          <table:table-cell office:value-type="date" office:date-value="2020-09-23" calcext:value-type="date">
            <text:p>2020-09-23</text:p>
          </table:table-cell>
        </table:table-row>
        <table:table-row table:style-name="ro1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float" office:value="49.1117" calcext:value-type="float">
            <text:p>49.1117</text:p>
          </table:table-cell>
          <table:table-cell office:value-type="float" office:value="-113.655837" calcext:value-type="float">
            <text:p>-113.6558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5.4" calcext:value-type="float">
            <text:p>15.4</text:p>
          </table:table-cell>
          <table:table-cell office:value-type="float" office:value="14315" calcext:value-type="float">
            <text:p>14315</text:p>
          </table:table-cell>
          <table:table-cell office:value-type="date" office:date-value="2020-09-23" calcext:value-type="date">
            <text:p>2020-09-23</text:p>
          </table:table-cell>
        </table:table-row>
        <table:table-row table:style-name="ro1">
          <table:table-cell office:value-type="string" calcext:value-type="string">
            <text:p>PEANUT LAKE</text:p>
          </table:table-cell>
          <table:table-cell/>
          <table:table-cell office:value-type="string" calcext:value-type="string">
            <text:p>NE15-58-3-W5</text:p>
          </table:table-cell>
          <table:table-cell office:value-type="float" office:value="54.017399" calcext:value-type="float">
            <text:p>54.017399</text:p>
          </table:table-cell>
          <table:table-cell office:value-type="float" office:value="-114.352591" calcext:value-type="float">
            <text:p>-114.352591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54" calcext:value-type="float">
            <text:p>20.54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PEANUT LAKE</text:p>
          </table:table-cell>
          <table:table-cell/>
          <table:table-cell office:value-type="string" calcext:value-type="string">
            <text:p>NE15-58-3-W5</text:p>
          </table:table-cell>
          <table:table-cell office:value-type="float" office:value="54.017399" calcext:value-type="float">
            <text:p>54.017399</text:p>
          </table:table-cell>
          <table:table-cell office:value-type="float" office:value="-114.352591" calcext:value-type="float">
            <text:p>-114.3525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96" calcext:value-type="float">
            <text:p>21.96</text:p>
          </table:table-cell>
          <table:table-cell office:value-type="float" office:value="7385" calcext:value-type="float">
            <text:p>7385</text:p>
          </table:table-cell>
          <table:table-cell office:value-type="date" office:date-value="2020-10-01" calcext:value-type="date">
            <text:p>2020-10-01</text:p>
          </table:table-cell>
        </table:table-row>
        <table:table-row table:style-name="ro1">
          <table:table-cell office:value-type="string" calcext:value-type="string">
            <text:p>PEANUT LAKE</text:p>
          </table:table-cell>
          <table:table-cell/>
          <table:table-cell office:value-type="string" calcext:value-type="string">
            <text:p>NE15-58-3-W5</text:p>
          </table:table-cell>
          <table:table-cell office:value-type="float" office:value="54.017399" calcext:value-type="float">
            <text:p>54.017399</text:p>
          </table:table-cell>
          <table:table-cell office:value-type="float" office:value="-114.352591" calcext:value-type="float">
            <text:p>-114.3525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74" calcext:value-type="float">
            <text:p>21.74</text:p>
          </table:table-cell>
          <table:table-cell office:value-type="float" office:value="7615" calcext:value-type="float">
            <text:p>7615</text:p>
          </table:table-cell>
          <table:table-cell office:value-type="date" office:date-value="2020-10-01" calcext:value-type="date">
            <text:p>2020-10-01</text:p>
          </table:table-cell>
        </table:table-row>
        <table:table-row table:style-name="ro1">
          <table:table-cell office:value-type="string" calcext:value-type="string">
            <text:p>PEPPERS LAKE</text:p>
          </table:table-cell>
          <table:table-cell/>
          <table:table-cell office:value-type="string" calcext:value-type="string">
            <text:p>NW30-35-12-W5</text:p>
          </table:table-cell>
          <table:table-cell office:value-type="float" office:value="52.038779" calcext:value-type="float">
            <text:p>52.038779</text:p>
          </table:table-cell>
          <table:table-cell office:value-type="float" office:value="-115.705653" calcext:value-type="float">
            <text:p>-115.70565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7" calcext:value-type="float">
            <text:p>17</text:p>
          </table:table-cell>
          <table:table-cell office:value-type="float" office:value="2800" calcext:value-type="float">
            <text:p>28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PEPPERS LAKE</text:p>
          </table:table-cell>
          <table:table-cell/>
          <table:table-cell office:value-type="string" calcext:value-type="string">
            <text:p>NW30-35-12-W5</text:p>
          </table:table-cell>
          <table:table-cell office:value-type="float" office:value="52.038779" calcext:value-type="float">
            <text:p>52.038779</text:p>
          </table:table-cell>
          <table:table-cell office:value-type="float" office:value="-115.705653" calcext:value-type="float">
            <text:p>-115.70565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" calcext:value-type="float">
            <text:p>18</text:p>
          </table:table-cell>
          <table:table-cell office:value-type="float" office:value="3400" calcext:value-type="float">
            <text:p>34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PEPPERS LAKE</text:p>
          </table:table-cell>
          <table:table-cell/>
          <table:table-cell office:value-type="string" calcext:value-type="string">
            <text:p>NW30-35-12-W5</text:p>
          </table:table-cell>
          <table:table-cell office:value-type="float" office:value="52.038779" calcext:value-type="float">
            <text:p>52.038779</text:p>
          </table:table-cell>
          <table:table-cell office:value-type="float" office:value="-115.705653" calcext:value-type="float">
            <text:p>-115.70565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55" calcext:value-type="float">
            <text:p>19.55</text:p>
          </table:table-cell>
          <table:table-cell office:value-type="float" office:value="2200" calcext:value-type="float">
            <text:p>2200</text:p>
          </table:table-cell>
          <table:table-cell office:value-type="date" office:date-value="2020-06-11" calcext:value-type="date">
            <text:p>2020-06-11</text:p>
          </table:table-cell>
        </table:table-row>
        <table:table-row table:style-name="ro1">
          <table:table-cell office:value-type="string" calcext:value-type="string">
            <text:p>PETITE LAKE</text:p>
          </table:table-cell>
          <table:table-cell/>
          <table:table-cell office:value-type="string" calcext:value-type="string">
            <text:p>NW12-54-26-W5</text:p>
          </table:table-cell>
          <table:table-cell office:value-type="float" office:value="53.655681" calcext:value-type="float">
            <text:p>53.655681</text:p>
          </table:table-cell>
          <table:table-cell office:value-type="float" office:value="-117.702585" calcext:value-type="float">
            <text:p>-117.70258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46" calcext:value-type="float">
            <text:p>19.4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PHYLLIS LAKE</text:p>
          </table:table-cell>
          <table:table-cell/>
          <table:table-cell office:value-type="string" calcext:value-type="string">
            <text:p>SE17-36-7-W5</text:p>
          </table:table-cell>
          <table:table-cell office:value-type="float" office:value="52.1" calcext:value-type="float">
            <text:p>52.1</text:p>
          </table:table-cell>
          <table:table-cell office:value-type="float" office:value="-114.966667" calcext:value-type="float">
            <text:p>-114.966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2N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PHYLLIS LAKE</text:p>
          </table:table-cell>
          <table:table-cell/>
          <table:table-cell office:value-type="string" calcext:value-type="string">
            <text:p>SE17-36-7-W5</text:p>
          </table:table-cell>
          <table:table-cell office:value-type="float" office:value="52.1" calcext:value-type="float">
            <text:p>52.1</text:p>
          </table:table-cell>
          <table:table-cell office:value-type="float" office:value="-114.966667" calcext:value-type="float">
            <text:p>-114.966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PHYLLIS LAKE</text:p>
          </table:table-cell>
          <table:table-cell/>
          <table:table-cell office:value-type="string" calcext:value-type="string">
            <text:p>SE17-36-7-W5</text:p>
          </table:table-cell>
          <table:table-cell office:value-type="float" office:value="52.1" calcext:value-type="float">
            <text:p>52.1</text:p>
          </table:table-cell>
          <table:table-cell office:value-type="float" office:value="-114.966667" calcext:value-type="float">
            <text:p>-114.966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8.6" calcext:value-type="float">
            <text:p>18.6</text:p>
          </table:table-cell>
          <table:table-cell office:value-type="float" office:value="5370" calcext:value-type="float">
            <text:p>537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PHYLLIS LAKE</text:p>
          </table:table-cell>
          <table:table-cell/>
          <table:table-cell office:value-type="string" calcext:value-type="string">
            <text:p>SE17-36-7-W5</text:p>
          </table:table-cell>
          <table:table-cell office:value-type="float" office:value="52.1" calcext:value-type="float">
            <text:p>52.1</text:p>
          </table:table-cell>
          <table:table-cell office:value-type="float" office:value="-114.966667" calcext:value-type="float">
            <text:p>-114.966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8" calcext:value-type="float">
            <text:p>20.8</text:p>
          </table:table-cell>
          <table:table-cell office:value-type="float" office:value="4630" calcext:value-type="float">
            <text:p>463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PHYLLIS LAKE</text:p>
          </table:table-cell>
          <table:table-cell/>
          <table:table-cell office:value-type="string" calcext:value-type="string">
            <text:p>SE17-36-7-W5</text:p>
          </table:table-cell>
          <table:table-cell office:value-type="float" office:value="52.1" calcext:value-type="float">
            <text:p>52.1</text:p>
          </table:table-cell>
          <table:table-cell office:value-type="float" office:value="-114.966667" calcext:value-type="float">
            <text:p>-114.966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date" office:date-value="2020-09-01" calcext:value-type="date">
            <text:p>2020-09-01</text:p>
          </table:table-cell>
        </table:table-row>
        <table:table-row table:style-name="ro1">
          <table:table-cell office:value-type="string" calcext:value-type="string">
            <text:p>PIERRE GREYS LAKES</text:p>
          </table:table-cell>
          <table:table-cell office:value-type="string" calcext:value-type="string">
            <text:p>LOWER PIERRE GREYS LAKE</text:p>
          </table:table-cell>
          <table:table-cell office:value-type="string" calcext:value-type="string">
            <text:p>SE12-57-5-W6</text:p>
          </table:table-cell>
          <table:table-cell office:value-type="float" office:value="53.910427" calcext:value-type="float">
            <text:p>53.910427</text:p>
          </table:table-cell>
          <table:table-cell office:value-type="float" office:value="-118.60656" calcext:value-type="float">
            <text:p>-118.606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6.57" calcext:value-type="float">
            <text:p>16.57</text:p>
          </table:table-cell>
          <table:table-cell office:value-type="float" office:value="7000" calcext:value-type="float">
            <text:p>70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PIERRE GREYS LAKES</text:p>
          </table:table-cell>
          <table:table-cell office:value-type="string" calcext:value-type="string">
            <text:p>MIDDLE PIERRE GREYS LAKE</text:p>
          </table:table-cell>
          <table:table-cell office:value-type="string" calcext:value-type="string">
            <text:p>NW6-57-4-W6</text:p>
          </table:table-cell>
          <table:table-cell office:value-type="float" office:value="53.90135" calcext:value-type="float">
            <text:p>53.90135</text:p>
          </table:table-cell>
          <table:table-cell office:value-type="float" office:value="-118.588692" calcext:value-type="float">
            <text:p>-118.58869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45" calcext:value-type="float">
            <text:p>15.45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PIERRE GREYS LAKES</text:p>
          </table:table-cell>
          <table:table-cell office:value-type="string" calcext:value-type="string">
            <text:p>UPPER PIERRE GREYS LAKES</text:p>
          </table:table-cell>
          <table:table-cell office:value-type="string" calcext:value-type="string">
            <text:p>SW7-57-4-W6</text:p>
          </table:table-cell>
          <table:table-cell office:value-type="float" office:value="53.908548" calcext:value-type="float">
            <text:p>53.908548</text:p>
          </table:table-cell>
          <table:table-cell office:value-type="float" office:value="-118.585692" calcext:value-type="float">
            <text:p>-118.585692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88" calcext:value-type="float">
            <text:p>19.88</text:p>
          </table:table-cell>
          <table:table-cell office:value-type="float" office:value="7000" calcext:value-type="float">
            <text:p>70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PIERRE GREYS LAKES</text:p>
          </table:table-cell>
          <table:table-cell office:value-type="string" calcext:value-type="string">
            <text:p>UPPER PIERRE GREYS LAKES</text:p>
          </table:table-cell>
          <table:table-cell office:value-type="string" calcext:value-type="string">
            <text:p>SW7-57-4-W6</text:p>
          </table:table-cell>
          <table:table-cell office:value-type="float" office:value="53.908548" calcext:value-type="float">
            <text:p>53.908548</text:p>
          </table:table-cell>
          <table:table-cell office:value-type="float" office:value="-118.585692" calcext:value-type="float">
            <text:p>-118.585692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08" calcext:value-type="float">
            <text:p>21.08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RAINBOW PARK POND</text:p>
          </table:table-cell>
          <table:table-cell office:value-type="string" calcext:value-type="string">
            <text:p>WESTLOCK RECREATION POND</text:p>
          </table:table-cell>
          <table:table-cell office:value-type="string" calcext:value-type="string">
            <text:p>NE31-59-25-W4</text:p>
          </table:table-cell>
          <table:table-cell office:value-type="float" office:value="54.145706" calcext:value-type="float">
            <text:p>54.145706</text:p>
          </table:table-cell>
          <table:table-cell office:value-type="float" office:value="-113.727525" calcext:value-type="float">
            <text:p>-113.72752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1110" calcext:value-type="float">
            <text:p>111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RAT LAKE</text:p>
          </table:table-cell>
          <table:table-cell/>
          <table:table-cell office:value-type="string" calcext:value-type="string">
            <text:p>SW11-38-9-W5</text:p>
          </table:table-cell>
          <table:table-cell office:value-type="float" office:value="52.247523" calcext:value-type="float">
            <text:p>52.247523</text:p>
          </table:table-cell>
          <table:table-cell office:value-type="float" office:value="-115.183801" calcext:value-type="float">
            <text:p>-115.183801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6.5" calcext:value-type="float">
            <text:p>6.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RAT LAKE</text:p>
          </table:table-cell>
          <table:table-cell/>
          <table:table-cell office:value-type="string" calcext:value-type="string">
            <text:p>SW11-38-9-W5</text:p>
          </table:table-cell>
          <table:table-cell office:value-type="float" office:value="52.247523" calcext:value-type="float">
            <text:p>52.247523</text:p>
          </table:table-cell>
          <table:table-cell office:value-type="float" office:value="-115.183801" calcext:value-type="float">
            <text:p>-115.183801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6.9" calcext:value-type="float">
            <text:p>16.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string" calcext:value-type="string">
            <text:p>RAT LAKE</text:p>
          </table:table-cell>
          <table:table-cell/>
          <table:table-cell office:value-type="string" calcext:value-type="string">
            <text:p>SW11-38-9-W5</text:p>
          </table:table-cell>
          <table:table-cell office:value-type="float" office:value="52.247523" calcext:value-type="float">
            <text:p>52.247523</text:p>
          </table:table-cell>
          <table:table-cell office:value-type="float" office:value="-115.183801" calcext:value-type="float">
            <text:p>-115.183801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string" calcext:value-type="string">
            <text:p>REESOR LAKE</text:p>
          </table:table-cell>
          <table:table-cell/>
          <table:table-cell office:value-type="string" calcext:value-type="string">
            <text:p>NW20-8-1-W4</text:p>
          </table:table-cell>
          <table:table-cell office:value-type="float" office:value="49.66537" calcext:value-type="float">
            <text:p>49.66537</text:p>
          </table:table-cell>
          <table:table-cell office:value-type="float" office:value="-110.106922" calcext:value-type="float">
            <text:p>-110.1069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9" calcext:value-type="float">
            <text:p>16.9</text:p>
          </table:table-cell>
          <table:table-cell office:value-type="float" office:value="14000" calcext:value-type="float">
            <text:p>140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REESOR LAKE</text:p>
          </table:table-cell>
          <table:table-cell/>
          <table:table-cell office:value-type="string" calcext:value-type="string">
            <text:p>NW20-8-1-W4</text:p>
          </table:table-cell>
          <table:table-cell office:value-type="float" office:value="49.66537" calcext:value-type="float">
            <text:p>49.66537</text:p>
          </table:table-cell>
          <table:table-cell office:value-type="float" office:value="-110.106922" calcext:value-type="float">
            <text:p>-110.1069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7" calcext:value-type="float">
            <text:p>15.7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REESOR LAKE</text:p>
          </table:table-cell>
          <table:table-cell/>
          <table:table-cell office:value-type="string" calcext:value-type="string">
            <text:p>NW20-8-1-W4</text:p>
          </table:table-cell>
          <table:table-cell office:value-type="float" office:value="49.66537" calcext:value-type="float">
            <text:p>49.66537</text:p>
          </table:table-cell>
          <table:table-cell office:value-type="float" office:value="-110.106922" calcext:value-type="float">
            <text:p>-110.10692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05" calcext:value-type="float">
            <text:p>22.05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9-29" calcext:value-type="date">
            <text:p>2020-09-29</text:p>
          </table:table-cell>
        </table:table-row>
        <table:table-row table:style-name="ro1">
          <table:table-cell office:value-type="string" calcext:value-type="string">
            <text:p>REESOR LAKE</text:p>
          </table:table-cell>
          <table:table-cell/>
          <table:table-cell office:value-type="string" calcext:value-type="string">
            <text:p>NW20-8-1-W4</text:p>
          </table:table-cell>
          <table:table-cell office:value-type="float" office:value="49.66537" calcext:value-type="float">
            <text:p>49.66537</text:p>
          </table:table-cell>
          <table:table-cell office:value-type="float" office:value="-110.106922" calcext:value-type="float">
            <text:p>-110.1069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67" calcext:value-type="float">
            <text:p>22.67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9-29" calcext:value-type="date">
            <text:p>2020-09-29</text:p>
          </table:table-cell>
        </table:table-row>
        <table:table-row table:style-name="ro1">
          <table:table-cell office:value-type="string" calcext:value-type="string">
            <text:p>ROCKY CHILDREN'S POND</text:p>
          </table:table-cell>
          <table:table-cell/>
          <table:table-cell office:value-type="string" calcext:value-type="string">
            <text:p>SW33-39-7-W5</text:p>
          </table:table-cell>
          <table:table-cell office:value-type="float" office:value="52.398682" calcext:value-type="float">
            <text:p>52.398682</text:p>
          </table:table-cell>
          <table:table-cell office:value-type="float" office:value="-114.949741" calcext:value-type="float">
            <text:p>-114.9497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41" calcext:value-type="float">
            <text:p>19.4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ROCKY CHILDREN'S POND</text:p>
          </table:table-cell>
          <table:table-cell/>
          <table:table-cell office:value-type="string" calcext:value-type="string">
            <text:p>SW33-39-7-W5</text:p>
          </table:table-cell>
          <table:table-cell office:value-type="float" office:value="52.398682" calcext:value-type="float">
            <text:p>52.398682</text:p>
          </table:table-cell>
          <table:table-cell office:value-type="float" office:value="-114.949741" calcext:value-type="float">
            <text:p>-114.9497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2N</text:p>
          </table:table-cell>
          <table:table-cell office:value-type="float" office:value="24.5" calcext:value-type="float">
            <text:p>24.5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8-13" calcext:value-type="date">
            <text:p>2020-08-13</text:p>
          </table:table-cell>
        </table:table-row>
        <table:table-row table:style-name="ro1">
          <table:table-cell office:value-type="string" calcext:value-type="string">
            <text:p>RUNNING LAKE</text:p>
          </table:table-cell>
          <table:table-cell/>
          <table:table-cell office:value-type="string" calcext:value-type="string">
            <text:p>SW34-88-7-W6</text:p>
          </table:table-cell>
          <table:table-cell office:value-type="float" office:value="56.669178" calcext:value-type="float">
            <text:p>56.669178</text:p>
          </table:table-cell>
          <table:table-cell office:value-type="float" office:value="-119.0339" calcext:value-type="float">
            <text:p>-119.033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69" calcext:value-type="float">
            <text:p>19.69</text:p>
          </table:table-cell>
          <table:table-cell office:value-type="float" office:value="4350" calcext:value-type="float">
            <text:p>4350</text:p>
          </table:table-cell>
          <table:table-cell office:value-type="date" office:date-value="2020-06-02" calcext:value-type="date">
            <text:p>2020-06-02</text:p>
          </table:table-cell>
        </table:table-row>
        <table:table-row table:style-name="ro1">
          <table:table-cell office:value-type="string" calcext:value-type="string">
            <text:p>SALTER'S LAKE</text:p>
          </table:table-cell>
          <table:table-cell/>
          <table:table-cell office:value-type="string" calcext:value-type="string">
            <text:p>SW26-54-2-W5</text:p>
          </table:table-cell>
          <table:table-cell office:value-type="float" office:value="53.690156" calcext:value-type="float">
            <text:p>53.690156</text:p>
          </table:table-cell>
          <table:table-cell office:value-type="float" office:value="-114.191032" calcext:value-type="float">
            <text:p>-114.19103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7500" calcext:value-type="float">
            <text:p>75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SARDINE LAKE</text:p>
          </table:table-cell>
          <table:table-cell/>
          <table:table-cell office:value-type="string" calcext:value-type="string">
            <text:p>SW5-49-4-W5</text:p>
          </table:table-cell>
          <table:table-cell office:value-type="float" office:value="53.193482" calcext:value-type="float">
            <text:p>53.193482</text:p>
          </table:table-cell>
          <table:table-cell office:value-type="float" office:value="-114.551159" calcext:value-type="float">
            <text:p>-114.55115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SAUER LAKE</text:p>
          </table:table-cell>
          <table:table-cell/>
          <table:table-cell office:value-type="string" calcext:value-type="string">
            <text:p>NE28-53-1-W5</text:p>
          </table:table-cell>
          <table:table-cell office:value-type="float" office:value="53.612875" calcext:value-type="float">
            <text:p>53.612875</text:p>
          </table:table-cell>
          <table:table-cell office:value-type="float" office:value="-114.078152" calcext:value-type="float">
            <text:p>-114.07815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8.59" calcext:value-type="float">
            <text:p>18.59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SCHUMAN LAKE</text:p>
          </table:table-cell>
          <table:table-cell/>
          <table:table-cell office:value-type="string" calcext:value-type="string">
            <text:p>SE35-61-8-W5</text:p>
          </table:table-cell>
          <table:table-cell office:value-type="float" office:value="54.318086" calcext:value-type="float">
            <text:p>54.318086</text:p>
          </table:table-cell>
          <table:table-cell office:value-type="float" office:value="-115.077728" calcext:value-type="float">
            <text:p>-115.07772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5500" calcext:value-type="float">
            <text:p>55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SCHUMAN LAKE</text:p>
          </table:table-cell>
          <table:table-cell/>
          <table:table-cell office:value-type="string" calcext:value-type="string">
            <text:p>SE35-61-8-W5</text:p>
          </table:table-cell>
          <table:table-cell office:value-type="float" office:value="54.318086" calcext:value-type="float">
            <text:p>54.318086</text:p>
          </table:table-cell>
          <table:table-cell office:value-type="float" office:value="-115.077728" calcext:value-type="float">
            <text:p>-115.07772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56" calcext:value-type="float">
            <text:p>19.56</text:p>
          </table:table-cell>
          <table:table-cell office:value-type="float" office:value="4500" calcext:value-type="float">
            <text:p>45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SCHUMAN LAKE</text:p>
          </table:table-cell>
          <table:table-cell/>
          <table:table-cell office:value-type="string" calcext:value-type="string">
            <text:p>SE35-61-8-W5</text:p>
          </table:table-cell>
          <table:table-cell office:value-type="float" office:value="54.318086" calcext:value-type="float">
            <text:p>54.318086</text:p>
          </table:table-cell>
          <table:table-cell office:value-type="float" office:value="-115.077728" calcext:value-type="float">
            <text:p>-115.077728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.39" calcext:value-type="float">
            <text:p>20.3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SHUNDA LAKE</text:p>
          </table:table-cell>
          <table:table-cell office:value-type="string" calcext:value-type="string">
            <text:p>FISH LAKE</text:p>
          </table:table-cell>
          <table:table-cell office:value-type="string" calcext:value-type="string">
            <text:p>SW19-40-15-W5</text:p>
          </table:table-cell>
          <table:table-cell office:value-type="float" office:value="52.451617" calcext:value-type="float">
            <text:p>52.451617</text:p>
          </table:table-cell>
          <table:table-cell office:value-type="float" office:value="-116.149976" calcext:value-type="float">
            <text:p>-116.14997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1" calcext:value-type="float">
            <text:p>19.1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SHUNDA LAKE</text:p>
          </table:table-cell>
          <table:table-cell office:value-type="string" calcext:value-type="string">
            <text:p>FISH LAKE</text:p>
          </table:table-cell>
          <table:table-cell office:value-type="string" calcext:value-type="string">
            <text:p>SW19-40-15-W5</text:p>
          </table:table-cell>
          <table:table-cell office:value-type="float" office:value="52.451617" calcext:value-type="float">
            <text:p>52.451617</text:p>
          </table:table-cell>
          <table:table-cell office:value-type="float" office:value="-116.149976" calcext:value-type="float">
            <text:p>-116.14997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5.6" calcext:value-type="float">
            <text:p>15.6</text:p>
          </table:table-cell>
          <table:table-cell office:value-type="float" office:value="8000" calcext:value-type="float">
            <text:p>80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SHUNDA LAKE</text:p>
          </table:table-cell>
          <table:table-cell office:value-type="string" calcext:value-type="string">
            <text:p>FISH LAKE</text:p>
          </table:table-cell>
          <table:table-cell office:value-type="string" calcext:value-type="string">
            <text:p>SW19-40-15-W5</text:p>
          </table:table-cell>
          <table:table-cell office:value-type="float" office:value="52.451617" calcext:value-type="float">
            <text:p>52.451617</text:p>
          </table:table-cell>
          <table:table-cell office:value-type="float" office:value="-116.149976" calcext:value-type="float">
            <text:p>-116.14997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8" calcext:value-type="float">
            <text:p>20.8</text:p>
          </table:table-cell>
          <table:table-cell office:value-type="float" office:value="11000" calcext:value-type="float">
            <text:p>11000</text:p>
          </table:table-cell>
          <table:table-cell office:value-type="date" office:date-value="2020-06-12" calcext:value-type="date">
            <text:p>2020-06-12</text:p>
          </table:table-cell>
        </table:table-row>
        <table:table-row table:style-name="ro1">
          <table:table-cell office:value-type="string" calcext:value-type="string">
            <text:p>SIBBALD MEADOWS POND</text:p>
          </table:table-cell>
          <table:table-cell/>
          <table:table-cell office:value-type="string" calcext:value-type="string">
            <text:p>SW20-24-7-W5</text:p>
          </table:table-cell>
          <table:table-cell office:value-type="float" office:value="51.05457" calcext:value-type="float">
            <text:p>51.05457</text:p>
          </table:table-cell>
          <table:table-cell office:value-type="float" office:value="-114.944741" calcext:value-type="float">
            <text:p>-114.9447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4" calcext:value-type="float">
            <text:p>20.4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SIBBALD MEADOWS POND</text:p>
          </table:table-cell>
          <table:table-cell/>
          <table:table-cell office:value-type="string" calcext:value-type="string">
            <text:p>SW20-24-7-W5</text:p>
          </table:table-cell>
          <table:table-cell office:value-type="float" office:value="51.05457" calcext:value-type="float">
            <text:p>51.05457</text:p>
          </table:table-cell>
          <table:table-cell office:value-type="float" office:value="-114.944741" calcext:value-type="float">
            <text:p>-114.94474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7-09" calcext:value-type="date">
            <text:p>2020-07-09</text:p>
          </table:table-cell>
        </table:table-row>
        <table:table-row table:style-name="ro1">
          <table:table-cell office:value-type="string" calcext:value-type="string">
            <text:p>SOUTH SUNDANCE LAKE</text:p>
          </table:table-cell>
          <table:table-cell/>
          <table:table-cell office:value-type="string" calcext:value-type="string">
            <text:p>SE1-55-21-W5</text:p>
          </table:table-cell>
          <table:table-cell office:value-type="float" office:value="53.722144" calcext:value-type="float">
            <text:p>53.722144</text:p>
          </table:table-cell>
          <table:table-cell office:value-type="float" office:value="-116.979844" calcext:value-type="float">
            <text:p>-116.97984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4.57" calcext:value-type="float">
            <text:p>14.57</text:p>
          </table:table-cell>
          <table:table-cell office:value-type="float" office:value="4500" calcext:value-type="float">
            <text:p>4500</text:p>
          </table:table-cell>
          <table:table-cell office:value-type="date" office:date-value="2020-10-06" calcext:value-type="date">
            <text:p>2020-10-06</text:p>
          </table:table-cell>
        </table:table-row>
        <table:table-row table:style-name="ro1">
          <table:table-cell office:value-type="string" calcext:value-type="string">
            <text:p>SPARROW'S EGG LAKE</text:p>
          </table:table-cell>
          <table:table-cell/>
          <table:table-cell office:value-type="string" calcext:value-type="string">
            <text:p>NW6-20-8-W5</text:p>
          </table:table-cell>
          <table:table-cell office:value-type="float" office:value="50.673406" calcext:value-type="float">
            <text:p>50.673406</text:p>
          </table:table-cell>
          <table:table-cell office:value-type="float" office:value="-115.105897" calcext:value-type="float">
            <text:p>-115.10589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4" calcext:value-type="float">
            <text:p>20.4</text:p>
          </table:table-cell>
          <table:table-cell office:value-type="float" office:value="900" calcext:value-type="float">
            <text:p>90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SPRING LAKE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SW30-52-1-W5</text:p>
          </table:table-cell>
          <table:table-cell office:value-type="float" office:value="53.517861" calcext:value-type="float">
            <text:p>53.517861</text:p>
          </table:table-cell>
          <table:table-cell office:value-type="float" office:value="-114.138808" calcext:value-type="float">
            <text:p>-114.13880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05" calcext:value-type="float">
            <text:p>20.05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SPRING LAKE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SW30-52-1-W5</text:p>
          </table:table-cell>
          <table:table-cell office:value-type="float" office:value="53.517861" calcext:value-type="float">
            <text:p>53.517861</text:p>
          </table:table-cell>
          <table:table-cell office:value-type="float" office:value="-114.138808" calcext:value-type="float">
            <text:p>-114.13880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88" calcext:value-type="float">
            <text:p>22.88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SPRUCE COULEE RESERVOIR</text:p>
          </table:table-cell>
          <table:table-cell/>
          <table:table-cell office:value-type="string" calcext:value-type="string">
            <text:p>SW26-8-2-W4</text:p>
          </table:table-cell>
          <table:table-cell office:value-type="float" office:value="49.673739" calcext:value-type="float">
            <text:p>49.673739</text:p>
          </table:table-cell>
          <table:table-cell office:value-type="float" office:value="-110.181613" calcext:value-type="float">
            <text:p>-110.18161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88" calcext:value-type="float">
            <text:p>19.88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SPRUCE COULEE RESERVOIR</text:p>
          </table:table-cell>
          <table:table-cell/>
          <table:table-cell office:value-type="string" calcext:value-type="string">
            <text:p>SW26-8-2-W4</text:p>
          </table:table-cell>
          <table:table-cell office:value-type="float" office:value="49.673739" calcext:value-type="float">
            <text:p>49.673739</text:p>
          </table:table-cell>
          <table:table-cell office:value-type="float" office:value="-110.181613" calcext:value-type="float">
            <text:p>-110.18161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3.1" calcext:value-type="float">
            <text:p>13.1</text:p>
          </table:table-cell>
          <table:table-cell office:value-type="float" office:value="8000" calcext:value-type="float">
            <text:p>8000</text:p>
          </table:table-cell>
          <table:table-cell office:value-type="date" office:date-value="2020-09-11" calcext:value-type="date">
            <text:p>2020-09-11</text:p>
          </table:table-cell>
        </table:table-row>
        <table:table-row table:style-name="ro1">
          <table:table-cell office:value-type="string" calcext:value-type="string">
            <text:p>STAR LAKE</text:p>
          </table:table-cell>
          <table:table-cell/>
          <table:table-cell office:value-type="string" calcext:value-type="string">
            <text:p>NE19-52-2-W5</text:p>
          </table:table-cell>
          <table:table-cell office:value-type="float" office:value="53.510057" calcext:value-type="float">
            <text:p>53.510057</text:p>
          </table:table-cell>
          <table:table-cell office:value-type="float" office:value="-114.273086" calcext:value-type="float">
            <text:p>-114.2730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63" calcext:value-type="float">
            <text:p>17.63</text:p>
          </table:table-cell>
          <table:table-cell office:value-type="float" office:value="8040" calcext:value-type="float">
            <text:p>804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STAR LAKE</text:p>
          </table:table-cell>
          <table:table-cell/>
          <table:table-cell office:value-type="string" calcext:value-type="string">
            <text:p>NE19-52-2-W5</text:p>
          </table:table-cell>
          <table:table-cell office:value-type="float" office:value="53.510057" calcext:value-type="float">
            <text:p>53.510057</text:p>
          </table:table-cell>
          <table:table-cell office:value-type="float" office:value="-114.273086" calcext:value-type="float">
            <text:p>-114.27308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STRUBEL LAKE</text:p>
          </table:table-cell>
          <table:table-cell/>
          <table:table-cell office:value-type="string" calcext:value-type="string">
            <text:p>SW30-37-7-W5</text:p>
          </table:table-cell>
          <table:table-cell office:value-type="float" office:value="52.203976" calcext:value-type="float">
            <text:p>52.203976</text:p>
          </table:table-cell>
          <table:table-cell office:value-type="float" office:value="-115.001395" calcext:value-type="float">
            <text:p>-115.00139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8.5" calcext:value-type="float">
            <text:p>18.5</text:p>
          </table:table-cell>
          <table:table-cell office:value-type="float" office:value="19000" calcext:value-type="float">
            <text:p>19000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SULPHUR LAKE</text:p>
          </table:table-cell>
          <table:table-cell/>
          <table:table-cell office:value-type="string" calcext:value-type="string">
            <text:p>NW7-89-2-W6</text:p>
          </table:table-cell>
          <table:table-cell office:value-type="float" office:value="56.706382" calcext:value-type="float">
            <text:p>56.706382</text:p>
          </table:table-cell>
          <table:table-cell office:value-type="float" office:value="-118.318549" calcext:value-type="float">
            <text:p>-118.31854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82" calcext:value-type="float">
            <text:p>15.82</text:p>
          </table:table-cell>
          <table:table-cell office:value-type="float" office:value="5900" calcext:value-type="float">
            <text:p>59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SULPHUR LAKE</text:p>
          </table:table-cell>
          <table:table-cell/>
          <table:table-cell office:value-type="string" calcext:value-type="string">
            <text:p>NW7-89-2-W6</text:p>
          </table:table-cell>
          <table:table-cell office:value-type="float" office:value="56.706382" calcext:value-type="float">
            <text:p>56.706382</text:p>
          </table:table-cell>
          <table:table-cell office:value-type="float" office:value="-118.318549" calcext:value-type="float">
            <text:p>-118.31854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7.6" calcext:value-type="float">
            <text:p>17.6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SWAN LAKE</text:p>
          </table:table-cell>
          <table:table-cell/>
          <table:table-cell office:value-type="string" calcext:value-type="string">
            <text:p>SW18-70-25-W5</text:p>
          </table:table-cell>
          <table:table-cell office:value-type="float" office:value="55.059122" calcext:value-type="float">
            <text:p>55.059122</text:p>
          </table:table-cell>
          <table:table-cell office:value-type="float" office:value="-117.813668" calcext:value-type="float">
            <text:p>-117.81366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6.56" calcext:value-type="float">
            <text:p>16.56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SWAN LAKE</text:p>
          </table:table-cell>
          <table:table-cell/>
          <table:table-cell office:value-type="string" calcext:value-type="string">
            <text:p>SW18-70-25-W5</text:p>
          </table:table-cell>
          <table:table-cell office:value-type="float" office:value="55.059122" calcext:value-type="float">
            <text:p>55.059122</text:p>
          </table:table-cell>
          <table:table-cell office:value-type="float" office:value="-117.813668" calcext:value-type="float">
            <text:p>-117.81366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94" calcext:value-type="float">
            <text:p>20.94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0-09-16" calcext:value-type="date">
            <text:p>2020-09-16</text:p>
          </table:table-cell>
        </table:table-row>
        <table:table-row table:style-name="ro1">
          <table:table-cell office:value-type="string" calcext:value-type="string">
            <text:p>TAY LAKE</text:p>
          </table:table-cell>
          <table:table-cell/>
          <table:table-cell office:value-type="string" calcext:value-type="string">
            <text:p>SW5-36-8-W5</text:p>
          </table:table-cell>
          <table:table-cell office:value-type="float" office:value="52.061406" calcext:value-type="float">
            <text:p>52.061406</text:p>
          </table:table-cell>
          <table:table-cell office:value-type="float" office:value="-115.11934" calcext:value-type="float">
            <text:p>-115.1193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6.5" calcext:value-type="float">
            <text:p>16.5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6-25" calcext:value-type="date">
            <text:p>2020-06-25</text:p>
          </table:table-cell>
        </table:table-row>
        <table:table-row table:style-name="ro1">
          <table:table-cell office:value-type="string" calcext:value-type="string">
            <text:p>TWIN LAKES</text:p>
          </table:table-cell>
          <table:table-cell/>
          <table:table-cell office:value-type="string" calcext:value-type="string">
            <text:p>SW6-40-7-W5</text:p>
          </table:table-cell>
          <table:table-cell office:value-type="float" office:value="52.413889" calcext:value-type="float">
            <text:p>52.413889</text:p>
          </table:table-cell>
          <table:table-cell office:value-type="float" office:value="-115.001806" calcext:value-type="float">
            <text:p>-115.0018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2N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TWIN LAKES</text:p>
          </table:table-cell>
          <table:table-cell/>
          <table:table-cell office:value-type="string" calcext:value-type="string">
            <text:p>SW6-40-7-W5</text:p>
          </table:table-cell>
          <table:table-cell office:value-type="float" office:value="52.413889" calcext:value-type="float">
            <text:p>52.413889</text:p>
          </table:table-cell>
          <table:table-cell office:value-type="float" office:value="-115.001806" calcext:value-type="float">
            <text:p>-115.0018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TWIN LAKES</text:p>
          </table:table-cell>
          <table:table-cell/>
          <table:table-cell office:value-type="string" calcext:value-type="string">
            <text:p>SW6-40-7-W5</text:p>
          </table:table-cell>
          <table:table-cell office:value-type="float" office:value="52.413889" calcext:value-type="float">
            <text:p>52.413889</text:p>
          </table:table-cell>
          <table:table-cell office:value-type="float" office:value="-115.001806" calcext:value-type="float">
            <text:p>-115.0018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8" calcext:value-type="float">
            <text:p>18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TWIN LAKES</text:p>
          </table:table-cell>
          <table:table-cell/>
          <table:table-cell office:value-type="string" calcext:value-type="string">
            <text:p>SW6-40-7-W5</text:p>
          </table:table-cell>
          <table:table-cell office:value-type="float" office:value="52.413889" calcext:value-type="float">
            <text:p>52.413889</text:p>
          </table:table-cell>
          <table:table-cell office:value-type="float" office:value="-115.001806" calcext:value-type="float">
            <text:p>-115.0018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TWIN LAKES</text:p>
          </table:table-cell>
          <table:table-cell/>
          <table:table-cell office:value-type="string" calcext:value-type="string">
            <text:p>SW6-40-7-W5</text:p>
          </table:table-cell>
          <table:table-cell office:value-type="float" office:value="52.413889" calcext:value-type="float">
            <text:p>52.413889</text:p>
          </table:table-cell>
          <table:table-cell office:value-type="float" office:value="-115.001806" calcext:value-type="float">
            <text:p>-115.0018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3" calcext:value-type="float">
            <text:p>21.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1" calcext:value-type="date">
            <text:p>2020-05-21</text:p>
          </table:table-cell>
        </table:table-row>
        <table:table-row table:style-name="ro1">
          <table:table-cell office:value-type="string" calcext:value-type="string">
            <text:p>TWIN LAKES</text:p>
          </table:table-cell>
          <table:table-cell/>
          <table:table-cell office:value-type="string" calcext:value-type="string">
            <text:p>SW6-40-7-W5</text:p>
          </table:table-cell>
          <table:table-cell office:value-type="float" office:value="52.413889" calcext:value-type="float">
            <text:p>52.413889</text:p>
          </table:table-cell>
          <table:table-cell office:value-type="float" office:value="-115.001806" calcext:value-type="float">
            <text:p>-115.0018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date" office:date-value="2020-09-01" calcext:value-type="date">
            <text:p>2020-09-01</text:p>
          </table:table-cell>
        </table:table-row>
        <table:table-row table:style-name="ro1">
          <table:table-cell office:value-type="string" calcext:value-type="string">
            <text:p>TWO LAKES</text:p>
          </table:table-cell>
          <table:table-cell office:value-type="string" calcext:value-type="string">
            <text:p>NORTH TWO LAKE</text:p>
          </table:table-cell>
          <table:table-cell office:value-type="string" calcext:value-type="string">
            <text:p>NE20-62-12-W6</text:p>
          </table:table-cell>
          <table:table-cell office:value-type="float" office:value="54.380594" calcext:value-type="float">
            <text:p>54.380594</text:p>
          </table:table-cell>
          <table:table-cell office:value-type="float" office:value="-119.755438" calcext:value-type="float">
            <text:p>-119.75543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6.5" calcext:value-type="float">
            <text:p>16.5</text:p>
          </table:table-cell>
          <table:table-cell office:value-type="float" office:value="4500" calcext:value-type="float">
            <text:p>4500</text:p>
          </table:table-cell>
          <table:table-cell office:value-type="date" office:date-value="2020-06-02" calcext:value-type="date">
            <text:p>2020-06-0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CADIA VALLEY RESERVOIR</text:p>
          </table:table-cell>
          <table:table-cell office:value-type="string" calcext:value-type="string">
            <text:p>SW5-25-2-W4</text:p>
          </table:table-cell>
          <table:table-cell office:value-type="float" office:value="51.099316" calcext:value-type="float">
            <text:p>51.099316</text:p>
          </table:table-cell>
          <table:table-cell office:value-type="float" office:value="-110.25524" calcext:value-type="float">
            <text:p>-110.2552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1.07" calcext:value-type="float">
            <text:p>21.07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CADIA VALLEY RESERVOIR</text:p>
          </table:table-cell>
          <table:table-cell office:value-type="string" calcext:value-type="string">
            <text:p>SW5-25-2-W4</text:p>
          </table:table-cell>
          <table:table-cell office:value-type="float" office:value="51.099316" calcext:value-type="float">
            <text:p>51.099316</text:p>
          </table:table-cell>
          <table:table-cell office:value-type="float" office:value="-110.25524" calcext:value-type="float">
            <text:p>-110.2552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8.3" calcext:value-type="float">
            <text:p>18.3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LLISON LAKE</text:p>
          </table:table-cell>
          <table:table-cell office:value-type="string" calcext:value-type="string">
            <text:p>SW27-8-5-W5</text:p>
          </table:table-cell>
          <table:table-cell office:value-type="float" office:value="49.672284" calcext:value-type="float">
            <text:p>49.672284</text:p>
          </table:table-cell>
          <table:table-cell office:value-type="float" office:value="-114.604063" calcext:value-type="float">
            <text:p>-114.60406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3740" calcext:value-type="float">
            <text:p>374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LLISON LAKE</text:p>
          </table:table-cell>
          <table:table-cell office:value-type="string" calcext:value-type="string">
            <text:p>SW27-8-5-W5</text:p>
          </table:table-cell>
          <table:table-cell office:value-type="float" office:value="49.672284" calcext:value-type="float">
            <text:p>49.672284</text:p>
          </table:table-cell>
          <table:table-cell office:value-type="float" office:value="-114.604063" calcext:value-type="float">
            <text:p>-114.604063</text:p>
          </table:table-cell>
          <table:table-cell office:value-type="string" calcext:value-type="string">
            <text:p>CTTR</text:p>
          </table:table-cell>
          <table:table-cell office:value-type="string" calcext:value-type="string">
            <text:p>Job Lake</text:p>
          </table:table-cell>
          <table:table-cell office:value-type="string" calcext:value-type="string">
            <text:p>2N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6-02" calcext:value-type="date">
            <text:p>2020-06-0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NDERSON DAM</text:p>
          </table:table-cell>
          <table:table-cell office:value-type="string" calcext:value-type="string">
            <text:p>SW25-28-21-W4</text:p>
          </table:table-cell>
          <table:table-cell office:value-type="float" office:value="51.419906" calcext:value-type="float">
            <text:p>51.419906</text:p>
          </table:table-cell>
          <table:table-cell office:value-type="float" office:value="-112.838356" calcext:value-type="float">
            <text:p>-112.8383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85" calcext:value-type="float">
            <text:p>21.85</text:p>
          </table:table-cell>
          <table:table-cell office:value-type="float" office:value="1006" calcext:value-type="float">
            <text:p>1006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RDMORE COMMUNITY POND</text:p>
          </table:table-cell>
          <table:table-cell office:value-type="string" calcext:value-type="string">
            <text:p>NW1-62-4-W4</text:p>
          </table:table-cell>
          <table:table-cell office:value-type="float" office:value="54.339952" calcext:value-type="float">
            <text:p>54.339952</text:p>
          </table:table-cell>
          <table:table-cell office:value-type="float" office:value="-110.479159" calcext:value-type="float">
            <text:p>-110.47915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RDMORE COMMUNITY POND</text:p>
          </table:table-cell>
          <table:table-cell office:value-type="string" calcext:value-type="string">
            <text:p>NW1-62-4-W4</text:p>
          </table:table-cell>
          <table:table-cell office:value-type="float" office:value="54.339952" calcext:value-type="float">
            <text:p>54.339952</text:p>
          </table:table-cell>
          <table:table-cell office:value-type="float" office:value="-110.479159" calcext:value-type="float">
            <text:p>-110.47915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3.83" calcext:value-type="float">
            <text:p>23.83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SHLAND RESERVOIR</text:p>
          </table:table-cell>
          <table:table-cell office:value-type="string" calcext:value-type="string">
            <text:p>NW17-48-3-W5</text:p>
          </table:table-cell>
          <table:table-cell office:value-type="float" office:value="53.147371" calcext:value-type="float">
            <text:p>53.147371</text:p>
          </table:table-cell>
          <table:table-cell office:value-type="float" office:value="-114.409999" calcext:value-type="float">
            <text:p>-114.40999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1" calcext:value-type="float">
            <text:p>17.1</text:p>
          </table:table-cell>
          <table:table-cell office:value-type="float" office:value="8100" calcext:value-type="float">
            <text:p>81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SHLAND RESERVOIR</text:p>
          </table:table-cell>
          <table:table-cell office:value-type="string" calcext:value-type="string">
            <text:p>NW17-48-3-W5</text:p>
          </table:table-cell>
          <table:table-cell office:value-type="float" office:value="53.147371" calcext:value-type="float">
            <text:p>53.147371</text:p>
          </table:table-cell>
          <table:table-cell office:value-type="float" office:value="-114.409999" calcext:value-type="float">
            <text:p>-114.40999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9.3" calcext:value-type="float">
            <text:p>19.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3" calcext:value-type="date">
            <text:p>2020-09-0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SHLAND RESERVOIR</text:p>
          </table:table-cell>
          <table:table-cell office:value-type="string" calcext:value-type="string">
            <text:p>NW17-48-3-W5</text:p>
          </table:table-cell>
          <table:table-cell office:value-type="float" office:value="53.147371" calcext:value-type="float">
            <text:p>53.147371</text:p>
          </table:table-cell>
          <table:table-cell office:value-type="float" office:value="-114.409999" calcext:value-type="float">
            <text:p>-114.40999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4.2" calcext:value-type="float">
            <text:p>24.2</text:p>
          </table:table-cell>
          <table:table-cell office:value-type="float" office:value="502" calcext:value-type="float">
            <text:p>502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ATLANTIC RICHFIELD RESERVOIR</text:p>
          </table:table-cell>
          <table:table-cell office:value-type="string" calcext:value-type="string">
            <text:p>NE29-67-9-W5</text:p>
          </table:table-cell>
          <table:table-cell office:value-type="float" office:value="54.832388" calcext:value-type="float">
            <text:p>54.832388</text:p>
          </table:table-cell>
          <table:table-cell office:value-type="float" office:value="-115.326749" calcext:value-type="float">
            <text:p>-115.32674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56" calcext:value-type="float">
            <text:p>19.56</text:p>
          </table:table-cell>
          <table:table-cell office:value-type="float" office:value="1800" calcext:value-type="float">
            <text:p>18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ASHAW POND</text:p>
          </table:table-cell>
          <table:table-cell office:value-type="string" calcext:value-type="string">
            <text:p>SE4-42-21-W4</text:p>
          </table:table-cell>
          <table:table-cell office:value-type="float" office:value="52.581079" calcext:value-type="float">
            <text:p>52.581079</text:p>
          </table:table-cell>
          <table:table-cell office:value-type="float" office:value="-112.966507" calcext:value-type="float">
            <text:p>-112.96650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08" calcext:value-type="float">
            <text:p>20.08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ASHAW POND</text:p>
          </table:table-cell>
          <table:table-cell office:value-type="string" calcext:value-type="string">
            <text:p>SE4-42-21-W4</text:p>
          </table:table-cell>
          <table:table-cell office:value-type="float" office:value="52.581079" calcext:value-type="float">
            <text:p>52.581079</text:p>
          </table:table-cell>
          <table:table-cell office:value-type="float" office:value="-112.966507" calcext:value-type="float">
            <text:p>-112.966507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1.07" calcext:value-type="float">
            <text:p>21.0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ATHING LAKE</text:p>
          </table:table-cell>
          <table:table-cell office:value-type="string" calcext:value-type="string">
            <text:p>SE11-4-1-W5</text:p>
          </table:table-cell>
          <table:table-cell office:value-type="float" office:value="49.278825" calcext:value-type="float">
            <text:p>49.278825</text:p>
          </table:table-cell>
          <table:table-cell office:value-type="float" office:value="-114.024744" calcext:value-type="float">
            <text:p>-114.02474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775" calcext:value-type="float">
            <text:p>775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EAUMONT POND</text:p>
          </table:table-cell>
          <table:table-cell office:value-type="string" calcext:value-type="string">
            <text:p>NW27-50-24-W4</text:p>
          </table:table-cell>
          <table:table-cell office:value-type="float" office:value="53.346482" calcext:value-type="float">
            <text:p>53.346482</text:p>
          </table:table-cell>
          <table:table-cell office:value-type="float" office:value="-113.430512" calcext:value-type="float">
            <text:p>-113.430512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241" calcext:value-type="float">
            <text:p>241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EAUMONT POND</text:p>
          </table:table-cell>
          <table:table-cell office:value-type="string" calcext:value-type="string">
            <text:p>NW27-50-24-W4</text:p>
          </table:table-cell>
          <table:table-cell office:value-type="float" office:value="53.346482" calcext:value-type="float">
            <text:p>53.346482</text:p>
          </table:table-cell>
          <table:table-cell office:value-type="float" office:value="-113.430512" calcext:value-type="float">
            <text:p>-113.43051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72" calcext:value-type="float">
            <text:p>20.72</text:p>
          </table:table-cell>
          <table:table-cell office:value-type="float" office:value="1250" calcext:value-type="float">
            <text:p>1250</text:p>
          </table:table-cell>
          <table:table-cell office:value-type="date" office:date-value="2020-06-24" calcext:value-type="date">
            <text:p>2020-06-2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ELLIS BEACH LAKE</text:p>
          </table:table-cell>
          <table:table-cell office:value-type="string" calcext:value-type="string">
            <text:p>SE15-59-15-W4</text:p>
          </table:table-cell>
          <table:table-cell office:value-type="float" office:value="54.100613" calcext:value-type="float">
            <text:p>54.100613</text:p>
          </table:table-cell>
          <table:table-cell office:value-type="float" office:value="-112.15247" calcext:value-type="float">
            <text:p>-112.152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8.39" calcext:value-type="float">
            <text:p>18.39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ELLIS BEACH LAKE</text:p>
          </table:table-cell>
          <table:table-cell office:value-type="string" calcext:value-type="string">
            <text:p>SE15-59-15-W4</text:p>
          </table:table-cell>
          <table:table-cell office:value-type="float" office:value="54.100613" calcext:value-type="float">
            <text:p>54.100613</text:p>
          </table:table-cell>
          <table:table-cell office:value-type="float" office:value="-112.15247" calcext:value-type="float">
            <text:p>-112.152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5" calcext:value-type="float">
            <text:p>19.5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ELLIS BEACH LAKE</text:p>
          </table:table-cell>
          <table:table-cell office:value-type="string" calcext:value-type="string">
            <text:p>SE15-59-15-W4</text:p>
          </table:table-cell>
          <table:table-cell office:value-type="float" office:value="54.100613" calcext:value-type="float">
            <text:p>54.100613</text:p>
          </table:table-cell>
          <table:table-cell office:value-type="float" office:value="-112.15247" calcext:value-type="float">
            <text:p>-112.152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IG IRON LAKE</text:p>
          </table:table-cell>
          <table:table-cell office:value-type="string" calcext:value-type="string">
            <text:p>NW1-15-4-W5</text:p>
          </table:table-cell>
          <table:table-cell office:value-type="float" office:value="50.233539" calcext:value-type="float">
            <text:p>50.233539</text:p>
          </table:table-cell>
          <table:table-cell office:value-type="float" office:value="-114.430313" calcext:value-type="float">
            <text:p>-114.43031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7" calcext:value-type="float">
            <text:p>19.7</text:p>
          </table:table-cell>
          <table:table-cell office:value-type="float" office:value="750" calcext:value-type="float">
            <text:p>750</text:p>
          </table:table-cell>
          <table:table-cell office:value-type="date" office:date-value="2020-06-22" calcext:value-type="date">
            <text:p>2020-06-2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float" office:value="53.217685" calcext:value-type="float">
            <text:p>53.217685</text:p>
          </table:table-cell>
          <table:table-cell office:value-type="float" office:value="-112.532662" calcext:value-type="float">
            <text:p>-112.53266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1" calcext:value-type="float">
            <text:p>20.1</text:p>
          </table:table-cell>
          <table:table-cell office:value-type="float" office:value="12500" calcext:value-type="float">
            <text:p>125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float" office:value="53.217685" calcext:value-type="float">
            <text:p>53.217685</text:p>
          </table:table-cell>
          <table:table-cell office:value-type="float" office:value="-112.532662" calcext:value-type="float">
            <text:p>-112.53266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7" calcext:value-type="float">
            <text:p>19.7</text:p>
          </table:table-cell>
          <table:table-cell office:value-type="float" office:value="5020" calcext:value-type="float">
            <text:p>5020</text:p>
          </table:table-cell>
          <table:table-cell office:value-type="date" office:date-value="2020-09-16" calcext:value-type="date">
            <text:p>2020-09-1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float" office:value="53.217685" calcext:value-type="float">
            <text:p>53.217685</text:p>
          </table:table-cell>
          <table:table-cell office:value-type="float" office:value="-112.532662" calcext:value-type="float">
            <text:p>-112.53266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47" calcext:value-type="float">
            <text:p>21.47</text:p>
          </table:table-cell>
          <table:table-cell office:value-type="float" office:value="5500" calcext:value-type="float">
            <text:p>5500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float" office:value="53.217685" calcext:value-type="float">
            <text:p>53.217685</text:p>
          </table:table-cell>
          <table:table-cell office:value-type="float" office:value="-112.532662" calcext:value-type="float">
            <text:p>-112.53266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3" calcext:value-type="float">
            <text:p>22.83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OW CITY EAST PONDS</text:p>
          </table:table-cell>
          <table:table-cell office:value-type="string" calcext:value-type="string">
            <text:p>NE15-17-17-W4</text:p>
          </table:table-cell>
          <table:table-cell office:value-type="float" office:value="50.434749" calcext:value-type="float">
            <text:p>50.434749</text:p>
          </table:table-cell>
          <table:table-cell office:value-type="float" office:value="-112.259866" calcext:value-type="float">
            <text:p>-112.25986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4" calcext:value-type="float">
            <text:p>21.74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OYLE POND</text:p>
          </table:table-cell>
          <table:table-cell office:value-type="string" calcext:value-type="string">
            <text:p>NE16-64-19-W4</text:p>
          </table:table-cell>
          <table:table-cell office:value-type="float" office:value="54.537414" calcext:value-type="float">
            <text:p>54.537414</text:p>
          </table:table-cell>
          <table:table-cell office:value-type="float" office:value="-112.80524" calcext:value-type="float">
            <text:p>-112.8052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2200" calcext:value-type="float">
            <text:p>22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RAZEAU BORROW PIT #1</text:p>
          </table:table-cell>
          <table:table-cell office:value-type="string" calcext:value-type="string">
            <text:p>SE32-45-10-W5</text:p>
          </table:table-cell>
          <table:table-cell office:value-type="float" office:value="52.916194" calcext:value-type="float">
            <text:p>52.916194</text:p>
          </table:table-cell>
          <table:table-cell office:value-type="float" office:value="-115.414317" calcext:value-type="float">
            <text:p>-115.41431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27" calcext:value-type="date">
            <text:p>2020-05-2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ROOKS AQUADUCT POND</text:p>
          </table:table-cell>
          <table:table-cell office:value-type="string" calcext:value-type="string">
            <text:p>NE15-18-14-W4</text:p>
          </table:table-cell>
          <table:table-cell office:value-type="float" office:value="50.524756" calcext:value-type="float">
            <text:p>50.524756</text:p>
          </table:table-cell>
          <table:table-cell office:value-type="float" office:value="-111.843722" calcext:value-type="float">
            <text:p>-111.8437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4-28" calcext:value-type="date">
            <text:p>2020-04-2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ROOKS AQUADUCT POND</text:p>
          </table:table-cell>
          <table:table-cell office:value-type="string" calcext:value-type="string">
            <text:p>NE15-18-14-W4</text:p>
          </table:table-cell>
          <table:table-cell office:value-type="float" office:value="50.524756" calcext:value-type="float">
            <text:p>50.524756</text:p>
          </table:table-cell>
          <table:table-cell office:value-type="float" office:value="-111.843722" calcext:value-type="float">
            <text:p>-111.8437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8.3" calcext:value-type="float">
            <text:p>18.3</text:p>
          </table:table-cell>
          <table:table-cell office:value-type="float" office:value="7500" calcext:value-type="float">
            <text:p>7500</text:p>
          </table:table-cell>
          <table:table-cell office:value-type="date" office:date-value="2020-04-28" calcext:value-type="date">
            <text:p>2020-04-2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UD MILLER PARK POND</text:p>
          </table:table-cell>
          <table:table-cell office:value-type="string" calcext:value-type="string">
            <text:p>NE26-49-1-W4</text:p>
          </table:table-cell>
          <table:table-cell office:value-type="float" office:value="53.259224" calcext:value-type="float">
            <text:p>53.259224</text:p>
          </table:table-cell>
          <table:table-cell office:value-type="float" office:value="-110.040698" calcext:value-type="float">
            <text:p>-110.04069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79" calcext:value-type="float">
            <text:p>19.79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09" calcext:value-type="date">
            <text:p>2020-05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URMIS LAKE</text:p>
          </table:table-cell>
          <table:table-cell office:value-type="string" calcext:value-type="string">
            <text:p>SE14-7-3-W5</text:p>
          </table:table-cell>
          <table:table-cell office:value-type="float" office:value="49.553784" calcext:value-type="float">
            <text:p>49.553784</text:p>
          </table:table-cell>
          <table:table-cell office:value-type="float" office:value="-114.299609" calcext:value-type="float">
            <text:p>-114.29960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URN'S RESERVOIR</text:p>
          </table:table-cell>
          <table:table-cell office:value-type="string" calcext:value-type="string">
            <text:p>NE23-6-30-W4</text:p>
          </table:table-cell>
          <table:table-cell office:value-type="float" office:value="49.492841" calcext:value-type="float">
            <text:p>49.492841</text:p>
          </table:table-cell>
          <table:table-cell office:value-type="float" office:value="-113.93045" calcext:value-type="float">
            <text:p>-113.9304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7" calcext:value-type="float">
            <text:p>20.7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BY THE LAKE PARK</text:p>
          </table:table-cell>
          <table:table-cell office:value-type="string" calcext:value-type="string">
            <text:p>SW22-46-24-W4</text:p>
          </table:table-cell>
          <table:table-cell office:value-type="float" office:value="52.976846" calcext:value-type="float">
            <text:p>52.976846</text:p>
          </table:table-cell>
          <table:table-cell office:value-type="float" office:value="-113.408198" calcext:value-type="float">
            <text:p>-113.40819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9" calcext:value-type="float">
            <text:p>16.9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MP 9 TROUT POND</text:p>
          </table:table-cell>
          <table:table-cell office:value-type="string" calcext:value-type="string">
            <text:p>NE32-44-8-W5</text:p>
          </table:table-cell>
          <table:table-cell office:value-type="float" office:value="52.84209" calcext:value-type="float">
            <text:p>52.84209</text:p>
          </table:table-cell>
          <table:table-cell office:value-type="float" office:value="-115.125149" calcext:value-type="float">
            <text:p>-115.12514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45" calcext:value-type="float">
            <text:p>20.45</text:p>
          </table:table-cell>
          <table:table-cell office:value-type="float" office:value="576" calcext:value-type="float">
            <text:p>576</text:p>
          </table:table-cell>
          <table:table-cell office:value-type="date" office:date-value="2020-06-11" calcext:value-type="date">
            <text:p>2020-06-1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RDIFF PARK POND</text:p>
          </table:table-cell>
          <table:table-cell office:value-type="string" calcext:value-type="string">
            <text:p>SW24-55-25-W4</text:p>
          </table:table-cell>
          <table:table-cell office:value-type="float" office:value="53.763266" calcext:value-type="float">
            <text:p>53.763266</text:p>
          </table:table-cell>
          <table:table-cell office:value-type="float" office:value="-113.584073" calcext:value-type="float">
            <text:p>-113.58407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4833" calcext:value-type="float">
            <text:p>4833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RDIFF PARK POND</text:p>
          </table:table-cell>
          <table:table-cell office:value-type="string" calcext:value-type="string">
            <text:p>SW24-55-25-W4</text:p>
          </table:table-cell>
          <table:table-cell office:value-type="float" office:value="53.763266" calcext:value-type="float">
            <text:p>53.763266</text:p>
          </table:table-cell>
          <table:table-cell office:value-type="float" office:value="-113.584073" calcext:value-type="float">
            <text:p>-113.58407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6667" calcext:value-type="float">
            <text:p>6667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RDIFF PARK POND</text:p>
          </table:table-cell>
          <table:table-cell office:value-type="string" calcext:value-type="string">
            <text:p>SW24-55-25-W4</text:p>
          </table:table-cell>
          <table:table-cell office:value-type="float" office:value="53.763266" calcext:value-type="float">
            <text:p>53.763266</text:p>
          </table:table-cell>
          <table:table-cell office:value-type="float" office:value="-113.584073" calcext:value-type="float">
            <text:p>-113.58407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3.14" calcext:value-type="float">
            <text:p>23.14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9-14" calcext:value-type="date">
            <text:p>2020-09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RDIFF PARK POND</text:p>
          </table:table-cell>
          <table:table-cell office:value-type="string" calcext:value-type="string">
            <text:p>SW24-55-25-W4</text:p>
          </table:table-cell>
          <table:table-cell office:value-type="float" office:value="53.763266" calcext:value-type="float">
            <text:p>53.763266</text:p>
          </table:table-cell>
          <table:table-cell office:value-type="float" office:value="-113.584073" calcext:value-type="float">
            <text:p>-113.58407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1" calcext:value-type="float">
            <text:p>22.81</text:p>
          </table:table-cell>
          <table:table-cell office:value-type="float" office:value="550" calcext:value-type="float">
            <text:p>550</text:p>
          </table:table-cell>
          <table:table-cell office:value-type="date" office:date-value="2020-09-14" calcext:value-type="date">
            <text:p>2020-09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STAWAY TROUT POND</text:p>
          </table:table-cell>
          <table:table-cell office:value-type="string" calcext:value-type="string">
            <text:p>NE35-47-13-W4</text:p>
          </table:table-cell>
          <table:table-cell office:value-type="float" office:value="53.097592" calcext:value-type="float">
            <text:p>53.097592</text:p>
          </table:table-cell>
          <table:table-cell office:value-type="float" office:value="-111.79091" calcext:value-type="float">
            <text:p>-111.790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ASTOR EASTSIDE TROUT POND</text:p>
          </table:table-cell>
          <table:table-cell office:value-type="string" calcext:value-type="string">
            <text:p>SE34-37-14-W4</text:p>
          </table:table-cell>
          <table:table-cell office:value-type="float" office:value="52.218207" calcext:value-type="float">
            <text:p>52.218207</text:p>
          </table:table-cell>
          <table:table-cell office:value-type="float" office:value="-111.91105" calcext:value-type="float">
            <text:p>-111.9110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435" calcext:value-type="float">
            <text:p>435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ECIL THOMPSON POND</text:p>
          </table:table-cell>
          <table:table-cell office:value-type="string" calcext:value-type="string">
            <text:p>SW23-83-21-W5</text:p>
          </table:table-cell>
          <table:table-cell office:value-type="float" office:value="56.209063" calcext:value-type="float">
            <text:p>56.209063</text:p>
          </table:table-cell>
          <table:table-cell office:value-type="float" office:value="-117.20295" calcext:value-type="float">
            <text:p>-117.2029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IPPERLEY'S RESERVOIR</text:p>
          </table:table-cell>
          <table:table-cell office:value-type="string" calcext:value-type="string">
            <text:p>SW8-32-1-W5</text:p>
          </table:table-cell>
          <table:table-cell office:value-type="float" office:value="51.7253" calcext:value-type="float">
            <text:p>51.7253</text:p>
          </table:table-cell>
          <table:table-cell office:value-type="float" office:value="-114.111399" calcext:value-type="float">
            <text:p>-114.11139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2.9" calcext:value-type="float">
            <text:p>22.9</text:p>
          </table:table-cell>
          <table:table-cell office:value-type="float" office:value="1207" calcext:value-type="float">
            <text:p>1207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IPPERLEY'S RESERVOIR</text:p>
          </table:table-cell>
          <table:table-cell office:value-type="string" calcext:value-type="string">
            <text:p>SW8-32-1-W5</text:p>
          </table:table-cell>
          <table:table-cell office:value-type="float" office:value="51.7253" calcext:value-type="float">
            <text:p>51.7253</text:p>
          </table:table-cell>
          <table:table-cell office:value-type="float" office:value="-114.111399" calcext:value-type="float">
            <text:p>-114.11139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" calcext:value-type="float">
            <text:p>20.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6-18" calcext:value-type="date">
            <text:p>2020-06-1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OLEMAN FISH AND GAME POND</text:p>
          </table:table-cell>
          <table:table-cell office:value-type="string" calcext:value-type="string">
            <text:p>SW24-8-5-W5</text:p>
          </table:table-cell>
          <table:table-cell office:value-type="float" office:value="49.655563" calcext:value-type="float">
            <text:p>49.655563</text:p>
          </table:table-cell>
          <table:table-cell office:value-type="float" office:value="-114.559795" calcext:value-type="float">
            <text:p>-114.55979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ORONATION RESERVOIR</text:p>
          </table:table-cell>
          <table:table-cell office:value-type="string" calcext:value-type="string">
            <text:p>SW24-36-11-W4</text:p>
          </table:table-cell>
          <table:table-cell office:value-type="float" office:value="52.105809" calcext:value-type="float">
            <text:p>52.105809</text:p>
          </table:table-cell>
          <table:table-cell office:value-type="float" office:value="-111.44958" calcext:value-type="float">
            <text:p>-111.4495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5" calcext:value-type="float">
            <text:p>16.5</text:p>
          </table:table-cell>
          <table:table-cell office:value-type="float" office:value="8300" calcext:value-type="float">
            <text:p>83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OTTONWOOD LAKE</text:p>
          </table:table-cell>
          <table:table-cell office:value-type="string" calcext:value-type="string">
            <text:p>SE16-7-29-W4</text:p>
          </table:table-cell>
          <table:table-cell office:value-type="float" office:value="49.5588" calcext:value-type="float">
            <text:p>49.5588</text:p>
          </table:table-cell>
          <table:table-cell office:value-type="float" office:value="-113.8722" calcext:value-type="float">
            <text:p>-113.87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750" calcext:value-type="float">
            <text:p>75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OUNTY SPORTPLEX POND</text:p>
          </table:table-cell>
          <table:table-cell office:value-type="string" calcext:value-type="string">
            <text:p>NW14-72-6-W6</text:p>
          </table:table-cell>
          <table:table-cell office:value-type="float" office:value="55.237091" calcext:value-type="float">
            <text:p>55.237091</text:p>
          </table:table-cell>
          <table:table-cell office:value-type="float" office:value="-118.812752" calcext:value-type="float">
            <text:p>-118.81275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OUNTY SPORTPLEX POND</text:p>
          </table:table-cell>
          <table:table-cell office:value-type="string" calcext:value-type="string">
            <text:p>NW14-72-6-W6</text:p>
          </table:table-cell>
          <table:table-cell office:value-type="float" office:value="55.237091" calcext:value-type="float">
            <text:p>55.237091</text:p>
          </table:table-cell>
          <table:table-cell office:value-type="float" office:value="-118.812752" calcext:value-type="float">
            <text:p>-118.81275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03" calcext:value-type="float">
            <text:p>22.03</text:p>
          </table:table-cell>
          <table:table-cell office:value-type="float" office:value="140" calcext:value-type="float">
            <text:p>14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OUNTY SPORTPLEX POND</text:p>
          </table:table-cell>
          <table:table-cell office:value-type="string" calcext:value-type="string">
            <text:p>NW14-72-6-W6</text:p>
          </table:table-cell>
          <table:table-cell office:value-type="float" office:value="55.237091" calcext:value-type="float">
            <text:p>55.237091</text:p>
          </table:table-cell>
          <table:table-cell office:value-type="float" office:value="-118.812752" calcext:value-type="float">
            <text:p>-118.812752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9.74" calcext:value-type="float">
            <text:p>9.7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CROSSFIELD TROUT POND</text:p>
          </table:table-cell>
          <table:table-cell office:value-type="string" calcext:value-type="string">
            <text:p>SE27-28-1-W5</text:p>
          </table:table-cell>
          <table:table-cell office:value-type="float" office:value="51.422275" calcext:value-type="float">
            <text:p>51.422275</text:p>
          </table:table-cell>
          <table:table-cell office:value-type="float" office:value="-114.049779" calcext:value-type="float">
            <text:p>-114.04977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1400" calcext:value-type="float">
            <text:p>14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ANDURAND LAKE</text:p>
          </table:table-cell>
          <table:table-cell office:value-type="string" calcext:value-type="string">
            <text:p>NE9-53-19-W5</text:p>
          </table:table-cell>
          <table:table-cell office:value-type="float" office:value="53.565803" calcext:value-type="float">
            <text:p>53.565803</text:p>
          </table:table-cell>
          <table:table-cell office:value-type="float" office:value="-116.736533" calcext:value-type="float">
            <text:p>-116.7365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1" calcext:value-type="date">
            <text:p>2020-05-2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AYSLAND POND</text:p>
          </table:table-cell>
          <table:table-cell office:value-type="string" calcext:value-type="string">
            <text:p>NE9-45-16-W4</text:p>
          </table:table-cell>
          <table:table-cell office:value-type="float" office:value="52.86884" calcext:value-type="float">
            <text:p>52.86884</text:p>
          </table:table-cell>
          <table:table-cell office:value-type="float" office:value="-112.263607" calcext:value-type="float">
            <text:p>-112.26360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EWITT'S POND</text:p>
          </table:table-cell>
          <table:table-cell office:value-type="string" calcext:value-type="string">
            <text:p>SE31-26-1-W5</text:p>
          </table:table-cell>
          <table:table-cell office:value-type="float" office:value="51.262527" calcext:value-type="float">
            <text:p>51.262527</text:p>
          </table:table-cell>
          <table:table-cell office:value-type="float" office:value="-114.121485" calcext:value-type="float">
            <text:p>-114.121485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EWITT'S POND</text:p>
          </table:table-cell>
          <table:table-cell office:value-type="string" calcext:value-type="string">
            <text:p>SE31-26-1-W5</text:p>
          </table:table-cell>
          <table:table-cell office:value-type="float" office:value="51.262527" calcext:value-type="float">
            <text:p>51.262527</text:p>
          </table:table-cell>
          <table:table-cell office:value-type="float" office:value="-114.121485" calcext:value-type="float">
            <text:p>-114.12148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01" calcext:value-type="float">
            <text:p>21.01</text:p>
          </table:table-cell>
          <table:table-cell office:value-type="float" office:value="1300" calcext:value-type="float">
            <text:p>1300</text:p>
          </table:table-cell>
          <table:table-cell office:value-type="date" office:date-value="2020-06-23" calcext:value-type="date">
            <text:p>2020-06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ICKSON TROUT POND</text:p>
          </table:table-cell>
          <table:table-cell office:value-type="string" calcext:value-type="string">
            <text:p>NW13-35-3-W5</text:p>
          </table:table-cell>
          <table:table-cell office:value-type="float" office:value="52.011001" calcext:value-type="float">
            <text:p>52.011001</text:p>
          </table:table-cell>
          <table:table-cell office:value-type="float" office:value="-114.309334" calcext:value-type="float">
            <text:p>-114.30933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" calcext:value-type="float">
            <text:p>19</text:p>
          </table:table-cell>
          <table:table-cell office:value-type="float" office:value="20000" calcext:value-type="float">
            <text:p>200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ICKSON TROUT POND</text:p>
          </table:table-cell>
          <table:table-cell office:value-type="string" calcext:value-type="string">
            <text:p>NW13-35-3-W5</text:p>
          </table:table-cell>
          <table:table-cell office:value-type="float" office:value="52.011001" calcext:value-type="float">
            <text:p>52.011001</text:p>
          </table:table-cell>
          <table:table-cell office:value-type="float" office:value="-114.309334" calcext:value-type="float">
            <text:p>-114.30933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9" calcext:value-type="float">
            <text:p>19.9</text:p>
          </table:table-cell>
          <table:table-cell office:value-type="float" office:value="5513" calcext:value-type="float">
            <text:p>5513</text:p>
          </table:table-cell>
          <table:table-cell office:value-type="date" office:date-value="2020-09-17" calcext:value-type="date">
            <text:p>2020-09-1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ICKSON TROUT POND</text:p>
          </table:table-cell>
          <table:table-cell office:value-type="string" calcext:value-type="string">
            <text:p>NW13-35-3-W5</text:p>
          </table:table-cell>
          <table:table-cell office:value-type="float" office:value="52.011001" calcext:value-type="float">
            <text:p>52.011001</text:p>
          </table:table-cell>
          <table:table-cell office:value-type="float" office:value="-114.309334" calcext:value-type="float">
            <text:p>-114.30933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14" calcext:value-type="float">
            <text:p>22.14</text:p>
          </table:table-cell>
          <table:table-cell office:value-type="float" office:value="3400" calcext:value-type="float">
            <text:p>3400</text:p>
          </table:table-cell>
          <table:table-cell office:value-type="date" office:date-value="2020-09-23" calcext:value-type="date">
            <text:p>2020-09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IPLOMAT MINE POND</text:p>
          </table:table-cell>
          <table:table-cell office:value-type="string" calcext:value-type="string">
            <text:p>NW1-41-16-W4</text:p>
          </table:table-cell>
          <table:table-cell office:value-type="float" office:value="52.50583" calcext:value-type="float">
            <text:p>52.50583</text:p>
          </table:table-cell>
          <table:table-cell office:value-type="float" office:value="-112.180118" calcext:value-type="float">
            <text:p>-112.18011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5" calcext:value-type="float">
            <text:p>16.5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IPLOMAT MINE POND</text:p>
          </table:table-cell>
          <table:table-cell office:value-type="string" calcext:value-type="string">
            <text:p>NW1-41-16-W4</text:p>
          </table:table-cell>
          <table:table-cell office:value-type="float" office:value="52.50583" calcext:value-type="float">
            <text:p>52.50583</text:p>
          </table:table-cell>
          <table:table-cell office:value-type="float" office:value="-112.180118" calcext:value-type="float">
            <text:p>-112.18011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6" calcext:value-type="float">
            <text:p>19.6</text:p>
          </table:table-cell>
          <table:table-cell office:value-type="float" office:value="5112" calcext:value-type="float">
            <text:p>5112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DIPLOMAT MINE POND</text:p>
          </table:table-cell>
          <table:table-cell office:value-type="string" calcext:value-type="string">
            <text:p>NW1-41-16-W4</text:p>
          </table:table-cell>
          <table:table-cell office:value-type="float" office:value="52.50583" calcext:value-type="float">
            <text:p>52.50583</text:p>
          </table:table-cell>
          <table:table-cell office:value-type="float" office:value="-112.180118" calcext:value-type="float">
            <text:p>-112.180118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3.47" calcext:value-type="float">
            <text:p>23.47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9-23" calcext:value-type="date">
            <text:p>2020-09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EAST PIT LAKE</text:p>
          </table:table-cell>
          <table:table-cell office:value-type="string" calcext:value-type="string">
            <text:p>SE23-53-4-W5</text:p>
          </table:table-cell>
          <table:table-cell office:value-type="float" office:value="53.584969" calcext:value-type="float">
            <text:p>53.584969</text:p>
          </table:table-cell>
          <table:table-cell office:value-type="float" office:value="-114.473822" calcext:value-type="float">
            <text:p>-114.4738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5.9" calcext:value-type="float">
            <text:p>15.9</text:p>
          </table:table-cell>
          <table:table-cell office:value-type="float" office:value="11600" calcext:value-type="float">
            <text:p>116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EAST STORMWATER POND</text:p>
          </table:table-cell>
          <table:table-cell office:value-type="string" calcext:value-type="string">
            <text:p>SE29-40-26-W4</text:p>
          </table:table-cell>
          <table:table-cell office:value-type="float" office:value="52.469538" calcext:value-type="float">
            <text:p>52.469538</text:p>
          </table:table-cell>
          <table:table-cell office:value-type="float" office:value="-113.709921" calcext:value-type="float">
            <text:p>-113.70992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76" calcext:value-type="float">
            <text:p>21.76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ECHO DALE REGIONAL PARK POND</text:p>
          </table:table-cell>
          <table:table-cell office:value-type="string" calcext:value-type="string">
            <text:p>SE5-13-6-W4</text:p>
          </table:table-cell>
          <table:table-cell office:value-type="float" office:value="50.049958" calcext:value-type="float">
            <text:p>50.049958</text:p>
          </table:table-cell>
          <table:table-cell office:value-type="float" office:value="-110.780527" calcext:value-type="float">
            <text:p>-110.78052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ELK CREEK POND</text:p>
          </table:table-cell>
          <table:table-cell office:value-type="string" calcext:value-type="string">
            <text:p>NW33-35-12-W5</text:p>
          </table:table-cell>
          <table:table-cell office:value-type="float" office:value="52.056822" calcext:value-type="float">
            <text:p>52.056822</text:p>
          </table:table-cell>
          <table:table-cell office:value-type="float" office:value="-115.657217" calcext:value-type="float">
            <text:p>-115.65721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9.4" calcext:value-type="float">
            <text:p>19.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9" calcext:value-type="date">
            <text:p>2020-05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ENCHANT POND</text:p>
          </table:table-cell>
          <table:table-cell office:value-type="string" calcext:value-type="string">
            <text:p>NW8-14-18-W4</text:p>
          </table:table-cell>
          <table:table-cell office:value-type="float" office:value="50.161135" calcext:value-type="float">
            <text:p>50.161135</text:p>
          </table:table-cell>
          <table:table-cell office:value-type="float" office:value="-112.432267" calcext:value-type="float">
            <text:p>-112.4322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2.3" calcext:value-type="float">
            <text:p>22.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ENCHANT POND</text:p>
          </table:table-cell>
          <table:table-cell office:value-type="string" calcext:value-type="string">
            <text:p>NW8-14-18-W4</text:p>
          </table:table-cell>
          <table:table-cell office:value-type="float" office:value="50.161135" calcext:value-type="float">
            <text:p>50.161135</text:p>
          </table:table-cell>
          <table:table-cell office:value-type="float" office:value="-112.432267" calcext:value-type="float">
            <text:p>-112.4322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5" calcext:value-type="float">
            <text:p>20.3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FAIRVIEW COLLEGE POND</text:p>
          </table:table-cell>
          <table:table-cell office:value-type="string" calcext:value-type="string">
            <text:p>SW34-81-3-W6</text:p>
          </table:table-cell>
          <table:table-cell office:value-type="float" office:value="56.0588" calcext:value-type="float">
            <text:p>56.0588</text:p>
          </table:table-cell>
          <table:table-cell office:value-type="float" office:value="-118.387234" calcext:value-type="float">
            <text:p>-118.38723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1" calcext:value-type="float">
            <text:p>20.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FIESTA LAKE</text:p>
          </table:table-cell>
          <table:table-cell office:value-type="string" calcext:value-type="string">
            <text:p>NE12-35-6-W5</text:p>
          </table:table-cell>
          <table:table-cell office:value-type="float" office:value="51.995874" calcext:value-type="float">
            <text:p>51.995874</text:p>
          </table:table-cell>
          <table:table-cell office:value-type="float" office:value="-114.726449" calcext:value-type="float">
            <text:p>-114.72644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date" office:date-value="2020-05-29" calcext:value-type="date">
            <text:p>2020-05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FIGURE EIGHT LAKE</text:p>
          </table:table-cell>
          <table:table-cell office:value-type="string" calcext:value-type="string">
            <text:p>NE20-84-25-W5</text:p>
          </table:table-cell>
          <table:table-cell office:value-type="float" office:value="56.30153" calcext:value-type="float">
            <text:p>56.30153</text:p>
          </table:table-cell>
          <table:table-cell office:value-type="float" office:value="-117.906378" calcext:value-type="float">
            <text:p>-117.90637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8" calcext:value-type="float">
            <text:p>19.8</text:p>
          </table:table-cell>
          <table:table-cell office:value-type="float" office:value="9000" calcext:value-type="float">
            <text:p>90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FOOTNER POND</text:p>
          </table:table-cell>
          <table:table-cell office:value-type="string" calcext:value-type="string">
            <text:p>SE5-111-19-W5</text:p>
          </table:table-cell>
          <table:table-cell office:value-type="float" office:value="58.608147" calcext:value-type="float">
            <text:p>58.608147</text:p>
          </table:table-cell>
          <table:table-cell office:value-type="float" office:value="-117.156875" calcext:value-type="float">
            <text:p>-117.15687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FOREMOST RESERVOIR</text:p>
          </table:table-cell>
          <table:table-cell office:value-type="string" calcext:value-type="string">
            <text:p>NW17-6-11-W4</text:p>
          </table:table-cell>
          <table:table-cell office:value-type="float" office:value="49.477485" calcext:value-type="float">
            <text:p>49.477485</text:p>
          </table:table-cell>
          <table:table-cell office:value-type="float" office:value="-111.456691" calcext:value-type="float">
            <text:p>-111.4566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4" calcext:value-type="float">
            <text:p>21.74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FOX CREEK TROUT POND</text:p>
          </table:table-cell>
          <table:table-cell office:value-type="string" calcext:value-type="string">
            <text:p>NW13-63-20-W5</text:p>
          </table:table-cell>
          <table:table-cell office:value-type="float" office:value="54.45359" calcext:value-type="float">
            <text:p>54.45359</text:p>
          </table:table-cell>
          <table:table-cell office:value-type="float" office:value="-116.888798" calcext:value-type="float">
            <text:p>-116.88879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ENESEE TROUT POND</text:p>
          </table:table-cell>
          <table:table-cell office:value-type="string" calcext:value-type="string">
            <text:p>NW1-51-3-W5</text:p>
          </table:table-cell>
          <table:table-cell office:value-type="float" office:value="53.376492" calcext:value-type="float">
            <text:p>53.376492</text:p>
          </table:table-cell>
          <table:table-cell office:value-type="float" office:value="-114.309875" calcext:value-type="float">
            <text:p>-114.30987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IBBONS POND</text:p>
          </table:table-cell>
          <table:table-cell office:value-type="string" calcext:value-type="string">
            <text:p>NE10-56-23-W4</text:p>
          </table:table-cell>
          <table:table-cell office:value-type="float" office:value="53.830514" calcext:value-type="float">
            <text:p>53.830514</text:p>
          </table:table-cell>
          <table:table-cell office:value-type="float" office:value="-113.332084" calcext:value-type="float">
            <text:p>-113.33208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2" calcext:value-type="float">
            <text:p>21.2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IBBONS POND</text:p>
          </table:table-cell>
          <table:table-cell office:value-type="string" calcext:value-type="string">
            <text:p>NE10-56-23-W4</text:p>
          </table:table-cell>
          <table:table-cell office:value-type="float" office:value="53.830514" calcext:value-type="float">
            <text:p>53.830514</text:p>
          </table:table-cell>
          <table:table-cell office:value-type="float" office:value="-113.332084" calcext:value-type="float">
            <text:p>-113.33208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72" calcext:value-type="float">
            <text:p>20.72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6-24" calcext:value-type="date">
            <text:p>2020-06-2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OLDSPRING PARK POND</text:p>
          </table:table-cell>
          <table:table-cell office:value-type="string" calcext:value-type="string">
            <text:p>NE6-2-15-W4</text:p>
          </table:table-cell>
          <table:table-cell office:value-type="float" office:value="49.095497" calcext:value-type="float">
            <text:p>49.095497</text:p>
          </table:table-cell>
          <table:table-cell office:value-type="float" office:value="-111.995479" calcext:value-type="float">
            <text:p>-111.99547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4" calcext:value-type="float">
            <text:p>21.74</text:p>
          </table:table-cell>
          <table:table-cell office:value-type="float" office:value="1575" calcext:value-type="float">
            <text:p>1575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OLDSPRING PARK POND</text:p>
          </table:table-cell>
          <table:table-cell office:value-type="string" calcext:value-type="string">
            <text:p>NE6-2-15-W4</text:p>
          </table:table-cell>
          <table:table-cell office:value-type="float" office:value="49.095497" calcext:value-type="float">
            <text:p>49.095497</text:p>
          </table:table-cell>
          <table:table-cell office:value-type="float" office:value="-111.995479" calcext:value-type="float">
            <text:p>-111.99547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5" calcext:value-type="float">
            <text:p>20.35</text:p>
          </table:table-cell>
          <table:table-cell office:value-type="float" office:value="1575" calcext:value-type="float">
            <text:p>1575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OOSEBERRY PARK POND</text:p>
          </table:table-cell>
          <table:table-cell office:value-type="string" calcext:value-type="string">
            <text:p>NE22-36-6-W4</text:p>
          </table:table-cell>
          <table:table-cell office:value-type="float" office:value="52.110661" calcext:value-type="float">
            <text:p>52.110661</text:p>
          </table:table-cell>
          <table:table-cell office:value-type="float" office:value="-110.771236" calcext:value-type="float">
            <text:p>-110.77123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OOSEBERRY PARK POND</text:p>
          </table:table-cell>
          <table:table-cell office:value-type="string" calcext:value-type="string">
            <text:p>NE22-36-6-W4</text:p>
          </table:table-cell>
          <table:table-cell office:value-type="float" office:value="52.110661" calcext:value-type="float">
            <text:p>52.110661</text:p>
          </table:table-cell>
          <table:table-cell office:value-type="float" office:value="-110.771236" calcext:value-type="float">
            <text:p>-110.77123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1" calcext:value-type="float">
            <text:p>21.1</text:p>
          </table:table-cell>
          <table:table-cell office:value-type="float" office:value="1400" calcext:value-type="float">
            <text:p>1400</text:p>
          </table:table-cell>
          <table:table-cell office:value-type="date" office:date-value="2020-06-17" calcext:value-type="date">
            <text:p>2020-06-1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GRANUM POND</text:p>
          </table:table-cell>
          <table:table-cell office:value-type="string" calcext:value-type="string">
            <text:p>NW31-10-26-W4</text:p>
          </table:table-cell>
          <table:table-cell office:value-type="float" office:value="49.870282" calcext:value-type="float">
            <text:p>49.870282</text:p>
          </table:table-cell>
          <table:table-cell office:value-type="float" office:value="-113.516665" calcext:value-type="float">
            <text:p>-113.51666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2.3" calcext:value-type="float">
            <text:p>22.3</text:p>
          </table:table-cell>
          <table:table-cell office:value-type="float" office:value="600" calcext:value-type="float">
            <text:p>600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ANSEN'S RESERVOIR</text:p>
          </table:table-cell>
          <table:table-cell office:value-type="string" calcext:value-type="string">
            <text:p>NE29-38-3-W5</text:p>
          </table:table-cell>
          <table:table-cell office:value-type="float" office:value="52.297145" calcext:value-type="float">
            <text:p>52.297145</text:p>
          </table:table-cell>
          <table:table-cell office:value-type="float" office:value="-114.394522" calcext:value-type="float">
            <text:p>-114.3945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85" calcext:value-type="float">
            <text:p>21.8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ANSEN'S RESERVOIR</text:p>
          </table:table-cell>
          <table:table-cell office:value-type="string" calcext:value-type="string">
            <text:p>NE29-38-3-W5</text:p>
          </table:table-cell>
          <table:table-cell office:value-type="float" office:value="52.297145" calcext:value-type="float">
            <text:p>52.297145</text:p>
          </table:table-cell>
          <table:table-cell office:value-type="float" office:value="-114.394522" calcext:value-type="float">
            <text:p>-114.39452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" calcext:value-type="float">
            <text:p>20.3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6-18" calcext:value-type="date">
            <text:p>2020-06-1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ARLECK POND</text:p>
          </table:table-cell>
          <table:table-cell office:value-type="string" calcext:value-type="string">
            <text:p>SE5-41-14-W5</text:p>
          </table:table-cell>
          <table:table-cell office:value-type="float" office:value="52.494632" calcext:value-type="float">
            <text:p>52.494632</text:p>
          </table:table-cell>
          <table:table-cell office:value-type="float" office:value="-115.972609" calcext:value-type="float">
            <text:p>-115.97260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400" calcext:value-type="float">
            <text:p>4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LMER RESERVOIR</text:p>
          </table:table-cell>
          <table:table-cell office:value-type="string" calcext:value-type="string">
            <text:p>SW18-31-14-W4</text:p>
          </table:table-cell>
          <table:table-cell office:value-type="float" office:value="51.649233" calcext:value-type="float">
            <text:p>51.649233</text:p>
          </table:table-cell>
          <table:table-cell office:value-type="float" office:value="-111.983108" calcext:value-type="float">
            <text:p>-111.98310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8.5" calcext:value-type="float">
            <text:p>18.5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1.07" calcext:value-type="float">
            <text:p>21.07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07" calcext:value-type="float">
            <text:p>21.07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.39" calcext:value-type="float">
            <text:p>20.3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9-16" calcext:value-type="date">
            <text:p>2020-09-1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ITAGE LAKE</text:p>
          </table:table-cell>
          <table:table-cell office:value-type="string" calcext:value-type="string">
            <text:p>NW33-55-25-W4</text:p>
          </table:table-cell>
          <table:table-cell office:value-type="float" office:value="53.799728" calcext:value-type="float">
            <text:p>53.799728</text:p>
          </table:table-cell>
          <table:table-cell office:value-type="float" office:value="-113.66643" calcext:value-type="float">
            <text:p>-113.666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3.5" calcext:value-type="float">
            <text:p>23.5</text:p>
          </table:table-cell>
          <table:table-cell office:value-type="float" office:value="3005" calcext:value-type="float">
            <text:p>3005</text:p>
          </table:table-cell>
          <table:table-cell office:value-type="date" office:date-value="2020-09-22" calcext:value-type="date">
            <text:p>2020-09-2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MITAGE PARK POND</text:p>
          </table:table-cell>
          <table:table-cell office:value-type="string" calcext:value-type="string">
            <text:p>NE18-53-23-W4</text:p>
          </table:table-cell>
          <table:table-cell office:value-type="float" office:value="53.581702" calcext:value-type="float">
            <text:p>53.581702</text:p>
          </table:table-cell>
          <table:table-cell office:value-type="float" office:value="-113.371337" calcext:value-type="float">
            <text:p>-113.3713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08" calcext:value-type="float">
            <text:p>20.08</text:p>
          </table:table-cell>
          <table:table-cell office:value-type="float" office:value="1565" calcext:value-type="float">
            <text:p>1565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MITAGE PARK POND</text:p>
          </table:table-cell>
          <table:table-cell office:value-type="string" calcext:value-type="string">
            <text:p>NE18-53-23-W4</text:p>
          </table:table-cell>
          <table:table-cell office:value-type="float" office:value="53.581702" calcext:value-type="float">
            <text:p>53.581702</text:p>
          </table:table-cell>
          <table:table-cell office:value-type="float" office:value="-113.371337" calcext:value-type="float">
            <text:p>-113.371337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ERMITAGE PARK POND</text:p>
          </table:table-cell>
          <table:table-cell office:value-type="string" calcext:value-type="string">
            <text:p>NE18-53-23-W4</text:p>
          </table:table-cell>
          <table:table-cell office:value-type="float" office:value="53.581702" calcext:value-type="float">
            <text:p>53.581702</text:p>
          </table:table-cell>
          <table:table-cell office:value-type="float" office:value="-113.371337" calcext:value-type="float">
            <text:p>-113.37133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565" calcext:value-type="float">
            <text:p>1565</text:p>
          </table:table-cell>
          <table:table-cell office:value-type="date" office:date-value="2020-06-03" calcext:value-type="date">
            <text:p>2020-06-0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IGH LEVEL POND</text:p>
          </table:table-cell>
          <table:table-cell office:value-type="string" calcext:value-type="string">
            <text:p>SE8-110-20-W5</text:p>
          </table:table-cell>
          <table:table-cell office:value-type="float" office:value="58.532109" calcext:value-type="float">
            <text:p>58.532109</text:p>
          </table:table-cell>
          <table:table-cell office:value-type="float" office:value="-117.302526" calcext:value-type="float">
            <text:p>-117.30252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6" calcext:value-type="float">
            <text:p>20.6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IGHWAY 40 POND</text:p>
          </table:table-cell>
          <table:table-cell office:value-type="string" calcext:value-type="string">
            <text:p>SW12-69-6-W6</text:p>
          </table:table-cell>
          <table:table-cell office:value-type="float" office:value="54.958674" calcext:value-type="float">
            <text:p>54.958674</text:p>
          </table:table-cell>
          <table:table-cell office:value-type="float" office:value="-118.782831" calcext:value-type="float">
            <text:p>-118.78283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1" calcext:value-type="float">
            <text:p>20.1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IGHWAY 63 POND</text:p>
          </table:table-cell>
          <table:table-cell office:value-type="string" calcext:value-type="string">
            <text:p>NE35-87-9-W4</text:p>
          </table:table-cell>
          <table:table-cell office:value-type="float" office:value="56.588109" calcext:value-type="float">
            <text:p>56.588109</text:p>
          </table:table-cell>
          <table:table-cell office:value-type="float" office:value="-111.320447" calcext:value-type="float">
            <text:p>-111.3204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IGHWAY 686 POND</text:p>
          </table:table-cell>
          <table:table-cell office:value-type="string" calcext:value-type="string">
            <text:p>NE17-85-19-W5</text:p>
          </table:table-cell>
          <table:table-cell office:value-type="float" office:value="56.372419" calcext:value-type="float">
            <text:p>56.372419</text:p>
          </table:table-cell>
          <table:table-cell office:value-type="float" office:value="-116.954587" calcext:value-type="float">
            <text:p>-116.9545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ILLER'S RESERVOIR</text:p>
          </table:table-cell>
          <table:table-cell office:value-type="string" calcext:value-type="string">
            <text:p>SE13-32-29-W4</text:p>
          </table:table-cell>
          <table:table-cell office:value-type="float" office:value="51.739122" calcext:value-type="float">
            <text:p>51.739122</text:p>
          </table:table-cell>
          <table:table-cell office:value-type="float" office:value="-113.978521" calcext:value-type="float">
            <text:p>-113.97852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1" calcext:value-type="float">
            <text:p>17.1</text:p>
          </table:table-cell>
          <table:table-cell office:value-type="float" office:value="7574" calcext:value-type="float">
            <text:p>7574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UBER RESERVOIR</text:p>
          </table:table-cell>
          <table:table-cell office:value-type="string" calcext:value-type="string">
            <text:p>SW36-37-13-W4</text:p>
          </table:table-cell>
          <table:table-cell office:value-type="float" office:value="52.221611" calcext:value-type="float">
            <text:p>52.221611</text:p>
          </table:table-cell>
          <table:table-cell office:value-type="float" office:value="-111.732917" calcext:value-type="float">
            <text:p>-111.73291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3" calcext:value-type="float">
            <text:p>16.3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UBER RESERVOIR</text:p>
          </table:table-cell>
          <table:table-cell office:value-type="string" calcext:value-type="string">
            <text:p>SW36-37-13-W4</text:p>
          </table:table-cell>
          <table:table-cell office:value-type="float" office:value="52.221611" calcext:value-type="float">
            <text:p>52.221611</text:p>
          </table:table-cell>
          <table:table-cell office:value-type="float" office:value="-111.732917" calcext:value-type="float">
            <text:p>-111.73291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date" office:date-value="2020-09-08" calcext:value-type="date">
            <text:p>2020-09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HUBER RESERVOIR</text:p>
          </table:table-cell>
          <table:table-cell office:value-type="string" calcext:value-type="string">
            <text:p>SW36-37-13-W4</text:p>
          </table:table-cell>
          <table:table-cell office:value-type="float" office:value="52.221611" calcext:value-type="float">
            <text:p>52.221611</text:p>
          </table:table-cell>
          <table:table-cell office:value-type="float" office:value="-111.732917" calcext:value-type="float">
            <text:p>-111.732917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97" calcext:value-type="float">
            <text:p>22.97</text:p>
          </table:table-cell>
          <table:table-cell office:value-type="float" office:value="1250" calcext:value-type="float">
            <text:p>1250</text:p>
          </table:table-cell>
          <table:table-cell office:value-type="date" office:date-value="2020-09-22" calcext:value-type="date">
            <text:p>2020-09-2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INNISFREE TROUT POND</text:p>
          </table:table-cell>
          <table:table-cell office:value-type="string" calcext:value-type="string">
            <text:p>SE13-51-12-W4</text:p>
          </table:table-cell>
          <table:table-cell office:value-type="float" office:value="53.39796" calcext:value-type="float">
            <text:p>53.39796</text:p>
          </table:table-cell>
          <table:table-cell office:value-type="float" office:value="-111.629354" calcext:value-type="float">
            <text:p>-111.62935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66" calcext:value-type="float">
            <text:p>19.66</text:p>
          </table:table-cell>
          <table:table-cell office:value-type="float" office:value="600" calcext:value-type="float">
            <text:p>600</text:p>
          </table:table-cell>
          <table:table-cell office:value-type="date" office:date-value="2020-05-09" calcext:value-type="date">
            <text:p>2020-05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INNISFREE TROUT POND</text:p>
          </table:table-cell>
          <table:table-cell office:value-type="string" calcext:value-type="string">
            <text:p>SE13-51-12-W4</text:p>
          </table:table-cell>
          <table:table-cell office:value-type="float" office:value="53.39796" calcext:value-type="float">
            <text:p>53.39796</text:p>
          </table:table-cell>
          <table:table-cell office:value-type="float" office:value="-111.629354" calcext:value-type="float">
            <text:p>-111.62935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79" calcext:value-type="float">
            <text:p>19.7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9" calcext:value-type="date">
            <text:p>2020-05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IRMA FISH AND GAME POND</text:p>
          </table:table-cell>
          <table:table-cell office:value-type="string" calcext:value-type="string">
            <text:p>SW34-45-9-W4</text:p>
          </table:table-cell>
          <table:table-cell office:value-type="float" office:value="52.918593" calcext:value-type="float">
            <text:p>52.918593</text:p>
          </table:table-cell>
          <table:table-cell office:value-type="float" office:value="-111.236446" calcext:value-type="float">
            <text:p>-111.23644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IRMA FISH AND GAME POND</text:p>
          </table:table-cell>
          <table:table-cell office:value-type="string" calcext:value-type="string">
            <text:p>SW34-45-9-W4</text:p>
          </table:table-cell>
          <table:table-cell office:value-type="float" office:value="52.918593" calcext:value-type="float">
            <text:p>52.918593</text:p>
          </table:table-cell>
          <table:table-cell office:value-type="float" office:value="-111.236446" calcext:value-type="float">
            <text:p>-111.236446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1.07" calcext:value-type="float">
            <text:p>21.07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JARVIS CREEK POND</text:p>
          </table:table-cell>
          <table:table-cell office:value-type="string" calcext:value-type="string">
            <text:p>NE19-52-26-W5</text:p>
          </table:table-cell>
          <table:table-cell office:value-type="float" office:value="53.508917" calcext:value-type="float">
            <text:p>53.508917</text:p>
          </table:table-cell>
          <table:table-cell office:value-type="float" office:value="-117.810057" calcext:value-type="float">
            <text:p>-117.81005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9" calcext:value-type="float">
            <text:p>19.9</text:p>
          </table:table-cell>
          <table:table-cell office:value-type="float" office:value="700" calcext:value-type="float">
            <text:p>700</text:p>
          </table:table-cell>
          <table:table-cell office:value-type="date" office:date-value="2020-05-28" calcext:value-type="date">
            <text:p>2020-05-2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EENEX TROUT POND</text:p>
          </table:table-cell>
          <table:table-cell office:value-type="string" calcext:value-type="string">
            <text:p>NW10-11-24-W4</text:p>
          </table:table-cell>
          <table:table-cell office:value-type="float" office:value="49.896607" calcext:value-type="float">
            <text:p>49.896607</text:p>
          </table:table-cell>
          <table:table-cell office:value-type="float" office:value="-113.208467" calcext:value-type="float">
            <text:p>-113.2084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EENEX TROUT POND</text:p>
          </table:table-cell>
          <table:table-cell office:value-type="string" calcext:value-type="string">
            <text:p>NW10-11-24-W4</text:p>
          </table:table-cell>
          <table:table-cell office:value-type="float" office:value="49.896607" calcext:value-type="float">
            <text:p>49.896607</text:p>
          </table:table-cell>
          <table:table-cell office:value-type="float" office:value="-113.208467" calcext:value-type="float">
            <text:p>-113.2084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8.1" calcext:value-type="float">
            <text:p>8.1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6-05" calcext:value-type="date">
            <text:p>2020-06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float" office:value="52.112277" calcext:value-type="float">
            <text:p>52.112277</text:p>
          </table:table-cell>
          <table:table-cell office:value-type="float" office:value="-112.844594" calcext:value-type="float">
            <text:p>-112.84459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4" calcext:value-type="float">
            <text:p>19.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float" office:value="52.112277" calcext:value-type="float">
            <text:p>52.112277</text:p>
          </table:table-cell>
          <table:table-cell office:value-type="float" office:value="-112.844594" calcext:value-type="float">
            <text:p>-112.84459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55" calcext:value-type="float">
            <text:p>22.5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float" office:value="52.112277" calcext:value-type="float">
            <text:p>52.112277</text:p>
          </table:table-cell>
          <table:table-cell office:value-type="float" office:value="-112.844594" calcext:value-type="float">
            <text:p>-112.84459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3.22" calcext:value-type="float">
            <text:p>23.22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IDS CAN CATCH POND</text:p>
          </table:table-cell>
          <table:table-cell office:value-type="string" calcext:value-type="string">
            <text:p>SW13-24-1-W5</text:p>
          </table:table-cell>
          <table:table-cell office:value-type="float" office:value="51.041403" calcext:value-type="float">
            <text:p>51.041403</text:p>
          </table:table-cell>
          <table:table-cell office:value-type="float" office:value="-114.017656" calcext:value-type="float">
            <text:p>-114.0176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3.9" calcext:value-type="float">
            <text:p>23.9</text:p>
          </table:table-cell>
          <table:table-cell office:value-type="float" office:value="41" calcext:value-type="float">
            <text:p>41</text:p>
          </table:table-cell>
          <table:table-cell office:value-type="date" office:date-value="2020-07-23" calcext:value-type="date">
            <text:p>2020-07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RAFT WIMBORNE POND</text:p>
          </table:table-cell>
          <table:table-cell office:value-type="string" calcext:value-type="string">
            <text:p>SE28-33-26-W4</text:p>
          </table:table-cell>
          <table:table-cell office:value-type="float" office:value="51.859122" calcext:value-type="float">
            <text:p>51.859122</text:p>
          </table:table-cell>
          <table:table-cell office:value-type="float" office:value="-113.620127" calcext:value-type="float">
            <text:p>-113.62012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66" calcext:value-type="float">
            <text:p>19.6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RAFT WIMBORNE POND</text:p>
          </table:table-cell>
          <table:table-cell office:value-type="string" calcext:value-type="string">
            <text:p>SE28-33-26-W4</text:p>
          </table:table-cell>
          <table:table-cell office:value-type="float" office:value="51.859122" calcext:value-type="float">
            <text:p>51.859122</text:p>
          </table:table-cell>
          <table:table-cell office:value-type="float" office:value="-113.620127" calcext:value-type="float">
            <text:p>-113.620127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1" calcext:value-type="float">
            <text:p>20.1</text:p>
          </table:table-cell>
          <table:table-cell office:value-type="float" office:value="480" calcext:value-type="float">
            <text:p>48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KRAMER POND</text:p>
          </table:table-cell>
          <table:table-cell office:value-type="string" calcext:value-type="string">
            <text:p>SW25-45-6-W5</text:p>
          </table:table-cell>
          <table:table-cell office:value-type="float" office:value="52.906846" calcext:value-type="float">
            <text:p>52.906846</text:p>
          </table:table-cell>
          <table:table-cell office:value-type="float" office:value="-114.745933" calcext:value-type="float">
            <text:p>-114.74593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4" calcext:value-type="float">
            <text:p>19.4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A CRETE POND</text:p>
          </table:table-cell>
          <table:table-cell office:value-type="string" calcext:value-type="string">
            <text:p>SW15-106-12-W5</text:p>
          </table:table-cell>
          <table:table-cell office:value-type="float" office:value="58.197347" calcext:value-type="float">
            <text:p>58.197347</text:p>
          </table:table-cell>
          <table:table-cell office:value-type="float" office:value="-115.906655" calcext:value-type="float">
            <text:p>-115.90665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ACOMBE PARK POND</text:p>
          </table:table-cell>
          <table:table-cell office:value-type="string" calcext:value-type="string">
            <text:p>NW5-54-25-W4</text:p>
          </table:table-cell>
          <table:table-cell office:value-type="float" office:value="53.637547" calcext:value-type="float">
            <text:p>53.637547</text:p>
          </table:table-cell>
          <table:table-cell office:value-type="float" office:value="-113.653734" calcext:value-type="float">
            <text:p>-113.65373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08" calcext:value-type="float">
            <text:p>20.08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ACOMBE PARK POND</text:p>
          </table:table-cell>
          <table:table-cell office:value-type="string" calcext:value-type="string">
            <text:p>NW5-54-25-W4</text:p>
          </table:table-cell>
          <table:table-cell office:value-type="float" office:value="53.637547" calcext:value-type="float">
            <text:p>53.637547</text:p>
          </table:table-cell>
          <table:table-cell office:value-type="float" office:value="-113.653734" calcext:value-type="float">
            <text:p>-113.65373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61" calcext:value-type="float">
            <text:p>19.61</text:p>
          </table:table-cell>
          <table:table-cell office:value-type="float" office:value="600" calcext:value-type="float">
            <text:p>6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AMONT POND</text:p>
          </table:table-cell>
          <table:table-cell office:value-type="string" calcext:value-type="string">
            <text:p>SW27-55-19-W4</text:p>
          </table:table-cell>
          <table:table-cell office:value-type="float" office:value="53.775627" calcext:value-type="float">
            <text:p>53.775627</text:p>
          </table:table-cell>
          <table:table-cell office:value-type="float" office:value="-112.749283" calcext:value-type="float">
            <text:p>-112.74928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ARA FISH POND</text:p>
          </table:table-cell>
          <table:table-cell office:value-type="string" calcext:value-type="string">
            <text:p>NE25-61-5-W4</text:p>
          </table:table-cell>
          <table:table-cell office:value-type="float" office:value="54.3089" calcext:value-type="float">
            <text:p>54.3089</text:p>
          </table:table-cell>
          <table:table-cell office:value-type="float" office:value="-110.61054" calcext:value-type="float">
            <text:p>-110.6105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ARA FISH POND</text:p>
          </table:table-cell>
          <table:table-cell office:value-type="string" calcext:value-type="string">
            <text:p>NE25-61-5-W4</text:p>
          </table:table-cell>
          <table:table-cell office:value-type="float" office:value="54.3089" calcext:value-type="float">
            <text:p>54.3089</text:p>
          </table:table-cell>
          <table:table-cell office:value-type="float" office:value="-110.61054" calcext:value-type="float">
            <text:p>-110.6105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3.83" calcext:value-type="float">
            <text:p>23.83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EDUC RESERVOIR</text:p>
          </table:table-cell>
          <table:table-cell office:value-type="string" calcext:value-type="string">
            <text:p>NE27-49-25-W4</text:p>
          </table:table-cell>
          <table:table-cell office:value-type="float" office:value="53.259984" calcext:value-type="float">
            <text:p>53.259984</text:p>
          </table:table-cell>
          <table:table-cell office:value-type="float" office:value="-113.567083" calcext:value-type="float">
            <text:p>-113.56708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6.9" calcext:value-type="float">
            <text:p>16.9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EGAL RESERVOIR</text:p>
          </table:table-cell>
          <table:table-cell office:value-type="string" calcext:value-type="string">
            <text:p>NW24-57-25-W4</text:p>
          </table:table-cell>
          <table:table-cell office:value-type="float" office:value="53.947431" calcext:value-type="float">
            <text:p>53.947431</text:p>
          </table:table-cell>
          <table:table-cell office:value-type="float" office:value="-113.586428" calcext:value-type="float">
            <text:p>-113.58642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08" calcext:value-type="float">
            <text:p>20.08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EN THOMPSON POND</text:p>
          </table:table-cell>
          <table:table-cell office:value-type="string" calcext:value-type="string">
            <text:p>NW29-40-26-W4</text:p>
          </table:table-cell>
          <table:table-cell office:value-type="float" office:value="52.476805" calcext:value-type="float">
            <text:p>52.476805</text:p>
          </table:table-cell>
          <table:table-cell office:value-type="float" office:value="-113.712706" calcext:value-type="float">
            <text:p>-113.7127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LOYDMINSTER POND</text:p>
          </table:table-cell>
          <table:table-cell office:value-type="string" calcext:value-type="string">
            <text:p>SE6-50-1-W4</text:p>
          </table:table-cell>
          <table:table-cell office:value-type="float" office:value="53.27896" calcext:value-type="float">
            <text:p>53.27896</text:p>
          </table:table-cell>
          <table:table-cell office:value-type="float" office:value="-110.139056" calcext:value-type="float">
            <text:p>-110.13905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3" calcext:value-type="float">
            <text:p>19.7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ODGEPOLE POND</text:p>
          </table:table-cell>
          <table:table-cell office:value-type="string" calcext:value-type="string">
            <text:p>NE1-48-10-W5</text:p>
          </table:table-cell>
          <table:table-cell office:value-type="float" office:value="53.119469" calcext:value-type="float">
            <text:p>53.119469</text:p>
          </table:table-cell>
          <table:table-cell office:value-type="float" office:value="-115.320171" calcext:value-type="float">
            <text:p>-115.32017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5-22" calcext:value-type="date">
            <text:p>2020-05-2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OUGHEED TROUT POND</text:p>
          </table:table-cell>
          <table:table-cell office:value-type="string" calcext:value-type="string">
            <text:p>NE33-43-11-W4</text:p>
          </table:table-cell>
          <table:table-cell office:value-type="float" office:value="52.750929" calcext:value-type="float">
            <text:p>52.750929</text:p>
          </table:table-cell>
          <table:table-cell office:value-type="float" office:value="-111.539761" calcext:value-type="float">
            <text:p>-111.53976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570" calcext:value-type="float">
            <text:p>57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LOVETT LAKE</text:p>
          </table:table-cell>
          <table:table-cell office:value-type="string" calcext:value-type="string">
            <text:p>NW10-47-19-W5</text:p>
          </table:table-cell>
          <table:table-cell office:value-type="float" office:value="53.041523" calcext:value-type="float">
            <text:p>53.041523</text:p>
          </table:table-cell>
          <table:table-cell office:value-type="float" office:value="-116.706" calcext:value-type="float">
            <text:p>-116.70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3" calcext:value-type="float">
            <text:p>21.2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08" calcext:value-type="date">
            <text:p>2020-06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ACHESIS LAKE</text:p>
          </table:table-cell>
          <table:table-cell office:value-type="string" calcext:value-type="string">
            <text:p>NW27-107-16-W5</text:p>
          </table:table-cell>
          <table:table-cell office:value-type="float" office:value="58.324911" calcext:value-type="float">
            <text:p>58.324911</text:p>
          </table:table-cell>
          <table:table-cell office:value-type="float" office:value="-116.585882" calcext:value-type="float">
            <text:p>-116.58588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AGRATH CHILDRENS POND</text:p>
          </table:table-cell>
          <table:table-cell office:value-type="string" calcext:value-type="string">
            <text:p>SW26-5-22-W4</text:p>
          </table:table-cell>
          <table:table-cell office:value-type="float" office:value="49.4103" calcext:value-type="float">
            <text:p>49.4103</text:p>
          </table:table-cell>
          <table:table-cell office:value-type="float" office:value="-112.8647" calcext:value-type="float">
            <text:p>-112.86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2.3" calcext:value-type="float">
            <text:p>22.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AYAN LAKE</text:p>
          </table:table-cell>
          <table:table-cell office:value-type="string" calcext:value-type="string">
            <text:p>NW5-57-23-W5</text:p>
          </table:table-cell>
          <table:table-cell office:value-type="float" office:value="53.902144" calcext:value-type="float">
            <text:p>53.902144</text:p>
          </table:table-cell>
          <table:table-cell office:value-type="float" office:value="-117.38983" calcext:value-type="float">
            <text:p>-117.3898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6.9" calcext:value-type="float">
            <text:p>16.9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6-12" calcext:value-type="date">
            <text:p>2020-06-1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CLENNAN RESERVOIR</text:p>
          </table:table-cell>
          <table:table-cell office:value-type="string" calcext:value-type="string">
            <text:p>SW32-77-19-W5</text:p>
          </table:table-cell>
          <table:table-cell office:value-type="float" office:value="55.709784" calcext:value-type="float">
            <text:p>55.709784</text:p>
          </table:table-cell>
          <table:table-cell office:value-type="float" office:value="-116.919773" calcext:value-type="float">
            <text:p>-116.91977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LAREN'S RESERVOIR</text:p>
          </table:table-cell>
          <table:table-cell office:value-type="string" calcext:value-type="string">
            <text:p>SW23-33-18-W4</text:p>
          </table:table-cell>
          <table:table-cell office:value-type="float" office:value="51.840076" calcext:value-type="float">
            <text:p>51.840076</text:p>
          </table:table-cell>
          <table:table-cell office:value-type="float" office:value="-112.45129" calcext:value-type="float">
            <text:p>-112.4512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3600" calcext:value-type="float">
            <text:p>36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LAREN'S RESERVOIR</text:p>
          </table:table-cell>
          <table:table-cell office:value-type="string" calcext:value-type="string">
            <text:p>SW23-33-18-W4</text:p>
          </table:table-cell>
          <table:table-cell office:value-type="float" office:value="51.840076" calcext:value-type="float">
            <text:p>51.840076</text:p>
          </table:table-cell>
          <table:table-cell office:value-type="float" office:value="-112.45129" calcext:value-type="float">
            <text:p>-112.4512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4" calcext:value-type="date">
            <text:p>2020-05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QUILLAN RESERVOIR</text:p>
          </table:table-cell>
          <table:table-cell office:value-type="string" calcext:value-type="string">
            <text:p>SW13-8-19-W4</text:p>
          </table:table-cell>
          <table:table-cell office:value-type="float" office:value="49.64707" calcext:value-type="float">
            <text:p>49.64707</text:p>
          </table:table-cell>
          <table:table-cell office:value-type="float" office:value="-112.45932" calcext:value-type="float">
            <text:p>-112.4593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QUILLAN RESERVOIR</text:p>
          </table:table-cell>
          <table:table-cell office:value-type="string" calcext:value-type="string">
            <text:p>SW13-8-19-W4</text:p>
          </table:table-cell>
          <table:table-cell office:value-type="float" office:value="49.64707" calcext:value-type="float">
            <text:p>49.64707</text:p>
          </table:table-cell>
          <table:table-cell office:value-type="float" office:value="-112.45932" calcext:value-type="float">
            <text:p>-112.4593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5" calcext:value-type="float">
            <text:p>20.35</text:p>
          </table:table-cell>
          <table:table-cell office:value-type="float" office:value="2350" calcext:value-type="float">
            <text:p>235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VINNIE RESERVOIR</text:p>
          </table:table-cell>
          <table:table-cell office:value-type="string" calcext:value-type="string">
            <text:p>SW33-12-21-W4</text:p>
          </table:table-cell>
          <table:table-cell office:value-type="float" office:value="50.035398" calcext:value-type="float">
            <text:p>50.035398</text:p>
          </table:table-cell>
          <table:table-cell office:value-type="float" office:value="-112.816726" calcext:value-type="float">
            <text:p>-112.81672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205" calcext:value-type="float">
            <text:p>2205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CVINNIE RESERVOIR</text:p>
          </table:table-cell>
          <table:table-cell office:value-type="string" calcext:value-type="string">
            <text:p>SW33-12-21-W4</text:p>
          </table:table-cell>
          <table:table-cell office:value-type="float" office:value="50.035398" calcext:value-type="float">
            <text:p>50.035398</text:p>
          </table:table-cell>
          <table:table-cell office:value-type="float" office:value="-112.816726" calcext:value-type="float">
            <text:p>-112.81672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01" calcext:value-type="float">
            <text:p>21.01</text:p>
          </table:table-cell>
          <table:table-cell office:value-type="float" office:value="2205" calcext:value-type="float">
            <text:p>2205</text:p>
          </table:table-cell>
          <table:table-cell office:value-type="date" office:date-value="2020-06-23" calcext:value-type="date">
            <text:p>2020-06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D PEACE POND #1</text:p>
          </table:table-cell>
          <table:table-cell office:value-type="string" calcext:value-type="string">
            <text:p>SW27-83-23-W5</text:p>
          </table:table-cell>
          <table:table-cell office:value-type="float" office:value="56.222511" calcext:value-type="float">
            <text:p>56.222511</text:p>
          </table:table-cell>
          <table:table-cell office:value-type="float" office:value="-117.556197" calcext:value-type="float">
            <text:p>-117.55619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D PEACE POND #2</text:p>
          </table:table-cell>
          <table:table-cell office:value-type="string" calcext:value-type="string">
            <text:p>SW27-83-23-W5</text:p>
          </table:table-cell>
          <table:table-cell office:value-type="float" office:value="56.224205" calcext:value-type="float">
            <text:p>56.224205</text:p>
          </table:table-cell>
          <table:table-cell office:value-type="float" office:value="-117.553092" calcext:value-type="float">
            <text:p>-117.55309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DWAY RESERVOIR</text:p>
          </table:table-cell>
          <table:table-cell office:value-type="string" calcext:value-type="string">
            <text:p>SE16-30-27-W4</text:p>
          </table:table-cell>
          <table:table-cell office:value-type="float" office:value="51.565685" calcext:value-type="float">
            <text:p>51.565685</text:p>
          </table:table-cell>
          <table:table-cell office:value-type="float" office:value="-113.735238" calcext:value-type="float">
            <text:p>-113.73523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2.9" calcext:value-type="float">
            <text:p>22.9</text:p>
          </table:table-cell>
          <table:table-cell office:value-type="float" office:value="1116" calcext:value-type="float">
            <text:p>1116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DWAY RESERVOIR</text:p>
          </table:table-cell>
          <table:table-cell office:value-type="string" calcext:value-type="string">
            <text:p>SE16-30-27-W4</text:p>
          </table:table-cell>
          <table:table-cell office:value-type="float" office:value="51.565685" calcext:value-type="float">
            <text:p>51.565685</text:p>
          </table:table-cell>
          <table:table-cell office:value-type="float" office:value="-113.735238" calcext:value-type="float">
            <text:p>-113.73523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" calcext:value-type="float">
            <text:p>20.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18" calcext:value-type="date">
            <text:p>2020-06-1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LE 07 LAKE</text:p>
          </table:table-cell>
          <table:table-cell office:value-type="string" calcext:value-type="string">
            <text:p>NE35-69-14-W4</text:p>
          </table:table-cell>
          <table:table-cell office:value-type="float" office:value="55.021444" calcext:value-type="float">
            <text:p>55.021444</text:p>
          </table:table-cell>
          <table:table-cell office:value-type="float" office:value="-112.015324" calcext:value-type="float">
            <text:p>-112.01532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5.6" calcext:value-type="float">
            <text:p>15.6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LE 07 LAKE</text:p>
          </table:table-cell>
          <table:table-cell office:value-type="string" calcext:value-type="string">
            <text:p>NE35-69-14-W4</text:p>
          </table:table-cell>
          <table:table-cell office:value-type="float" office:value="55.021444" calcext:value-type="float">
            <text:p>55.021444</text:p>
          </table:table-cell>
          <table:table-cell office:value-type="float" office:value="-112.015324" calcext:value-type="float">
            <text:p>-112.01532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RROR RESERVOIR</text:p>
          </table:table-cell>
          <table:table-cell office:value-type="string" calcext:value-type="string">
            <text:p>SW29-40-22-W4</text:p>
          </table:table-cell>
          <table:table-cell office:value-type="float" office:value="52.464155" calcext:value-type="float">
            <text:p>52.464155</text:p>
          </table:table-cell>
          <table:table-cell office:value-type="float" office:value="-113.138878" calcext:value-type="float">
            <text:p>-113.138878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245" calcext:value-type="float">
            <text:p>245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TFORD PONDS</text:p>
          </table:table-cell>
          <table:table-cell office:value-type="string" calcext:value-type="string">
            <text:p>SE4-26-4-W5</text:p>
          </table:table-cell>
          <table:table-cell office:value-type="float" office:value="51.19005" calcext:value-type="float">
            <text:p>51.19005</text:p>
          </table:table-cell>
          <table:table-cell office:value-type="float" office:value="-114.49262" calcext:value-type="float">
            <text:p>-114.49262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ITFORD PONDS</text:p>
          </table:table-cell>
          <table:table-cell office:value-type="string" calcext:value-type="string">
            <text:p>SE4-26-4-W5</text:p>
          </table:table-cell>
          <table:table-cell office:value-type="float" office:value="51.19005" calcext:value-type="float">
            <text:p>51.19005</text:p>
          </table:table-cell>
          <table:table-cell office:value-type="float" office:value="-114.49262" calcext:value-type="float">
            <text:p>-114.4926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ORINVILLE FISH AND GAME POND</text:p>
          </table:table-cell>
          <table:table-cell office:value-type="string" calcext:value-type="string">
            <text:p>NW4-56-25-W4</text:p>
          </table:table-cell>
          <table:table-cell office:value-type="float" office:value="53.811699" calcext:value-type="float">
            <text:p>53.811699</text:p>
          </table:table-cell>
          <table:table-cell office:value-type="float" office:value="-113.658398" calcext:value-type="float">
            <text:p>-113.65839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425" calcext:value-type="float">
            <text:p>1425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ORINVILLE FISH AND GAME POND</text:p>
          </table:table-cell>
          <table:table-cell office:value-type="string" calcext:value-type="string">
            <text:p>NW4-56-25-W4</text:p>
          </table:table-cell>
          <table:table-cell office:value-type="float" office:value="53.811699" calcext:value-type="float">
            <text:p>53.811699</text:p>
          </table:table-cell>
          <table:table-cell office:value-type="float" office:value="-113.658398" calcext:value-type="float">
            <text:p>-113.658398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100" calcext:value-type="float">
            <text:p>1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ORINVILLE FISH AND GAME POND</text:p>
          </table:table-cell>
          <table:table-cell office:value-type="string" calcext:value-type="string">
            <text:p>NW4-56-25-W4</text:p>
          </table:table-cell>
          <table:table-cell office:value-type="float" office:value="53.811699" calcext:value-type="float">
            <text:p>53.811699</text:p>
          </table:table-cell>
          <table:table-cell office:value-type="float" office:value="-113.658398" calcext:value-type="float">
            <text:p>-113.65839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3.5" calcext:value-type="float">
            <text:p>23.5</text:p>
          </table:table-cell>
          <table:table-cell office:value-type="float" office:value="1007" calcext:value-type="float">
            <text:p>1007</text:p>
          </table:table-cell>
          <table:table-cell office:value-type="date" office:date-value="2020-09-22" calcext:value-type="date">
            <text:p>2020-09-2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OUND RED RESERVOIR</text:p>
          </table:table-cell>
          <table:table-cell office:value-type="string" calcext:value-type="string">
            <text:p>NW11-45-28-W4</text:p>
          </table:table-cell>
          <table:table-cell office:value-type="float" office:value="52.867842" calcext:value-type="float">
            <text:p>52.867842</text:p>
          </table:table-cell>
          <table:table-cell office:value-type="float" office:value="-113.961579" calcext:value-type="float">
            <text:p>-113.96157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1400" calcext:value-type="float">
            <text:p>140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OUND RED RESERVOIR</text:p>
          </table:table-cell>
          <table:table-cell office:value-type="string" calcext:value-type="string">
            <text:p>NW11-45-28-W4</text:p>
          </table:table-cell>
          <table:table-cell office:value-type="float" office:value="52.867842" calcext:value-type="float">
            <text:p>52.867842</text:p>
          </table:table-cell>
          <table:table-cell office:value-type="float" office:value="-113.961579" calcext:value-type="float">
            <text:p>-113.96157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17" calcext:value-type="float">
            <text:p>20.17</text:p>
          </table:table-cell>
          <table:table-cell office:value-type="float" office:value="1400" calcext:value-type="float">
            <text:p>1400</text:p>
          </table:table-cell>
          <table:table-cell office:value-type="date" office:date-value="2020-06-25" calcext:value-type="date">
            <text:p>2020-06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MUSKOSEEPI POND</text:p>
          </table:table-cell>
          <table:table-cell office:value-type="string" calcext:value-type="string">
            <text:p>SE26-71-6-W6</text:p>
          </table:table-cell>
          <table:table-cell office:value-type="float" office:value="55.172657" calcext:value-type="float">
            <text:p>55.172657</text:p>
          </table:table-cell>
          <table:table-cell office:value-type="float" office:value="-118.806587" calcext:value-type="float">
            <text:p>-118.8065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12" calcext:value-type="date">
            <text:p>2020-05-12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ARDAM LAKE</text:p>
          </table:table-cell>
          <table:table-cell office:value-type="string" calcext:value-type="string">
            <text:p>NE17-78-5-W6</text:p>
          </table:table-cell>
          <table:table-cell office:value-type="float" office:value="55.762438" calcext:value-type="float">
            <text:p>55.762438</text:p>
          </table:table-cell>
          <table:table-cell office:value-type="float" office:value="-118.725502" calcext:value-type="float">
            <text:p>-118.72550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1" calcext:value-type="float">
            <text:p>20.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CHOLAS SHERAN PARK POND</text:p>
          </table:table-cell>
          <table:table-cell office:value-type="string" calcext:value-type="string">
            <text:p>SE26-8-22-W4</text:p>
          </table:table-cell>
          <table:table-cell office:value-type="float" office:value="49.671905" calcext:value-type="float">
            <text:p>49.671905</text:p>
          </table:table-cell>
          <table:table-cell office:value-type="float" office:value="-112.879725" calcext:value-type="float">
            <text:p>-112.879725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1" calcext:value-type="float">
            <text:p>20.1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CHOLAS SHERAN PARK POND</text:p>
          </table:table-cell>
          <table:table-cell office:value-type="string" calcext:value-type="string">
            <text:p>SE26-8-22-W4</text:p>
          </table:table-cell>
          <table:table-cell office:value-type="float" office:value="49.671905" calcext:value-type="float">
            <text:p>49.671905</text:p>
          </table:table-cell>
          <table:table-cell office:value-type="float" office:value="-112.879725" calcext:value-type="float">
            <text:p>-112.87972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CHOLAS SHERAN PARK POND</text:p>
          </table:table-cell>
          <table:table-cell office:value-type="string" calcext:value-type="string">
            <text:p>SE26-8-22-W4</text:p>
          </table:table-cell>
          <table:table-cell office:value-type="float" office:value="49.671905" calcext:value-type="float">
            <text:p>49.671905</text:p>
          </table:table-cell>
          <table:table-cell office:value-type="float" office:value="-112.879725" calcext:value-type="float">
            <text:p>-112.87972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CHOLAS SHERAN PARK POND</text:p>
          </table:table-cell>
          <table:table-cell office:value-type="string" calcext:value-type="string">
            <text:p>SE26-8-22-W4</text:p>
          </table:table-cell>
          <table:table-cell office:value-type="float" office:value="49.671905" calcext:value-type="float">
            <text:p>49.671905</text:p>
          </table:table-cell>
          <table:table-cell office:value-type="float" office:value="-112.879725" calcext:value-type="float">
            <text:p>-112.879725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CHOLAS SHERAN PARK POND</text:p>
          </table:table-cell>
          <table:table-cell office:value-type="string" calcext:value-type="string">
            <text:p>SE26-8-22-W4</text:p>
          </table:table-cell>
          <table:table-cell office:value-type="float" office:value="49.671905" calcext:value-type="float">
            <text:p>49.671905</text:p>
          </table:table-cell>
          <table:table-cell office:value-type="float" office:value="-112.879725" calcext:value-type="float">
            <text:p>-112.87972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date" office:date-value="2020-05-27" calcext:value-type="date">
            <text:p>2020-05-2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CHOLAS SHERAN PARK POND</text:p>
          </table:table-cell>
          <table:table-cell office:value-type="string" calcext:value-type="string">
            <text:p>SE26-8-22-W4</text:p>
          </table:table-cell>
          <table:table-cell office:value-type="float" office:value="49.671905" calcext:value-type="float">
            <text:p>49.671905</text:p>
          </table:table-cell>
          <table:table-cell office:value-type="float" office:value="-112.879725" calcext:value-type="float">
            <text:p>-112.879725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09" calcext:value-type="float">
            <text:p>21.0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ITON LAKE</text:p>
          </table:table-cell>
          <table:table-cell office:value-type="string" calcext:value-type="string">
            <text:p>SE32-53-12-W5</text:p>
          </table:table-cell>
          <table:table-cell office:value-type="float" office:value="53.616078" calcext:value-type="float">
            <text:p>53.616078</text:p>
          </table:table-cell>
          <table:table-cell office:value-type="float" office:value="-115.725966" calcext:value-type="float">
            <text:p>-115.72596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3" calcext:value-type="float">
            <text:p>19.73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07" calcext:value-type="date">
            <text:p>2020-05-0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ORDEGG BORROW PIT (EAST)</text:p>
          </table:table-cell>
          <table:table-cell office:value-type="string" calcext:value-type="string">
            <text:p>SE32-40-15-W5</text:p>
          </table:table-cell>
          <table:table-cell office:value-type="float" office:value="52.480398" calcext:value-type="float">
            <text:p>52.480398</text:p>
          </table:table-cell>
          <table:table-cell office:value-type="float" office:value="-116.122018" calcext:value-type="float">
            <text:p>-116.12201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ORDEGG BORROW PIT (WEST)</text:p>
          </table:table-cell>
          <table:table-cell office:value-type="string" calcext:value-type="string">
            <text:p>SW32-40-15-W5</text:p>
          </table:table-cell>
          <table:table-cell office:value-type="float" office:value="52.484878" calcext:value-type="float">
            <text:p>52.484878</text:p>
          </table:table-cell>
          <table:table-cell office:value-type="float" office:value="-116.128512" calcext:value-type="float">
            <text:p>-116.12851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400" calcext:value-type="float">
            <text:p>4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OSE CREEK POND</text:p>
          </table:table-cell>
          <table:table-cell office:value-type="string" calcext:value-type="string">
            <text:p>NE1-27-1-W5</text:p>
          </table:table-cell>
          <table:table-cell office:value-type="float" office:value="51.280125" calcext:value-type="float">
            <text:p>51.280125</text:p>
          </table:table-cell>
          <table:table-cell office:value-type="float" office:value="-114.010762" calcext:value-type="float">
            <text:p>-114.01076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85" calcext:value-type="float">
            <text:p>21.85</text:p>
          </table:table-cell>
          <table:table-cell office:value-type="float" office:value="315" calcext:value-type="float">
            <text:p>315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UGGENT POND</text:p>
          </table:table-cell>
          <table:table-cell office:value-type="string" calcext:value-type="string">
            <text:p>SE14-44-3-W5</text:p>
          </table:table-cell>
          <table:table-cell office:value-type="float" office:value="52.791495" calcext:value-type="float">
            <text:p>52.791495</text:p>
          </table:table-cell>
          <table:table-cell office:value-type="float" office:value="-114.317013" calcext:value-type="float">
            <text:p>-114.31701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0-05-08" calcext:value-type="date">
            <text:p>2020-05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NUGGENT POND</text:p>
          </table:table-cell>
          <table:table-cell office:value-type="string" calcext:value-type="string">
            <text:p>SE14-44-3-W5</text:p>
          </table:table-cell>
          <table:table-cell office:value-type="float" office:value="52.791495" calcext:value-type="float">
            <text:p>52.791495</text:p>
          </table:table-cell>
          <table:table-cell office:value-type="float" office:value="-114.317013" calcext:value-type="float">
            <text:p>-114.31701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17" calcext:value-type="float">
            <text:p>20.1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0-06-25" calcext:value-type="date">
            <text:p>2020-06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OPEN CREEK RESERVOIR</text:p>
          </table:table-cell>
          <table:table-cell office:value-type="string" calcext:value-type="string">
            <text:p>NE25-42-6-W5</text:p>
          </table:table-cell>
          <table:table-cell office:value-type="float" office:value="52.648629" calcext:value-type="float">
            <text:p>52.648629</text:p>
          </table:table-cell>
          <table:table-cell office:value-type="float" office:value="-114.729184" calcext:value-type="float">
            <text:p>-114.72918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8.7" calcext:value-type="float">
            <text:p>18.7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OPEN CREEK RESERVOIR</text:p>
          </table:table-cell>
          <table:table-cell office:value-type="string" calcext:value-type="string">
            <text:p>NE25-42-6-W5</text:p>
          </table:table-cell>
          <table:table-cell office:value-type="float" office:value="52.648629" calcext:value-type="float">
            <text:p>52.648629</text:p>
          </table:table-cell>
          <table:table-cell office:value-type="float" office:value="-114.729184" calcext:value-type="float">
            <text:p>-114.72918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OYEN (CONCRETE PLANT) POND</text:p>
          </table:table-cell>
          <table:table-cell office:value-type="string" calcext:value-type="string">
            <text:p>NW34-27-4-W4</text:p>
          </table:table-cell>
          <table:table-cell office:value-type="float" office:value="51.351315" calcext:value-type="float">
            <text:p>51.351315</text:p>
          </table:table-cell>
          <table:table-cell office:value-type="float" office:value="-110.488247" calcext:value-type="float">
            <text:p>-110.4882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OYEN RESERVOIR</text:p>
          </table:table-cell>
          <table:table-cell office:value-type="string" calcext:value-type="string">
            <text:p>NE33-30-4-W4</text:p>
          </table:table-cell>
          <table:table-cell office:value-type="float" office:value="51.6135" calcext:value-type="float">
            <text:p>51.6135</text:p>
          </table:table-cell>
          <table:table-cell office:value-type="float" office:value="-110.497677" calcext:value-type="float">
            <text:p>-110.49767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IT 24</text:p>
          </table:table-cell>
          <table:table-cell office:value-type="string" calcext:value-type="string">
            <text:p>NE4-47-19-W5</text:p>
          </table:table-cell>
          <table:table-cell office:value-type="float" office:value="53.030531" calcext:value-type="float">
            <text:p>53.030531</text:p>
          </table:table-cell>
          <table:table-cell office:value-type="float" office:value="-116.714447" calcext:value-type="float">
            <text:p>-116.714447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47" calcext:value-type="float">
            <text:p>21.4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6-08" calcext:value-type="date">
            <text:p>2020-06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IT 24</text:p>
          </table:table-cell>
          <table:table-cell office:value-type="string" calcext:value-type="string">
            <text:p>NE4-47-19-W5</text:p>
          </table:table-cell>
          <table:table-cell office:value-type="float" office:value="53.030531" calcext:value-type="float">
            <text:p>53.030531</text:p>
          </table:table-cell>
          <table:table-cell office:value-type="float" office:value="-116.714447" calcext:value-type="float">
            <text:p>-116.71444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3" calcext:value-type="float">
            <text:p>21.23</text:p>
          </table:table-cell>
          <table:table-cell office:value-type="float" office:value="750" calcext:value-type="float">
            <text:p>750</text:p>
          </table:table-cell>
          <table:table-cell office:value-type="date" office:date-value="2020-06-08" calcext:value-type="date">
            <text:p>2020-06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IT 35</text:p>
          </table:table-cell>
          <table:table-cell office:value-type="string" calcext:value-type="string">
            <text:p>SW26-46-19-W5</text:p>
          </table:table-cell>
          <table:table-cell office:value-type="float" office:value="52.992044" calcext:value-type="float">
            <text:p>52.992044</text:p>
          </table:table-cell>
          <table:table-cell office:value-type="float" office:value="-116.649313" calcext:value-type="float">
            <text:p>-116.64931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43" calcext:value-type="float">
            <text:p>21.43</text:p>
          </table:table-cell>
          <table:table-cell office:value-type="float" office:value="390" calcext:value-type="float">
            <text:p>390</text:p>
          </table:table-cell>
          <table:table-cell office:value-type="date" office:date-value="2020-06-09" calcext:value-type="date">
            <text:p>2020-06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IT 44</text:p>
          </table:table-cell>
          <table:table-cell office:value-type="string" calcext:value-type="string">
            <text:p>SW35-46-19-W5</text:p>
          </table:table-cell>
          <table:table-cell office:value-type="float" office:value="53.004695" calcext:value-type="float">
            <text:p>53.004695</text:p>
          </table:table-cell>
          <table:table-cell office:value-type="float" office:value="-116.653503" calcext:value-type="float">
            <text:p>-116.65350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43" calcext:value-type="float">
            <text:p>21.43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20-06-09" calcext:value-type="date">
            <text:p>2020-06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IT 45</text:p>
          </table:table-cell>
          <table:table-cell office:value-type="string" calcext:value-type="string">
            <text:p>SE26-46-19-W5</text:p>
          </table:table-cell>
          <table:table-cell office:value-type="float" office:value="52.992815" calcext:value-type="float">
            <text:p>52.992815</text:p>
          </table:table-cell>
          <table:table-cell office:value-type="float" office:value="-116.645687" calcext:value-type="float">
            <text:p>-116.6456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43" calcext:value-type="float">
            <text:p>21.43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20-06-09" calcext:value-type="date">
            <text:p>2020-06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LEASURE ISLAND RESERVOIR</text:p>
          </table:table-cell>
          <table:table-cell office:value-type="string" calcext:value-type="string">
            <text:p>SW20-46-19-W4</text:p>
          </table:table-cell>
          <table:table-cell office:value-type="float" office:value="52.979766" calcext:value-type="float">
            <text:p>52.979766</text:p>
          </table:table-cell>
          <table:table-cell office:value-type="float" office:value="-112.729392" calcext:value-type="float">
            <text:p>-112.729392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61" calcext:value-type="float">
            <text:p>19.61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LEASURE ISLAND RESERVOIR</text:p>
          </table:table-cell>
          <table:table-cell office:value-type="string" calcext:value-type="string">
            <text:p>SW20-46-19-W4</text:p>
          </table:table-cell>
          <table:table-cell office:value-type="float" office:value="52.979766" calcext:value-type="float">
            <text:p>52.979766</text:p>
          </table:table-cell>
          <table:table-cell office:value-type="float" office:value="-112.729392" calcext:value-type="float">
            <text:p>-112.729392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160" calcext:value-type="float">
            <text:p>16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LEASURE ISLAND RESERVOIR</text:p>
          </table:table-cell>
          <table:table-cell office:value-type="string" calcext:value-type="string">
            <text:p>SW20-46-19-W4</text:p>
          </table:table-cell>
          <table:table-cell office:value-type="float" office:value="52.979766" calcext:value-type="float">
            <text:p>52.979766</text:p>
          </table:table-cell>
          <table:table-cell office:value-type="float" office:value="-112.729392" calcext:value-type="float">
            <text:p>-112.72939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72" calcext:value-type="float">
            <text:p>20.72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20-06-24" calcext:value-type="date">
            <text:p>2020-06-2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LEASURE ISLAND RESERVOIR</text:p>
          </table:table-cell>
          <table:table-cell office:value-type="string" calcext:value-type="string">
            <text:p>SW20-46-19-W4</text:p>
          </table:table-cell>
          <table:table-cell office:value-type="float" office:value="52.979766" calcext:value-type="float">
            <text:p>52.979766</text:p>
          </table:table-cell>
          <table:table-cell office:value-type="float" office:value="-112.729392" calcext:value-type="float">
            <text:p>-112.72939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6" calcext:value-type="float">
            <text:p>19.6</text:p>
          </table:table-cell>
          <table:table-cell office:value-type="float" office:value="1222" calcext:value-type="float">
            <text:p>1222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PONOKA CENTENNIAL PARK POND</text:p>
          </table:table-cell>
          <table:table-cell office:value-type="string" calcext:value-type="string">
            <text:p>NE5-43-25-W4</text:p>
          </table:table-cell>
          <table:table-cell office:value-type="float" office:value="52.680354" calcext:value-type="float">
            <text:p>52.680354</text:p>
          </table:table-cell>
          <table:table-cell office:value-type="float" office:value="-113.584991" calcext:value-type="float">
            <text:p>-113.5849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76" calcext:value-type="float">
            <text:p>21.76</text:p>
          </table:table-cell>
          <table:table-cell office:value-type="float" office:value="650" calcext:value-type="float">
            <text:p>650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ADWAY FISH POND</text:p>
          </table:table-cell>
          <table:table-cell office:value-type="string" calcext:value-type="string">
            <text:p>SE31-58-20-W4</text:p>
          </table:table-cell>
          <table:table-cell office:value-type="float" office:value="54.056793" calcext:value-type="float">
            <text:p>54.056793</text:p>
          </table:table-cell>
          <table:table-cell office:value-type="float" office:value="-112.95596" calcext:value-type="float">
            <text:p>-112.9559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1040" calcext:value-type="float">
            <text:p>104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AINBOW LAKE POND</text:p>
          </table:table-cell>
          <table:table-cell office:value-type="string" calcext:value-type="string">
            <text:p>NE25-109-9-W6</text:p>
          </table:table-cell>
          <table:table-cell office:value-type="float" office:value="58.495385" calcext:value-type="float">
            <text:p>58.495385</text:p>
          </table:table-cell>
          <table:table-cell office:value-type="float" office:value="-119.349303" calcext:value-type="float">
            <text:p>-119.34930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IVERSTONE POND</text:p>
          </table:table-cell>
          <table:table-cell office:value-type="string" calcext:value-type="string">
            <text:p>SW24-8-22-W4</text:p>
          </table:table-cell>
          <table:table-cell office:value-type="float" office:value="49.659849" calcext:value-type="float">
            <text:p>49.659849</text:p>
          </table:table-cell>
          <table:table-cell office:value-type="float" office:value="-112.863787" calcext:value-type="float">
            <text:p>-112.8637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4-29" calcext:value-type="date">
            <text:p>2020-04-2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IVERSTONE POND</text:p>
          </table:table-cell>
          <table:table-cell office:value-type="string" calcext:value-type="string">
            <text:p>SW24-8-22-W4</text:p>
          </table:table-cell>
          <table:table-cell office:value-type="float" office:value="49.659849" calcext:value-type="float">
            <text:p>49.659849</text:p>
          </table:table-cell>
          <table:table-cell office:value-type="float" office:value="-112.863787" calcext:value-type="float">
            <text:p>-112.8637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5-27" calcext:value-type="date">
            <text:p>2020-05-2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IVERSTONE POND</text:p>
          </table:table-cell>
          <table:table-cell office:value-type="string" calcext:value-type="string">
            <text:p>SW24-8-22-W4</text:p>
          </table:table-cell>
          <table:table-cell office:value-type="float" office:value="49.659849" calcext:value-type="float">
            <text:p>49.659849</text:p>
          </table:table-cell>
          <table:table-cell office:value-type="float" office:value="-112.863787" calcext:value-type="float">
            <text:p>-112.863787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1.09" calcext:value-type="float">
            <text:p>21.0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IVERSTONE POND</text:p>
          </table:table-cell>
          <table:table-cell office:value-type="string" calcext:value-type="string">
            <text:p>SW24-8-22-W4</text:p>
          </table:table-cell>
          <table:table-cell office:value-type="float" office:value="49.659849" calcext:value-type="float">
            <text:p>49.659849</text:p>
          </table:table-cell>
          <table:table-cell office:value-type="float" office:value="-112.863787" calcext:value-type="float">
            <text:p>-112.8637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Silver's</text:p>
          </table:table-cell>
          <table:table-cell office:value-type="string" calcext:value-type="string">
            <text:p>AF3N</text:p>
          </table:table-cell>
          <table:table-cell office:value-type="float" office:value="24.3" calcext:value-type="float">
            <text:p>24.3</text:p>
          </table:table-cell>
          <table:table-cell office:value-type="float" office:value="638" calcext:value-type="float">
            <text:p>638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RIVERSTONE POND</text:p>
          </table:table-cell>
          <table:table-cell office:value-type="string" calcext:value-type="string">
            <text:p>SW24-8-22-W4</text:p>
          </table:table-cell>
          <table:table-cell office:value-type="float" office:value="49.659849" calcext:value-type="float">
            <text:p>49.659849</text:p>
          </table:table-cell>
          <table:table-cell office:value-type="float" office:value="-112.863787" calcext:value-type="float">
            <text:p>-112.86378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1.96" calcext:value-type="float">
            <text:p>21.96</text:p>
          </table:table-cell>
          <table:table-cell office:value-type="float" office:value="468" calcext:value-type="float">
            <text:p>468</text:p>
          </table:table-cell>
          <table:table-cell office:value-type="date" office:date-value="2020-10-01" calcext:value-type="date">
            <text:p>2020-10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EVERN CREEK RESERVOIR</text:p>
          </table:table-cell>
          <table:table-cell office:value-type="string" calcext:value-type="string">
            <text:p>NW12-26-22-W4</text:p>
          </table:table-cell>
          <table:table-cell office:value-type="float" office:value="51.208304" calcext:value-type="float">
            <text:p>51.208304</text:p>
          </table:table-cell>
          <table:table-cell office:value-type="float" office:value="-112.955705" calcext:value-type="float">
            <text:p>-112.95570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7.9" calcext:value-type="float">
            <text:p>17.9</text:p>
          </table:table-cell>
          <table:table-cell office:value-type="float" office:value="5600" calcext:value-type="float">
            <text:p>5600</text:p>
          </table:table-cell>
          <table:table-cell office:value-type="date" office:date-value="2020-04-28" calcext:value-type="date">
            <text:p>2020-04-2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HELL TRUE NORTH POND</text:p>
          </table:table-cell>
          <table:table-cell office:value-type="string" calcext:value-type="string">
            <text:p>SW10-79-8-W6</text:p>
          </table:table-cell>
          <table:table-cell office:value-type="float" office:value="55.829544" calcext:value-type="float">
            <text:p>55.829544</text:p>
          </table:table-cell>
          <table:table-cell office:value-type="float" office:value="-119.167595" calcext:value-type="float">
            <text:p>-119.167595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1" calcext:value-type="float">
            <text:p>20.1</text:p>
          </table:table-cell>
          <table:table-cell office:value-type="float" office:value="640" calcext:value-type="float">
            <text:p>64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HEMELUK LAKE</text:p>
          </table:table-cell>
          <table:table-cell office:value-type="string" calcext:value-type="string">
            <text:p>SW25-60-17-W4</text:p>
          </table:table-cell>
          <table:table-cell office:value-type="float" office:value="54.212986" calcext:value-type="float">
            <text:p>54.212986</text:p>
          </table:table-cell>
          <table:table-cell office:value-type="float" office:value="-112.423089" calcext:value-type="float">
            <text:p>-112.42308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5.6" calcext:value-type="float">
            <text:p>15.6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5-13" calcext:value-type="date">
            <text:p>2020-05-1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HUSTER LAKE</text:p>
          </table:table-cell>
          <table:table-cell office:value-type="string" calcext:value-type="string">
            <text:p>NE26-43-5-W4</text:p>
          </table:table-cell>
          <table:table-cell office:value-type="float" office:value="52.740747" calcext:value-type="float">
            <text:p>52.740747</text:p>
          </table:table-cell>
          <table:table-cell office:value-type="float" office:value="-110.609119" calcext:value-type="float">
            <text:p>-110.6091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5.7" calcext:value-type="float">
            <text:p>15.7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HUSTER LAKE</text:p>
          </table:table-cell>
          <table:table-cell office:value-type="string" calcext:value-type="string">
            <text:p>NE26-43-5-W4</text:p>
          </table:table-cell>
          <table:table-cell office:value-type="float" office:value="52.740747" calcext:value-type="float">
            <text:p>52.740747</text:p>
          </table:table-cell>
          <table:table-cell office:value-type="float" office:value="-110.609119" calcext:value-type="float">
            <text:p>-110.6091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7.68" calcext:value-type="float">
            <text:p>17.68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HUSTER LAKE</text:p>
          </table:table-cell>
          <table:table-cell office:value-type="string" calcext:value-type="string">
            <text:p>NE26-43-5-W4</text:p>
          </table:table-cell>
          <table:table-cell office:value-type="float" office:value="52.740747" calcext:value-type="float">
            <text:p>52.740747</text:p>
          </table:table-cell>
          <table:table-cell office:value-type="float" office:value="-110.609119" calcext:value-type="float">
            <text:p>-110.6091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HUSTER LAKE</text:p>
          </table:table-cell>
          <table:table-cell office:value-type="string" calcext:value-type="string">
            <text:p>NE26-43-5-W4</text:p>
          </table:table-cell>
          <table:table-cell office:value-type="float" office:value="52.740747" calcext:value-type="float">
            <text:p>52.740747</text:p>
          </table:table-cell>
          <table:table-cell office:value-type="float" office:value="-110.609119" calcext:value-type="float">
            <text:p>-110.6091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6.12" calcext:value-type="float">
            <text:p>16.12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15" calcext:value-type="date">
            <text:p>2020-05-1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IBBALD LAKE</text:p>
          </table:table-cell>
          <table:table-cell office:value-type="string" calcext:value-type="string">
            <text:p>NE14-24-7-W5</text:p>
          </table:table-cell>
          <table:table-cell office:value-type="float" office:value="51.048693" calcext:value-type="float">
            <text:p>51.048693</text:p>
          </table:table-cell>
          <table:table-cell office:value-type="float" office:value="-114.866712" calcext:value-type="float">
            <text:p>-114.86671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1130" calcext:value-type="float">
            <text:p>113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IBBALD LAKE</text:p>
          </table:table-cell>
          <table:table-cell office:value-type="string" calcext:value-type="string">
            <text:p>NE14-24-7-W5</text:p>
          </table:table-cell>
          <table:table-cell office:value-type="float" office:value="51.048693" calcext:value-type="float">
            <text:p>51.048693</text:p>
          </table:table-cell>
          <table:table-cell office:value-type="float" office:value="-114.866712" calcext:value-type="float">
            <text:p>-114.86671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7-09" calcext:value-type="date">
            <text:p>2020-07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ILKSTONE LAKE</text:p>
          </table:table-cell>
          <table:table-cell office:value-type="string" calcext:value-type="string">
            <text:p>NE9-47-19-W5</text:p>
          </table:table-cell>
          <table:table-cell office:value-type="float" office:value="53.0436" calcext:value-type="float">
            <text:p>53.0436</text:p>
          </table:table-cell>
          <table:table-cell office:value-type="float" office:value="-116.717434" calcext:value-type="float">
            <text:p>-116.71743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1.23" calcext:value-type="float">
            <text:p>21.23</text:p>
          </table:table-cell>
          <table:table-cell office:value-type="float" office:value="1300" calcext:value-type="float">
            <text:p>1300</text:p>
          </table:table-cell>
          <table:table-cell office:value-type="date" office:date-value="2020-06-08" calcext:value-type="date">
            <text:p>2020-06-08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PRING COULEE PARK POND</text:p>
          </table:table-cell>
          <table:table-cell office:value-type="string" calcext:value-type="string">
            <text:p>NE12-5-24-W4</text:p>
          </table:table-cell>
          <table:table-cell office:value-type="float" office:value="49.372404" calcext:value-type="float">
            <text:p>49.372404</text:p>
          </table:table-cell>
          <table:table-cell office:value-type="float" office:value="-113.108558" calcext:value-type="float">
            <text:p>-113.10855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PRING LAKE</text:p>
          </table:table-cell>
          <table:table-cell office:value-type="string" calcext:value-type="string">
            <text:p>NE23-75-11-W6</text:p>
          </table:table-cell>
          <table:table-cell office:value-type="float" office:value="55.513162" calcext:value-type="float">
            <text:p>55.513162</text:p>
          </table:table-cell>
          <table:table-cell office:value-type="float" office:value="-119.583801" calcext:value-type="float">
            <text:p>-119.583801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4" calcext:value-type="float">
            <text:p>20.4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PRING LAKE</text:p>
          </table:table-cell>
          <table:table-cell office:value-type="string" calcext:value-type="string">
            <text:p>NE23-75-11-W6</text:p>
          </table:table-cell>
          <table:table-cell office:value-type="float" office:value="55.513162" calcext:value-type="float">
            <text:p>55.513162</text:p>
          </table:table-cell>
          <table:table-cell office:value-type="float" office:value="-119.583801" calcext:value-type="float">
            <text:p>-119.58380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6.58" calcext:value-type="float">
            <text:p>16.58</text:p>
          </table:table-cell>
          <table:table-cell office:value-type="float" office:value="6400" calcext:value-type="float">
            <text:p>6400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T. PAUL FISH POND</text:p>
          </table:table-cell>
          <table:table-cell office:value-type="string" calcext:value-type="string">
            <text:p>SE9-58-9-W4</text:p>
          </table:table-cell>
          <table:table-cell office:value-type="float" office:value="53.9954" calcext:value-type="float">
            <text:p>53.9954</text:p>
          </table:table-cell>
          <table:table-cell office:value-type="float" office:value="-111.2685" calcext:value-type="float">
            <text:p>-111.268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date" office:date-value="2020-05-09" calcext:value-type="date">
            <text:p>2020-05-0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T. PAUL FISH POND</text:p>
          </table:table-cell>
          <table:table-cell office:value-type="string" calcext:value-type="string">
            <text:p>SE9-58-9-W4</text:p>
          </table:table-cell>
          <table:table-cell office:value-type="float" office:value="53.9954" calcext:value-type="float">
            <text:p>53.9954</text:p>
          </table:table-cell>
          <table:table-cell office:value-type="float" office:value="-111.2685" calcext:value-type="float">
            <text:p>-111.268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2N</text:p>
          </table:table-cell>
          <table:table-cell office:value-type="float" office:value="22.21" calcext:value-type="float">
            <text:p>22.21</text:p>
          </table:table-cell>
          <table:table-cell office:value-type="float" office:value="600" calcext:value-type="float">
            <text:p>600</text:p>
          </table:table-cell>
          <table:table-cell office:value-type="date" office:date-value="2020-09-10" calcext:value-type="date">
            <text:p>2020-09-1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TIRLING CHILDREN'S POND</text:p>
          </table:table-cell>
          <table:table-cell office:value-type="string" calcext:value-type="string">
            <text:p>SW29-6-19-W4</text:p>
          </table:table-cell>
          <table:table-cell office:value-type="float" office:value="49.500793" calcext:value-type="float">
            <text:p>49.500793</text:p>
          </table:table-cell>
          <table:table-cell office:value-type="float" office:value="-112.5376" calcext:value-type="float">
            <text:p>-112.537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2.3" calcext:value-type="float">
            <text:p>22.3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STRATHMORE CHILDREN'S POND</text:p>
          </table:table-cell>
          <table:table-cell office:value-type="string" calcext:value-type="string">
            <text:p>SW14-24-25-W4</text:p>
          </table:table-cell>
          <table:table-cell office:value-type="float" office:value="51.041855" calcext:value-type="float">
            <text:p>51.041855</text:p>
          </table:table-cell>
          <table:table-cell office:value-type="float" office:value="-113.390752" calcext:value-type="float">
            <text:p>-113.39075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85" calcext:value-type="float">
            <text:p>21.85</text:p>
          </table:table-cell>
          <table:table-cell office:value-type="float" office:value="1650" calcext:value-type="float">
            <text:p>1650</text:p>
          </table:table-cell>
          <table:table-cell office:value-type="date" office:date-value="2020-04-30" calcext:value-type="date">
            <text:p>2020-04-3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ABER TROUT POND</text:p>
          </table:table-cell>
          <table:table-cell office:value-type="string" calcext:value-type="string">
            <text:p>NW1-10-17-W4</text:p>
          </table:table-cell>
          <table:table-cell office:value-type="float" office:value="49.794747" calcext:value-type="float">
            <text:p>49.794747</text:p>
          </table:table-cell>
          <table:table-cell office:value-type="float" office:value="-112.188165" calcext:value-type="float">
            <text:p>-112.18816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4" calcext:value-type="float">
            <text:p>21.74</text:p>
          </table:table-cell>
          <table:table-cell office:value-type="float" office:value="2250" calcext:value-type="float">
            <text:p>2250</text:p>
          </table:table-cell>
          <table:table-cell office:value-type="date" office:date-value="2020-04-23" calcext:value-type="date">
            <text:p>2020-04-2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ABER TROUT POND</text:p>
          </table:table-cell>
          <table:table-cell office:value-type="string" calcext:value-type="string">
            <text:p>NW1-10-17-W4</text:p>
          </table:table-cell>
          <table:table-cell office:value-type="float" office:value="49.794747" calcext:value-type="float">
            <text:p>49.794747</text:p>
          </table:table-cell>
          <table:table-cell office:value-type="float" office:value="-112.188165" calcext:value-type="float">
            <text:p>-112.18816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35" calcext:value-type="float">
            <text:p>20.35</text:p>
          </table:table-cell>
          <table:table-cell office:value-type="float" office:value="2150" calcext:value-type="float">
            <text:p>2150</text:p>
          </table:table-cell>
          <table:table-cell office:value-type="date" office:date-value="2020-06-19" calcext:value-type="date">
            <text:p>2020-06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AMARACK LAKE</text:p>
          </table:table-cell>
          <table:table-cell office:value-type="string" calcext:value-type="string">
            <text:p>NE10-66-12-W5</text:p>
          </table:table-cell>
          <table:table-cell office:value-type="float" office:value="54.702083" calcext:value-type="float">
            <text:p>54.702083</text:p>
          </table:table-cell>
          <table:table-cell office:value-type="float" office:value="-115.71791" calcext:value-type="float">
            <text:p>-115.7179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9.57" calcext:value-type="float">
            <text:p>9.57</text:p>
          </table:table-cell>
          <table:table-cell office:value-type="float" office:value="8000" calcext:value-type="float">
            <text:p>8000</text:p>
          </table:table-cell>
          <table:table-cell office:value-type="date" office:date-value="2020-10-07" calcext:value-type="date">
            <text:p>2020-10-07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float" office:value="53.1886" calcext:value-type="float">
            <text:p>53.1886</text:p>
          </table:table-cell>
          <table:table-cell office:value-type="float" office:value="-113.0443" calcext:value-type="float">
            <text:p>-113.04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08" calcext:value-type="float">
            <text:p>20.08</text:p>
          </table:table-cell>
          <table:table-cell office:value-type="float" office:value="800" calcext:value-type="float">
            <text:p>8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float" office:value="53.1886" calcext:value-type="float">
            <text:p>53.1886</text:p>
          </table:table-cell>
          <table:table-cell office:value-type="float" office:value="-113.0443" calcext:value-type="float">
            <text:p>-113.0443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193" calcext:value-type="float">
            <text:p>193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float" office:value="53.1886" calcext:value-type="float">
            <text:p>53.1886</text:p>
          </table:table-cell>
          <table:table-cell office:value-type="float" office:value="-113.0443" calcext:value-type="float">
            <text:p>-113.0443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61" calcext:value-type="float">
            <text:p>19.61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float" office:value="53.1886" calcext:value-type="float">
            <text:p>53.1886</text:p>
          </table:table-cell>
          <table:table-cell office:value-type="float" office:value="-113.0443" calcext:value-type="float">
            <text:p>-113.04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9.3" calcext:value-type="float">
            <text:p>19.3</text:p>
          </table:table-cell>
          <table:table-cell office:value-type="float" office:value="900" calcext:value-type="float">
            <text:p>900</text:p>
          </table:table-cell>
          <table:table-cell office:value-type="date" office:date-value="2020-09-03" calcext:value-type="date">
            <text:p>2020-09-03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float" office:value="53.1886" calcext:value-type="float">
            <text:p>53.1886</text:p>
          </table:table-cell>
          <table:table-cell office:value-type="float" office:value="-113.0443" calcext:value-type="float">
            <text:p>-113.044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3.8" calcext:value-type="float">
            <text:p>23.8</text:p>
          </table:table-cell>
          <table:table-cell office:value-type="float" office:value="100" calcext:value-type="float">
            <text:p>100</text:p>
          </table:table-cell>
          <table:table-cell office:value-type="date" office:date-value="2020-09-16" calcext:value-type="date">
            <text:p>2020-09-1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XACO EAST POND</text:p>
          </table:table-cell>
          <table:table-cell office:value-type="string" calcext:value-type="string">
            <text:p>NW15-88-8-W4</text:p>
          </table:table-cell>
          <table:table-cell office:value-type="float" office:value="56.637029" calcext:value-type="float">
            <text:p>56.637029</text:p>
          </table:table-cell>
          <table:table-cell office:value-type="float" office:value="-111.191296" calcext:value-type="float">
            <text:p>-111.19129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2700" calcext:value-type="float">
            <text:p>27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EXACO POND</text:p>
          </table:table-cell>
          <table:table-cell office:value-type="string" calcext:value-type="string">
            <text:p>SW20-88-8-W4</text:p>
          </table:table-cell>
          <table:table-cell office:value-type="float" office:value="56.639271" calcext:value-type="float">
            <text:p>56.639271</text:p>
          </table:table-cell>
          <table:table-cell office:value-type="float" office:value="-111.248523" calcext:value-type="float">
            <text:p>-111.24852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9" calcext:value-type="float">
            <text:p>19.9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IM HORTON CHILDREN'S POND</text:p>
          </table:table-cell>
          <table:table-cell office:value-type="string" calcext:value-type="string">
            <text:p>NW14-24-8-W5</text:p>
          </table:table-cell>
          <table:table-cell office:value-type="float" office:value="51.046185" calcext:value-type="float">
            <text:p>51.046185</text:p>
          </table:table-cell>
          <table:table-cell office:value-type="float" office:value="-115.018195" calcext:value-type="float">
            <text:p>-115.01819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3" calcext:value-type="float">
            <text:p>20.3</text:p>
          </table:table-cell>
          <table:table-cell office:value-type="float" office:value="1200" calcext:value-type="float">
            <text:p>12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RAPPER LAKE</text:p>
          </table:table-cell>
          <table:table-cell office:value-type="string" calcext:value-type="string">
            <text:p>SE19-58-16-W5</text:p>
          </table:table-cell>
          <table:table-cell office:value-type="float" office:value="54.022698" calcext:value-type="float">
            <text:p>54.022698</text:p>
          </table:table-cell>
          <table:table-cell office:value-type="float" office:value="-116.362574" calcext:value-type="float">
            <text:p>-116.36257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9.33" calcext:value-type="float">
            <text:p>9.33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20-10-06" calcext:value-type="date">
            <text:p>2020-10-0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TWO HILLS POND</text:p>
          </table:table-cell>
          <table:table-cell office:value-type="string" calcext:value-type="string">
            <text:p>SW32-54-12-W4</text:p>
          </table:table-cell>
          <table:table-cell office:value-type="float" office:value="53.703308" calcext:value-type="float">
            <text:p>53.703308</text:p>
          </table:table-cell>
          <table:table-cell office:value-type="float" office:value="-111.744946" calcext:value-type="float">
            <text:p>-111.74494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750" calcext:value-type="float">
            <text:p>75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VALLEYVIEW CHILDREN'S POND</text:p>
          </table:table-cell>
          <table:table-cell office:value-type="string" calcext:value-type="string">
            <text:p>NE21-70-22-W5</text:p>
          </table:table-cell>
          <table:table-cell office:value-type="float" office:value="55.076591" calcext:value-type="float">
            <text:p>55.076591</text:p>
          </table:table-cell>
          <table:table-cell office:value-type="float" office:value="-117.284529" calcext:value-type="float">
            <text:p>-117.28452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7" calcext:value-type="float">
            <text:p>19.7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VEGREVILLE CHILDREN'S POND</text:p>
          </table:table-cell>
          <table:table-cell office:value-type="string" calcext:value-type="string">
            <text:p>NW17-52-14-W4</text:p>
          </table:table-cell>
          <table:table-cell office:value-type="float" office:value="53.492329" calcext:value-type="float">
            <text:p>53.492329</text:p>
          </table:table-cell>
          <table:table-cell office:value-type="float" office:value="-112.035539" calcext:value-type="float">
            <text:p>-112.03553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VEGREVILLE TROUT POND</text:p>
          </table:table-cell>
          <table:table-cell office:value-type="string" calcext:value-type="string">
            <text:p>SW7-52-14-W4</text:p>
          </table:table-cell>
          <table:table-cell office:value-type="float" office:value="53.474312" calcext:value-type="float">
            <text:p>53.474312</text:p>
          </table:table-cell>
          <table:table-cell office:value-type="float" office:value="-112.05988" calcext:value-type="float">
            <text:p>-112.0598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VEGREVILLE TROUT POND</text:p>
          </table:table-cell>
          <table:table-cell office:value-type="string" calcext:value-type="string">
            <text:p>SW7-52-14-W4</text:p>
          </table:table-cell>
          <table:table-cell office:value-type="float" office:value="53.474312" calcext:value-type="float">
            <text:p>53.474312</text:p>
          </table:table-cell>
          <table:table-cell office:value-type="float" office:value="-112.05988" calcext:value-type="float">
            <text:p>-112.05988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date" office:date-value="2020-09-24" calcext:value-type="date">
            <text:p>2020-09-2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ALLACE PARK POND</text:p>
          </table:table-cell>
          <table:table-cell office:value-type="string" calcext:value-type="string">
            <text:p>NE31-44-6-W4</text:p>
          </table:table-cell>
          <table:table-cell office:value-type="float" office:value="52.8425" calcext:value-type="float">
            <text:p>52.8425</text:p>
          </table:table-cell>
          <table:table-cell office:value-type="float" office:value="-110.85653" calcext:value-type="float">
            <text:p>-110.85653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2" calcext:value-type="float">
            <text:p>21.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0-05-14" calcext:value-type="date">
            <text:p>2020-05-14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EBERVILLE POND</text:p>
          </table:table-cell>
          <table:table-cell office:value-type="string" calcext:value-type="string">
            <text:p>NW7-85-21-W5</text:p>
          </table:table-cell>
          <table:table-cell office:value-type="float" office:value="56.360995" calcext:value-type="float">
            <text:p>56.360995</text:p>
          </table:table-cell>
          <table:table-cell office:value-type="float" office:value="-117.311159" calcext:value-type="float">
            <text:p>-117.31115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19.8" calcext:value-type="float">
            <text:p>19.8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ETASKIWIN POND</text:p>
          </table:table-cell>
          <table:table-cell office:value-type="string" calcext:value-type="string">
            <text:p>NE24-46-24-W4</text:p>
          </table:table-cell>
          <table:table-cell office:value-type="float" office:value="52.987222" calcext:value-type="float">
            <text:p>52.987222</text:p>
          </table:table-cell>
          <table:table-cell office:value-type="float" office:value="-113.353311" calcext:value-type="float">
            <text:p>-113.353311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ETASKIWIN POND</text:p>
          </table:table-cell>
          <table:table-cell office:value-type="string" calcext:value-type="string">
            <text:p>NE24-46-24-W4</text:p>
          </table:table-cell>
          <table:table-cell office:value-type="float" office:value="52.987222" calcext:value-type="float">
            <text:p>52.987222</text:p>
          </table:table-cell>
          <table:table-cell office:value-type="float" office:value="-113.353311" calcext:value-type="float">
            <text:p>-113.353311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1.1" calcext:value-type="float">
            <text:p>21.1</text:p>
          </table:table-cell>
          <table:table-cell office:value-type="float" office:value="320" calcext:value-type="float">
            <text:p>32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HITECOURT TOWN POND</text:p>
          </table:table-cell>
          <table:table-cell office:value-type="string" calcext:value-type="string">
            <text:p>NE35-59-12-W5</text:p>
          </table:table-cell>
          <table:table-cell office:value-type="float" office:value="54.149158" calcext:value-type="float">
            <text:p>54.149158</text:p>
          </table:table-cell>
          <table:table-cell office:value-type="float" office:value="-115.685342" calcext:value-type="float">
            <text:p>-115.685342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11" calcext:value-type="date">
            <text:p>2020-05-1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ILDWOOD POND</text:p>
          </table:table-cell>
          <table:table-cell office:value-type="string" calcext:value-type="string">
            <text:p>SW30-53-9-W5</text:p>
          </table:table-cell>
          <table:table-cell office:value-type="float" office:value="53.601291" calcext:value-type="float">
            <text:p>53.601291</text:p>
          </table:table-cell>
          <table:table-cell office:value-type="float" office:value="-115.318904" calcext:value-type="float">
            <text:p>-115.31890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2N</text:p>
          </table:table-cell>
          <table:table-cell office:value-type="float" office:value="20.1" calcext:value-type="float">
            <text:p>20.1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05-26" calcext:value-type="date">
            <text:p>2020-05-26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INCHELL LAKE</text:p>
          </table:table-cell>
          <table:table-cell office:value-type="string" calcext:value-type="string">
            <text:p>NW2-29-5-W5</text:p>
          </table:table-cell>
          <table:table-cell office:value-type="float" office:value="51.454862" calcext:value-type="float">
            <text:p>51.454862</text:p>
          </table:table-cell>
          <table:table-cell office:value-type="float" office:value="-114.609375" calcext:value-type="float">
            <text:p>-114.60937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10" calcext:value-type="float">
            <text:p>10</text:p>
          </table:table-cell>
          <table:table-cell office:value-type="float" office:value="3178" calcext:value-type="float">
            <text:p>3178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INCHELL LAKE</text:p>
          </table:table-cell>
          <table:table-cell office:value-type="string" calcext:value-type="string">
            <text:p>NW2-29-5-W5</text:p>
          </table:table-cell>
          <table:table-cell office:value-type="float" office:value="51.454862" calcext:value-type="float">
            <text:p>51.454862</text:p>
          </table:table-cell>
          <table:table-cell office:value-type="float" office:value="-114.609375" calcext:value-type="float">
            <text:p>-114.60937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8" calcext:value-type="float">
            <text:p>8</text:p>
          </table:table-cell>
          <table:table-cell office:value-type="float" office:value="2822" calcext:value-type="float">
            <text:p>2822</text:p>
          </table:table-cell>
          <table:table-cell office:value-type="date" office:date-value="2020-05-25" calcext:value-type="date">
            <text:p>2020-05-25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INCHELL LAKE</text:p>
          </table:table-cell>
          <table:table-cell office:value-type="string" calcext:value-type="string">
            <text:p>NW2-29-5-W5</text:p>
          </table:table-cell>
          <table:table-cell office:value-type="float" office:value="51.454862" calcext:value-type="float">
            <text:p>51.454862</text:p>
          </table:table-cell>
          <table:table-cell office:value-type="float" office:value="-114.609375" calcext:value-type="float">
            <text:p>-114.60937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4" calcext:value-type="float">
            <text:p>19.4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INCHELL LAKE</text:p>
          </table:table-cell>
          <table:table-cell office:value-type="string" calcext:value-type="string">
            <text:p>NW2-29-5-W5</text:p>
          </table:table-cell>
          <table:table-cell office:value-type="float" office:value="51.454862" calcext:value-type="float">
            <text:p>51.454862</text:p>
          </table:table-cell>
          <table:table-cell office:value-type="float" office:value="-114.609375" calcext:value-type="float">
            <text:p>-114.60937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3.5" calcext:value-type="float">
            <text:p>13.5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UNNAMED</text:p>
          </table:table-cell>
          <table:table-cell office:value-type="string" calcext:value-type="string">
            <text:p>WOLF CREEK POND</text:p>
          </table:table-cell>
          <table:table-cell office:value-type="string" calcext:value-type="string">
            <text:p>SW13-53-16-W5</text:p>
          </table:table-cell>
          <table:table-cell office:value-type="float" office:value="53.574507" calcext:value-type="float">
            <text:p>53.574507</text:p>
          </table:table-cell>
          <table:table-cell office:value-type="float" office:value="-116.2285" calcext:value-type="float">
            <text:p>-116.228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date" office:date-value="2020-05-20" calcext:value-type="date">
            <text:p>2020-05-20</text:p>
          </table:table-cell>
        </table:table-row>
        <table:table-row table:style-name="ro1">
          <table:table-cell office:value-type="string" calcext:value-type="string">
            <text:p>VICTOR LAKE</text:p>
          </table:table-cell>
          <table:table-cell/>
          <table:table-cell office:value-type="string" calcext:value-type="string">
            <text:p>SW35-56-8-W6</text:p>
          </table:table-cell>
          <table:table-cell office:value-type="float" office:value="53.882014" calcext:value-type="float">
            <text:p>53.882014</text:p>
          </table:table-cell>
          <table:table-cell office:value-type="float" office:value="-119.090207" calcext:value-type="float">
            <text:p>-119.09020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52" calcext:value-type="float">
            <text:p>15.52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0-06-10" calcext:value-type="date">
            <text:p>2020-06-10</text:p>
          </table:table-cell>
        </table:table-row>
        <table:table-row table:style-name="ro1">
          <table:table-cell office:value-type="string" calcext:value-type="string">
            <text:p>WEST DOLLAR LAKE</text:p>
          </table:table-cell>
          <table:table-cell/>
          <table:table-cell office:value-type="string" calcext:value-type="string">
            <text:p>SE18-73-21-W5</text:p>
          </table:table-cell>
          <table:table-cell office:value-type="float" office:value="55.317308" calcext:value-type="float">
            <text:p>55.317308</text:p>
          </table:table-cell>
          <table:table-cell office:value-type="float" office:value="-117.209194" calcext:value-type="float">
            <text:p>-117.20919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WEST DOLLAR LAKE</text:p>
          </table:table-cell>
          <table:table-cell/>
          <table:table-cell office:value-type="string" calcext:value-type="string">
            <text:p>SE18-73-21-W5</text:p>
          </table:table-cell>
          <table:table-cell office:value-type="float" office:value="55.317308" calcext:value-type="float">
            <text:p>55.317308</text:p>
          </table:table-cell>
          <table:table-cell office:value-type="float" office:value="-117.209194" calcext:value-type="float">
            <text:p>-117.20919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2" calcext:value-type="float">
            <text:p>19.2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WEST RIVERS EDGE POND</text:p>
          </table:table-cell>
          <table:table-cell office:value-type="string" calcext:value-type="string">
            <text:p>FORT LIONS PARK POND</text:p>
          </table:table-cell>
          <table:table-cell office:value-type="string" calcext:value-type="string">
            <text:p>NE23-54-23-W4</text:p>
          </table:table-cell>
          <table:table-cell office:value-type="float" office:value="53.683219" calcext:value-type="float">
            <text:p>53.683219</text:p>
          </table:table-cell>
          <table:table-cell office:value-type="float" office:value="-113.274136" calcext:value-type="float">
            <text:p>-113.27413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08" calcext:value-type="float">
            <text:p>20.08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WEST RIVERS EDGE POND</text:p>
          </table:table-cell>
          <table:table-cell office:value-type="string" calcext:value-type="string">
            <text:p>FORT LIONS PARK POND</text:p>
          </table:table-cell>
          <table:table-cell office:value-type="string" calcext:value-type="string">
            <text:p>NE23-54-23-W4</text:p>
          </table:table-cell>
          <table:table-cell office:value-type="float" office:value="53.683219" calcext:value-type="float">
            <text:p>53.683219</text:p>
          </table:table-cell>
          <table:table-cell office:value-type="float" office:value="-113.274136" calcext:value-type="float">
            <text:p>-113.274136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5" calcext:value-type="float">
            <text:p>20.4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5-06" calcext:value-type="date">
            <text:p>2020-05-06</text:p>
          </table:table-cell>
        </table:table-row>
        <table:table-row table:style-name="ro1">
          <table:table-cell office:value-type="string" calcext:value-type="string">
            <text:p>WEST RIVERS EDGE POND</text:p>
          </table:table-cell>
          <table:table-cell office:value-type="string" calcext:value-type="string">
            <text:p>FORT LIONS PARK POND</text:p>
          </table:table-cell>
          <table:table-cell office:value-type="string" calcext:value-type="string">
            <text:p>NE23-54-23-W4</text:p>
          </table:table-cell>
          <table:table-cell office:value-type="float" office:value="53.683219" calcext:value-type="float">
            <text:p>53.683219</text:p>
          </table:table-cell>
          <table:table-cell office:value-type="float" office:value="-113.274136" calcext:value-type="float">
            <text:p>-113.274136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72" calcext:value-type="float">
            <text:p>20.72</text:p>
          </table:table-cell>
          <table:table-cell office:value-type="float" office:value="1700" calcext:value-type="float">
            <text:p>1700</text:p>
          </table:table-cell>
          <table:table-cell office:value-type="date" office:date-value="2020-06-24" calcext:value-type="date">
            <text:p>2020-06-24</text:p>
          </table:table-cell>
        </table:table-row>
        <table:table-row table:style-name="ro1">
          <table:table-cell office:value-type="string" calcext:value-type="string">
            <text:p>WEST RIVERS EDGE POND</text:p>
          </table:table-cell>
          <table:table-cell office:value-type="string" calcext:value-type="string">
            <text:p>FORT LIONS PARK POND</text:p>
          </table:table-cell>
          <table:table-cell office:value-type="string" calcext:value-type="string">
            <text:p>NE23-54-23-W4</text:p>
          </table:table-cell>
          <table:table-cell office:value-type="float" office:value="53.683219" calcext:value-type="float">
            <text:p>53.683219</text:p>
          </table:table-cell>
          <table:table-cell office:value-type="float" office:value="-113.274136" calcext:value-type="float">
            <text:p>-113.274136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2.81" calcext:value-type="float">
            <text:p>22.8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15" calcext:value-type="date">
            <text:p>2020-09-15</text:p>
          </table:table-cell>
        </table:table-row>
        <table:table-row table:style-name="ro1">
          <table:table-cell office:value-type="string" calcext:value-type="string">
            <text:p>WHITERIDGE RECREATION AREA POND</text:p>
          </table:table-cell>
          <table:table-cell office:value-type="string" calcext:value-type="string">
            <text:p>BLUERIDGE PIT</text:p>
          </table:table-cell>
          <table:table-cell office:value-type="string" calcext:value-type="string">
            <text:p>SW1-60-10-W5</text:p>
          </table:table-cell>
          <table:table-cell office:value-type="float" office:value="54.15613" calcext:value-type="float">
            <text:p>54.15613</text:p>
          </table:table-cell>
          <table:table-cell office:value-type="float" office:value="-115.364319" calcext:value-type="float">
            <text:p>-115.36431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2100" calcext:value-type="float">
            <text:p>2100</text:p>
          </table:table-cell>
          <table:table-cell office:value-type="date" office:date-value="2020-05-19" calcext:value-type="date">
            <text:p>2020-05-19</text:p>
          </table:table-cell>
        </table:table-row>
        <table:table-row table:style-name="ro1">
          <table:table-cell office:value-type="string" calcext:value-type="string">
            <text:p>WILDHORSE LAKES</text:p>
          </table:table-cell>
          <table:table-cell office:value-type="string" calcext:value-type="string">
            <text:p>LOWER WILDHORSE LAKE</text:p>
          </table:table-cell>
          <table:table-cell office:value-type="string" calcext:value-type="string">
            <text:p>SW31-49-26-W5</text:p>
          </table:table-cell>
          <table:table-cell office:value-type="float" office:value="53.269491" calcext:value-type="float">
            <text:p>53.269491</text:p>
          </table:table-cell>
          <table:table-cell office:value-type="float" office:value="-117.792759" calcext:value-type="float">
            <text:p>-117.792759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15.97" calcext:value-type="float">
            <text:p>15.97</text:p>
          </table:table-cell>
          <table:table-cell office:value-type="float" office:value="7500" calcext:value-type="float">
            <text:p>75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WILDHORSE LAKES</text:p>
          </table:table-cell>
          <table:table-cell office:value-type="string" calcext:value-type="string">
            <text:p>UPPER WILDHORSE LAKE</text:p>
          </table:table-cell>
          <table:table-cell office:value-type="string" calcext:value-type="string">
            <text:p>SW31-49-26-W5</text:p>
          </table:table-cell>
          <table:table-cell office:value-type="float" office:value="53.271338" calcext:value-type="float">
            <text:p>53.271338</text:p>
          </table:table-cell>
          <table:table-cell office:value-type="float" office:value="-117.80152" calcext:value-type="float">
            <text:p>-117.80152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9.35" calcext:value-type="float">
            <text:p>9.35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0-06-01" calcext:value-type="date">
            <text:p>2020-06-01</text:p>
          </table:table-cell>
        </table:table-row>
        <table:table-row table:style-name="ro1">
          <table:table-cell office:value-type="string" calcext:value-type="string">
            <text:p>WINDSOR LAKE</text:p>
          </table:table-cell>
          <table:table-cell/>
          <table:table-cell office:value-type="string" calcext:value-type="string">
            <text:p>SW10-42-22-W4</text:p>
          </table:table-cell>
          <table:table-cell office:value-type="float" office:value="52.595848" calcext:value-type="float">
            <text:p>52.595848</text:p>
          </table:table-cell>
          <table:table-cell office:value-type="float" office:value="-113.093667" calcext:value-type="float">
            <text:p>-113.093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1.76" calcext:value-type="float">
            <text:p>21.7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0-05-05" calcext:value-type="date">
            <text:p>2020-05-05</text:p>
          </table:table-cell>
        </table:table-row>
        <table:table-row table:style-name="ro1">
          <table:table-cell office:value-type="string" calcext:value-type="string">
            <text:p>WINDSOR LAKE</text:p>
          </table:table-cell>
          <table:table-cell/>
          <table:table-cell office:value-type="string" calcext:value-type="string">
            <text:p>SW10-42-22-W4</text:p>
          </table:table-cell>
          <table:table-cell office:value-type="float" office:value="52.595848" calcext:value-type="float">
            <text:p>52.595848</text:p>
          </table:table-cell>
          <table:table-cell office:value-type="float" office:value="-113.093667" calcext:value-type="float">
            <text:p>-113.093667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Kamloops</text:p>
          </table:table-cell>
          <table:table-cell office:value-type="string" calcext:value-type="string">
            <text:p>AF3N</text:p>
          </table:table-cell>
          <table:table-cell office:value-type="float" office:value="20.72" calcext:value-type="float">
            <text:p>20.72</text:p>
          </table:table-cell>
          <table:table-cell office:value-type="float" office:value="1455" calcext:value-type="float">
            <text:p>1455</text:p>
          </table:table-cell>
          <table:table-cell office:value-type="date" office:date-value="2020-06-24" calcext:value-type="date">
            <text:p>2020-06-24</text:p>
          </table:table-cell>
        </table:table-row>
        <table:table-row table:style-name="ro1">
          <table:table-cell office:value-type="string" calcext:value-type="string">
            <text:p>YELLOWHEAD LAKE</text:p>
          </table:table-cell>
          <table:table-cell/>
          <table:table-cell office:value-type="string" calcext:value-type="string">
            <text:p>SW33-34-6-W5</text:p>
          </table:table-cell>
          <table:table-cell office:value-type="float" office:value="51.957774" calcext:value-type="float">
            <text:p>51.957774</text:p>
          </table:table-cell>
          <table:table-cell office:value-type="float" office:value="-114.802334" calcext:value-type="float">
            <text:p>-114.80233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20.2" calcext:value-type="float">
            <text:p>20.2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6-25" calcext:value-type="date">
            <text:p>2020-06-25</text:p>
          </table:table-cell>
        </table:table-row>
        <table:table-row table:style-name="ro1">
          <table:table-cell office:value-type="string" calcext:value-type="string">
            <text:p>YELLOWHEAD LAKE</text:p>
          </table:table-cell>
          <table:table-cell/>
          <table:table-cell office:value-type="string" calcext:value-type="string">
            <text:p>SW33-34-6-W5</text:p>
          </table:table-cell>
          <table:table-cell office:value-type="float" office:value="51.957774" calcext:value-type="float">
            <text:p>51.957774</text:p>
          </table:table-cell>
          <table:table-cell office:value-type="float" office:value="-114.802334" calcext:value-type="float">
            <text:p>-114.80233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9.94" calcext:value-type="float">
            <text:p>9.94</text:p>
          </table:table-cell>
          <table:table-cell office:value-type="float" office:value="4600" calcext:value-type="float">
            <text:p>4600</text:p>
          </table:table-cell>
          <table:table-cell office:value-type="date" office:date-value="2020-06-25" calcext:value-type="date">
            <text:p>2020-06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08:19:01.566334182</dc:date>
    <dc:creator>Michael Gurnett</dc:creator>
    <meta:editing-duration>PT7M35S</meta:editing-duration>
    <meta:editing-cycles>1</meta:editing-cycles>
    <meta:document-statistic meta:table-count="1" meta:cell-count="5185" meta:object-count="0"/>
    <meta:generator>LibreOffice/7.4.2.3$Linux_X86_64 LibreOffice_project/40$Build-3</meta:generator>
  </office:meta>
</office:document-meta>
</file>